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3.249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peedtest" table:style-name="ta1">
        <table:shapes>
          <draw:frame draw:z-index="0" draw:style-name="gr1" draw:text-style-name="P1" svg:width="15.999cm" svg:height="9.403cm" svg:x="40.89cm" svg:y="0cm">
            <draw:object draw:notify-on-update-of-ranges="results_speedtest.A1:results_speedtest.A289 results_speedtest.C1:results_speedtest.C2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462cm" svg:x="40.891cm" svg:y="10.167cm">
            <draw:object draw:notify-on-update-of-ranges="results_speedtest.A1:results_speedtest.A289 results_speedtest.F1:results_speedtest.F2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0.851cm" svg:y="20.18cm">
            <draw:object draw:notify-on-update-of-ranges="results_speedtest.A1:results_speedtest.A289 results_speedtest.I1:results_speedtest.I2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9cm" svg:height="9.96cm" svg:x="40.612cm" svg:y="29.883cm">
            <draw:object draw:notify-on-update-of-ranges="results_speedtest.A1:results_speedtest.A289 results_speedtest.L1:results_speedtest.L28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1.025cm" svg:y="40.688cm">
            <draw:object draw:notify-on-update-of-ranges="results_speedtest.A1:results_speedtest.A289 results_speedtest.O1:results_speedtest.O28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2023-01-29 11:08:08</text:p>
          </table:table-cell>
          <table:table-cell office:value-type="string" calcext:value-type="string">
            <text:p>Download:</text:p>
          </table:table-cell>
          <table:table-cell office:value-type="float" office:value="90.749968" calcext:value-type="float">
            <text:p>90,749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07288" calcext:value-type="float">
            <text:p>92,107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24" calcext:value-type="float">
            <text:p>1,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302" calcext:value-type="float">
            <text:p>19,3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1:25:51</text:p>
          </table:table-cell>
          <table:table-cell office:value-type="string" calcext:value-type="string">
            <text:p>Download:</text:p>
          </table:table-cell>
          <table:table-cell office:value-type="float" office:value="89.710192" calcext:value-type="float">
            <text:p>89,71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91744" calcext:value-type="float">
            <text:p>91,891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903" calcext:value-type="float">
            <text:p>19,9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1:43:35</text:p>
          </table:table-cell>
          <table:table-cell office:value-type="string" calcext:value-type="string">
            <text:p>Download:</text:p>
          </table:table-cell>
          <table:table-cell office:value-type="float" office:value="93.665696" calcext:value-type="float">
            <text:p>93,665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48704" calcext:value-type="float">
            <text:p>92,348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2:20:58</text:p>
          </table:table-cell>
          <table:table-cell office:value-type="string" calcext:value-type="string">
            <text:p>Download:</text:p>
          </table:table-cell>
          <table:table-cell office:value-type="float" office:value="94.048288" calcext:value-type="float">
            <text:p>94,048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99376" calcext:value-type="float">
            <text:p>92,399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6582278481013" calcext:value-type="float">
            <text:p>1,265822784810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2:38:31</text:p>
          </table:table-cell>
          <table:table-cell office:value-type="string" calcext:value-type="string">
            <text:p>Download:</text:p>
          </table:table-cell>
          <table:table-cell office:value-type="float" office:value="92.739808" calcext:value-type="float">
            <text:p>92,739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62032" calcext:value-type="float">
            <text:p>93,762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46" calcext:value-type="float">
            <text:p>1,0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1578947368421" calcext:value-type="float">
            <text:p>1,31578947368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8.479" calcext:value-type="float">
            <text:p>8,4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2:56:08</text:p>
          </table:table-cell>
          <table:table-cell office:value-type="string" calcext:value-type="string">
            <text:p>Download:</text:p>
          </table:table-cell>
          <table:table-cell office:value-type="float" office:value="88.451352" calcext:value-type="float">
            <text:p>88,451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23832" calcext:value-type="float">
            <text:p>93,723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82" calcext:value-type="float">
            <text:p>14,1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3:14:28</text:p>
          </table:table-cell>
          <table:table-cell office:value-type="string" calcext:value-type="string">
            <text:p>Download:</text:p>
          </table:table-cell>
          <table:table-cell office:value-type="float" office:value="93.559688" calcext:value-type="float">
            <text:p>93,55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64408" calcext:value-type="float">
            <text:p>93,764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2" calcext:value-type="float">
            <text:p>0,5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801" calcext:value-type="float">
            <text:p>19,8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3:33:50</text:p>
          </table:table-cell>
          <table:table-cell office:value-type="string" calcext:value-type="string">
            <text:p>Download:</text:p>
          </table:table-cell>
          <table:table-cell office:value-type="float" office:value="93.89072" calcext:value-type="float">
            <text:p>93,89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72744" calcext:value-type="float">
            <text:p>93,772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94" calcext:value-type="float">
            <text:p>1,6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23" calcext:value-type="float">
            <text:p>18,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9:25:12</text:p>
          </table:table-cell>
          <table:table-cell office:value-type="string" calcext:value-type="string">
            <text:p>Download:</text:p>
          </table:table-cell>
          <table:table-cell office:value-type="float" office:value="94.042792" calcext:value-type="float">
            <text:p>94,042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56288" calcext:value-type="float">
            <text:p>93,556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772" calcext:value-type="float">
            <text:p>1,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41" calcext:value-type="float">
            <text:p>18,4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0:32:52</text:p>
          </table:table-cell>
          <table:table-cell office:value-type="string" calcext:value-type="string">
            <text:p>Download:</text:p>
          </table:table-cell>
          <table:table-cell office:value-type="float" office:value="93.670864" calcext:value-type="float">
            <text:p>93,670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50232" calcext:value-type="float">
            <text:p>92,950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69" calcext:value-type="float">
            <text:p>1,2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35" calcext:value-type="float">
            <text:p>18,8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0:50:33</text:p>
          </table:table-cell>
          <table:table-cell office:value-type="string" calcext:value-type="string">
            <text:p>Download:</text:p>
          </table:table-cell>
          <table:table-cell office:value-type="float" office:value="93.856576" calcext:value-type="float">
            <text:p>93,856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27072" calcext:value-type="float">
            <text:p>93,127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07" calcext:value-type="float">
            <text:p>16,9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1:08:19</text:p>
          </table:table-cell>
          <table:table-cell office:value-type="string" calcext:value-type="string">
            <text:p>Download:</text:p>
          </table:table-cell>
          <table:table-cell office:value-type="float" office:value="94.199688" calcext:value-type="float">
            <text:p>94,19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68176" calcext:value-type="float">
            <text:p>92,268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13" calcext:value-type="float">
            <text:p>16,9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1:26:10</text:p>
          </table:table-cell>
          <table:table-cell office:value-type="string" calcext:value-type="string">
            <text:p>Download:</text:p>
          </table:table-cell>
          <table:table-cell office:value-type="float" office:value="93.900536" calcext:value-type="float">
            <text:p>93,900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30648" calcext:value-type="float">
            <text:p>91,530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4" calcext:value-type="float">
            <text:p>0,2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9" calcext:value-type="float">
            <text:p>18,9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1:43:58</text:p>
          </table:table-cell>
          <table:table-cell office:value-type="string" calcext:value-type="string">
            <text:p>Download:</text:p>
          </table:table-cell>
          <table:table-cell office:value-type="float" office:value="93.939016" calcext:value-type="float">
            <text:p>93,939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11176" calcext:value-type="float">
            <text:p>91,111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3" calcext:value-type="float">
            <text:p>0,6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16" calcext:value-type="float">
            <text:p>18,5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2:01:54</text:p>
          </table:table-cell>
          <table:table-cell office:value-type="string" calcext:value-type="string">
            <text:p>Download:</text:p>
          </table:table-cell>
          <table:table-cell office:value-type="float" office:value="93.929824" calcext:value-type="float">
            <text:p>93,929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9864" calcext:value-type="float">
            <text:p>92,419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66" calcext:value-type="float">
            <text:p>17,5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2:19:47</text:p>
          </table:table-cell>
          <table:table-cell office:value-type="string" calcext:value-type="string">
            <text:p>Download:</text:p>
          </table:table-cell>
          <table:table-cell office:value-type="float" office:value="94.049656" calcext:value-type="float">
            <text:p>94,049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1.41032" calcext:value-type="float">
            <text:p>81,41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885" calcext:value-type="float">
            <text:p>1,8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4081632653061" calcext:value-type="float">
            <text:p>2,040816326530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789" calcext:value-type="float">
            <text:p>19,7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2:37:26</text:p>
          </table:table-cell>
          <table:table-cell office:value-type="string" calcext:value-type="string">
            <text:p>Download:</text:p>
          </table:table-cell>
          <table:table-cell office:value-type="float" office:value="92.78792" calcext:value-type="float">
            <text:p>92,78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4704" calcext:value-type="float">
            <text:p>90,74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84955752212389" calcext:value-type="float">
            <text:p>0,8849557522123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26" calcext:value-type="float">
            <text:p>18,7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2:55:08</text:p>
          </table:table-cell>
          <table:table-cell office:value-type="string" calcext:value-type="string">
            <text:p>Download:</text:p>
          </table:table-cell>
          <table:table-cell office:value-type="float" office:value="93.440248" calcext:value-type="float">
            <text:p>93,440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544416" calcext:value-type="float">
            <text:p>89,544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9032258064516" calcext:value-type="float">
            <text:p>1,290322580645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3:12:48</text:p>
          </table:table-cell>
          <table:table-cell office:value-type="string" calcext:value-type="string">
            <text:p>Download:</text:p>
          </table:table-cell>
          <table:table-cell office:value-type="float" office:value="93.81668" calcext:value-type="float">
            <text:p>93,816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52144" calcext:value-type="float">
            <text:p>91,652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7" calcext:value-type="float">
            <text:p>0,5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365" calcext:value-type="float">
            <text:p>17,3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3:30:32</text:p>
          </table:table-cell>
          <table:table-cell office:value-type="string" calcext:value-type="string">
            <text:p>Download:</text:p>
          </table:table-cell>
          <table:table-cell office:value-type="float" office:value="93.995848" calcext:value-type="float">
            <text:p>93,995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74904" calcext:value-type="float">
            <text:p>92,474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32" calcext:value-type="float">
            <text:p>18,7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3:48:12</text:p>
          </table:table-cell>
          <table:table-cell office:value-type="string" calcext:value-type="string">
            <text:p>Download:</text:p>
          </table:table-cell>
          <table:table-cell office:value-type="float" office:value="94.011936" calcext:value-type="float">
            <text:p>94,011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10752" calcext:value-type="float">
            <text:p>92,610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2" calcext:value-type="float">
            <text:p>0,3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4" calcext:value-type="float">
            <text:p>18,8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0:05:52</text:p>
          </table:table-cell>
          <table:table-cell office:value-type="string" calcext:value-type="string">
            <text:p>Download:</text:p>
          </table:table-cell>
          <table:table-cell office:value-type="float" office:value="94.223776" calcext:value-type="float">
            <text:p>94,223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1456" calcext:value-type="float">
            <text:p>92,181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9" calcext:value-type="float">
            <text:p>18,9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0:23:31</text:p>
          </table:table-cell>
          <table:table-cell office:value-type="string" calcext:value-type="string">
            <text:p>Download:</text:p>
          </table:table-cell>
          <table:table-cell office:value-type="float" office:value="94.263344" calcext:value-type="float">
            <text:p>94,263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35032" calcext:value-type="float">
            <text:p>92,035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2" calcext:value-type="float">
            <text:p>18,8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0:41:16</text:p>
          </table:table-cell>
          <table:table-cell office:value-type="string" calcext:value-type="string">
            <text:p>Download:</text:p>
          </table:table-cell>
          <table:table-cell office:value-type="float" office:value="93.984352" calcext:value-type="float">
            <text:p>93,984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11544" calcext:value-type="float">
            <text:p>92,811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04" calcext:value-type="float">
            <text:p>1,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05" calcext:value-type="float">
            <text:p>17,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0:58:56</text:p>
          </table:table-cell>
          <table:table-cell office:value-type="string" calcext:value-type="string">
            <text:p>Download:</text:p>
          </table:table-cell>
          <table:table-cell office:value-type="float" office:value="93.89576" calcext:value-type="float">
            <text:p>93,89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50272" calcext:value-type="float">
            <text:p>92,150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62" calcext:value-type="float">
            <text:p>18,9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1:16:35</text:p>
          </table:table-cell>
          <table:table-cell office:value-type="string" calcext:value-type="string">
            <text:p>Download:</text:p>
          </table:table-cell>
          <table:table-cell office:value-type="float" office:value="94.236808" calcext:value-type="float">
            <text:p>94,236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96192" calcext:value-type="float">
            <text:p>91,596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08" calcext:value-type="float">
            <text:p>1,0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48" calcext:value-type="float">
            <text:p>18,3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1:34:16</text:p>
          </table:table-cell>
          <table:table-cell office:value-type="string" calcext:value-type="string">
            <text:p>Download:</text:p>
          </table:table-cell>
          <table:table-cell office:value-type="float" office:value="93.913952" calcext:value-type="float">
            <text:p>93,913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8272" calcext:value-type="float">
            <text:p>92,188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" calcext:value-type="float">
            <text:p>18,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1:51:56</text:p>
          </table:table-cell>
          <table:table-cell office:value-type="string" calcext:value-type="string">
            <text:p>Download:</text:p>
          </table:table-cell>
          <table:table-cell office:value-type="float" office:value="93.970304" calcext:value-type="float">
            <text:p>93,970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52672" calcext:value-type="float">
            <text:p>91,852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2765957446808" calcext:value-type="float">
            <text:p>2,127659574468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8" calcext:value-type="float">
            <text:p>18,9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2:09:36</text:p>
          </table:table-cell>
          <table:table-cell office:value-type="string" calcext:value-type="string">
            <text:p>Download:</text:p>
          </table:table-cell>
          <table:table-cell office:value-type="float" office:value="93.894928" calcext:value-type="float">
            <text:p>93,894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40728" calcext:value-type="float">
            <text:p>91,640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2.811" calcext:value-type="float">
            <text:p>2,8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31" calcext:value-type="float">
            <text:p>18,4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2:27:17</text:p>
          </table:table-cell>
          <table:table-cell office:value-type="string" calcext:value-type="string">
            <text:p>Download:</text:p>
          </table:table-cell>
          <table:table-cell office:value-type="float" office:value="93.613552" calcext:value-type="float">
            <text:p>93,613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68224" calcext:value-type="float">
            <text:p>92,468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42" calcext:value-type="float">
            <text:p>18,6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2:45:02</text:p>
          </table:table-cell>
          <table:table-cell office:value-type="string" calcext:value-type="string">
            <text:p>Download:</text:p>
          </table:table-cell>
          <table:table-cell office:value-type="float" office:value="93.003048" calcext:value-type="float">
            <text:p>93,003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23448" calcext:value-type="float">
            <text:p>92,123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16" calcext:value-type="float">
            <text:p>0,8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57" calcext:value-type="float">
            <text:p>18,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3:02:46</text:p>
          </table:table-cell>
          <table:table-cell office:value-type="string" calcext:value-type="string">
            <text:p>Download:</text:p>
          </table:table-cell>
          <table:table-cell office:value-type="float" office:value="93.97072" calcext:value-type="float">
            <text:p>93,97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11768" calcext:value-type="float">
            <text:p>93,011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05" calcext:value-type="float">
            <text:p>18,6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3:20:29</text:p>
          </table:table-cell>
          <table:table-cell office:value-type="string" calcext:value-type="string">
            <text:p>Download:</text:p>
          </table:table-cell>
          <table:table-cell office:value-type="float" office:value="94.005536" calcext:value-type="float">
            <text:p>94,005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50064" calcext:value-type="float">
            <text:p>92,750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97" calcext:value-type="float">
            <text:p>17,9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3:38:12</text:p>
          </table:table-cell>
          <table:table-cell office:value-type="string" calcext:value-type="string">
            <text:p>Download:</text:p>
          </table:table-cell>
          <table:table-cell office:value-type="float" office:value="93.887024" calcext:value-type="float">
            <text:p>93,887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4344" calcext:value-type="float">
            <text:p>92,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005" calcext:value-type="float">
            <text:p>18,0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3:55:58</text:p>
          </table:table-cell>
          <table:table-cell office:value-type="string" calcext:value-type="string">
            <text:p>Download:</text:p>
          </table:table-cell>
          <table:table-cell office:value-type="float" office:value="94.072488" calcext:value-type="float">
            <text:p>94,072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18176" calcext:value-type="float">
            <text:p>92,518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2" calcext:value-type="float">
            <text:p>18,8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4:13:47</text:p>
          </table:table-cell>
          <table:table-cell office:value-type="string" calcext:value-type="string">
            <text:p>Download:</text:p>
          </table:table-cell>
          <table:table-cell office:value-type="float" office:value="94.00664" calcext:value-type="float">
            <text:p>94,00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26096" calcext:value-type="float">
            <text:p>91,826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5" calcext:value-type="float">
            <text:p>18,8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4:31:34</text:p>
          </table:table-cell>
          <table:table-cell office:value-type="string" calcext:value-type="string">
            <text:p>Download:</text:p>
          </table:table-cell>
          <table:table-cell office:value-type="float" office:value="93.526024" calcext:value-type="float">
            <text:p>93,526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24824" calcext:value-type="float">
            <text:p>92,124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92" calcext:value-type="float">
            <text:p>0,4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22" calcext:value-type="float">
            <text:p>18,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4:49:12</text:p>
          </table:table-cell>
          <table:table-cell office:value-type="string" calcext:value-type="string">
            <text:p>Download:</text:p>
          </table:table-cell>
          <table:table-cell office:value-type="float" office:value="93.879712" calcext:value-type="float">
            <text:p>93,879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81992" calcext:value-type="float">
            <text:p>92,481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36" calcext:value-type="float">
            <text:p>0,7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5" calcext:value-type="float">
            <text:p>18,8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5:07:04</text:p>
          </table:table-cell>
          <table:table-cell office:value-type="string" calcext:value-type="string">
            <text:p>Download:</text:p>
          </table:table-cell>
          <table:table-cell office:value-type="float" office:value="93.749464" calcext:value-type="float">
            <text:p>93,749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8408" calcext:value-type="float">
            <text:p>92,48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91" calcext:value-type="float">
            <text:p>18,7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5:24:51</text:p>
          </table:table-cell>
          <table:table-cell office:value-type="string" calcext:value-type="string">
            <text:p>Download:</text:p>
          </table:table-cell>
          <table:table-cell office:value-type="float" office:value="93.887832" calcext:value-type="float">
            <text:p>93,887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25408" calcext:value-type="float">
            <text:p>92,525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43" calcext:value-type="float">
            <text:p>1,3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9032258064516" calcext:value-type="float">
            <text:p>1,290322580645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77" calcext:value-type="float">
            <text:p>17,5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5:42:34</text:p>
          </table:table-cell>
          <table:table-cell office:value-type="string" calcext:value-type="string">
            <text:p>Download:</text:p>
          </table:table-cell>
          <table:table-cell office:value-type="float" office:value="93.979216" calcext:value-type="float">
            <text:p>93,979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8624" calcext:value-type="float">
            <text:p>93,078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04" calcext:value-type="float">
            <text:p>1,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1025641025641" calcext:value-type="float">
            <text:p>0,6410256410256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76" calcext:value-type="float">
            <text:p>18,5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6:00:18</text:p>
          </table:table-cell>
          <table:table-cell office:value-type="string" calcext:value-type="string">
            <text:p>Download:</text:p>
          </table:table-cell>
          <table:table-cell office:value-type="float" office:value="94.054552" calcext:value-type="float">
            <text:p>94,054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13672" calcext:value-type="float">
            <text:p>92,813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05" calcext:value-type="float">
            <text:p>18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6:18:06</text:p>
          </table:table-cell>
          <table:table-cell office:value-type="string" calcext:value-type="string">
            <text:p>Download:</text:p>
          </table:table-cell>
          <table:table-cell office:value-type="float" office:value="93.932992" calcext:value-type="float">
            <text:p>93,932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98816" calcext:value-type="float">
            <text:p>92,698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2" calcext:value-type="float">
            <text:p>18,9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6:35:53</text:p>
          </table:table-cell>
          <table:table-cell office:value-type="string" calcext:value-type="string">
            <text:p>Download:</text:p>
          </table:table-cell>
          <table:table-cell office:value-type="float" office:value="93.834544" calcext:value-type="float">
            <text:p>93,834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84808" calcext:value-type="float">
            <text:p>92,284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451" calcext:value-type="float">
            <text:p>17,4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6:53:37</text:p>
          </table:table-cell>
          <table:table-cell office:value-type="string" calcext:value-type="string">
            <text:p>Download:</text:p>
          </table:table-cell>
          <table:table-cell office:value-type="float" office:value="93.859072" calcext:value-type="float">
            <text:p>93,859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33864" calcext:value-type="float">
            <text:p>91,733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25" calcext:value-type="float">
            <text:p>18,2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7:11:21</text:p>
          </table:table-cell>
          <table:table-cell office:value-type="string" calcext:value-type="string">
            <text:p>Download:</text:p>
          </table:table-cell>
          <table:table-cell office:value-type="float" office:value="94.11152" calcext:value-type="float">
            <text:p>94,11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0528" calcext:value-type="float">
            <text:p>93,190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66" calcext:value-type="float">
            <text:p>18,7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7:29:02</text:p>
          </table:table-cell>
          <table:table-cell office:value-type="string" calcext:value-type="string">
            <text:p>Download:</text:p>
          </table:table-cell>
          <table:table-cell office:value-type="float" office:value="93.778904" calcext:value-type="float">
            <text:p>93,778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6872" calcext:value-type="float">
            <text:p>92,416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76" calcext:value-type="float">
            <text:p>18,5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7:46:47</text:p>
          </table:table-cell>
          <table:table-cell office:value-type="string" calcext:value-type="string">
            <text:p>Download:</text:p>
          </table:table-cell>
          <table:table-cell office:value-type="float" office:value="93.84168" calcext:value-type="float">
            <text:p>93,84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78768" calcext:value-type="float">
            <text:p>92,278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" calcext:value-type="float">
            <text:p>18,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8:04:27</text:p>
          </table:table-cell>
          <table:table-cell office:value-type="string" calcext:value-type="string">
            <text:p>Download:</text:p>
          </table:table-cell>
          <table:table-cell office:value-type="float" office:value="93.75644" calcext:value-type="float">
            <text:p>93,756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07288" calcext:value-type="float">
            <text:p>92,307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06" calcext:value-type="float">
            <text:p>1,6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4" calcext:value-type="float">
            <text:p>17,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8:22:10</text:p>
          </table:table-cell>
          <table:table-cell office:value-type="string" calcext:value-type="string">
            <text:p>Download:</text:p>
          </table:table-cell>
          <table:table-cell office:value-type="float" office:value="94.225952" calcext:value-type="float">
            <text:p>94,22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6632" calcext:value-type="float">
            <text:p>92,56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4444444444444" calcext:value-type="float">
            <text:p>0,6944444444444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25" calcext:value-type="float">
            <text:p>18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8:39:56</text:p>
          </table:table-cell>
          <table:table-cell office:value-type="string" calcext:value-type="string">
            <text:p>Download:</text:p>
          </table:table-cell>
          <table:table-cell office:value-type="float" office:value="93.64748" calcext:value-type="float">
            <text:p>93,647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9468" calcext:value-type="float">
            <text:p>93,094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4" calcext:value-type="float">
            <text:p>0,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85" calcext:value-type="float">
            <text:p>18,7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8:57:44</text:p>
          </table:table-cell>
          <table:table-cell office:value-type="string" calcext:value-type="string">
            <text:p>Download:</text:p>
          </table:table-cell>
          <table:table-cell office:value-type="float" office:value="93.99564" calcext:value-type="float">
            <text:p>93,995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6608" calcext:value-type="float">
            <text:p>92,726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4081632653061" calcext:value-type="float">
            <text:p>2,040816326530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5" calcext:value-type="float">
            <text:p>18,8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9:15:31</text:p>
          </table:table-cell>
          <table:table-cell office:value-type="string" calcext:value-type="string">
            <text:p>Download:</text:p>
          </table:table-cell>
          <table:table-cell office:value-type="float" office:value="94.170192" calcext:value-type="float">
            <text:p>94,17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5512" calcext:value-type="float">
            <text:p>92,95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35" calcext:value-type="float">
            <text:p>1,0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2450331125828" calcext:value-type="float">
            <text:p>1,324503311258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78" calcext:value-type="float">
            <text:p>18,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9:33:18</text:p>
          </table:table-cell>
          <table:table-cell office:value-type="string" calcext:value-type="string">
            <text:p>Download:</text:p>
          </table:table-cell>
          <table:table-cell office:value-type="float" office:value="93.716136" calcext:value-type="float">
            <text:p>93,716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2688" calcext:value-type="float">
            <text:p>92,722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6" calcext:value-type="float">
            <text:p>18,8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09:51:04</text:p>
          </table:table-cell>
          <table:table-cell office:value-type="string" calcext:value-type="string">
            <text:p>Download:</text:p>
          </table:table-cell>
          <table:table-cell office:value-type="float" office:value="93.628776" calcext:value-type="float">
            <text:p>93,628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96992" calcext:value-type="float">
            <text:p>93,09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85" calcext:value-type="float">
            <text:p>1,5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56" calcext:value-type="float">
            <text:p>19,0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0:08:45</text:p>
          </table:table-cell>
          <table:table-cell office:value-type="string" calcext:value-type="string">
            <text:p>Download:</text:p>
          </table:table-cell>
          <table:table-cell office:value-type="float" office:value="94.029344" calcext:value-type="float">
            <text:p>94,029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87056" calcext:value-type="float">
            <text:p>92,287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9" calcext:value-type="float">
            <text:p>0,5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98675496688742" calcext:value-type="float">
            <text:p>1,986754966887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7" calcext:value-type="float">
            <text:p>18,8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0:26:30</text:p>
          </table:table-cell>
          <table:table-cell office:value-type="string" calcext:value-type="string">
            <text:p>Download:</text:p>
          </table:table-cell>
          <table:table-cell office:value-type="float" office:value="94.049136" calcext:value-type="float">
            <text:p>94,049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34032" calcext:value-type="float">
            <text:p>92,634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95" calcext:value-type="float">
            <text:p>18,9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0:44:10</text:p>
          </table:table-cell>
          <table:table-cell office:value-type="string" calcext:value-type="string">
            <text:p>Download:</text:p>
          </table:table-cell>
          <table:table-cell office:value-type="float" office:value="93.742736" calcext:value-type="float">
            <text:p>93,74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2448" calcext:value-type="float">
            <text:p>92,452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91" calcext:value-type="float">
            <text:p>1,0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1" calcext:value-type="float">
            <text:p>18,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1:01:54</text:p>
          </table:table-cell>
          <table:table-cell office:value-type="string" calcext:value-type="string">
            <text:p>Download:</text:p>
          </table:table-cell>
          <table:table-cell office:value-type="float" office:value="93.039616" calcext:value-type="float">
            <text:p>93,039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6408" calcext:value-type="float">
            <text:p>92,186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94" calcext:value-type="float">
            <text:p>1,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2992700729927" calcext:value-type="float">
            <text:p>0,729927007299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03" calcext:value-type="float">
            <text:p>17,8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1:19:35</text:p>
          </table:table-cell>
          <table:table-cell office:value-type="string" calcext:value-type="string">
            <text:p>Download:</text:p>
          </table:table-cell>
          <table:table-cell office:value-type="float" office:value="93.876984" calcext:value-type="float">
            <text:p>93,876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0116" calcext:value-type="float">
            <text:p>92,60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03" calcext:value-type="float">
            <text:p>1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4081632653061" calcext:value-type="float">
            <text:p>2,040816326530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32" calcext:value-type="float">
            <text:p>18,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1:37:15</text:p>
          </table:table-cell>
          <table:table-cell office:value-type="string" calcext:value-type="string">
            <text:p>Download:</text:p>
          </table:table-cell>
          <table:table-cell office:value-type="float" office:value="94.0934" calcext:value-type="float">
            <text:p>94,09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6548" calcext:value-type="float">
            <text:p>92,665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4" calcext:value-type="float">
            <text:p>18,9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1:54:55</text:p>
          </table:table-cell>
          <table:table-cell office:value-type="string" calcext:value-type="string">
            <text:p>Download:</text:p>
          </table:table-cell>
          <table:table-cell office:value-type="float" office:value="93.884096" calcext:value-type="float">
            <text:p>93,884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46144" calcext:value-type="float">
            <text:p>92,046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1" calcext:value-type="float">
            <text:p>0,2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6" calcext:value-type="float">
            <text:p>18,9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2:12:38</text:p>
          </table:table-cell>
          <table:table-cell office:value-type="string" calcext:value-type="string">
            <text:p>Download:</text:p>
          </table:table-cell>
          <table:table-cell office:value-type="float" office:value="93.60664" calcext:value-type="float">
            <text:p>93,60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9952" calcext:value-type="float">
            <text:p>92,69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6" calcext:value-type="float">
            <text:p>0,2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3" calcext:value-type="float">
            <text:p>18,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2:30:24</text:p>
          </table:table-cell>
          <table:table-cell office:value-type="string" calcext:value-type="string">
            <text:p>Download:</text:p>
          </table:table-cell>
          <table:table-cell office:value-type="float" office:value="93.825056" calcext:value-type="float">
            <text:p>93,825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68352" calcext:value-type="float">
            <text:p>92,668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2" calcext:value-type="float">
            <text:p>18,8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2:48:08</text:p>
          </table:table-cell>
          <table:table-cell office:value-type="string" calcext:value-type="string">
            <text:p>Download:</text:p>
          </table:table-cell>
          <table:table-cell office:value-type="float" office:value="94.088656" calcext:value-type="float">
            <text:p>94,088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834" calcext:value-type="float">
            <text:p>92,78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04" calcext:value-type="float">
            <text:p>1,2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33" calcext:value-type="float">
            <text:p>18,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3:05:52</text:p>
          </table:table-cell>
          <table:table-cell office:value-type="string" calcext:value-type="string">
            <text:p>Download:</text:p>
          </table:table-cell>
          <table:table-cell office:value-type="float" office:value="93.8302" calcext:value-type="float">
            <text:p>93,83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88224" calcext:value-type="float">
            <text:p>92,488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88" calcext:value-type="float">
            <text:p>1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5" calcext:value-type="float">
            <text:p>18,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3:23:37</text:p>
          </table:table-cell>
          <table:table-cell office:value-type="string" calcext:value-type="string">
            <text:p>Download:</text:p>
          </table:table-cell>
          <table:table-cell office:value-type="float" office:value="93.85776" calcext:value-type="float">
            <text:p>93,85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10808" calcext:value-type="float">
            <text:p>91,110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27" calcext:value-type="float">
            <text:p>1,0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2108843537415" calcext:value-type="float">
            <text:p>2,721088435374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34" calcext:value-type="float">
            <text:p>18,8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3:41:17</text:p>
          </table:table-cell>
          <table:table-cell office:value-type="string" calcext:value-type="string">
            <text:p>Download:</text:p>
          </table:table-cell>
          <table:table-cell office:value-type="float" office:value="94.007752" calcext:value-type="float">
            <text:p>94,007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41112" calcext:value-type="float">
            <text:p>91,941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856" calcext:value-type="float">
            <text:p>1,8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77" calcext:value-type="float">
            <text:p>19,0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3:58:57</text:p>
          </table:table-cell>
          <table:table-cell office:value-type="string" calcext:value-type="string">
            <text:p>Download:</text:p>
          </table:table-cell>
          <table:table-cell office:value-type="float" office:value="93.781312" calcext:value-type="float">
            <text:p>93,781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065248" calcext:value-type="float">
            <text:p>91,065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85" calcext:value-type="float">
            <text:p>0,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4444444444444" calcext:value-type="float">
            <text:p>0,6944444444444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16" calcext:value-type="float">
            <text:p>16,9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4:16:38</text:p>
          </table:table-cell>
          <table:table-cell office:value-type="string" calcext:value-type="string">
            <text:p>Download:</text:p>
          </table:table-cell>
          <table:table-cell office:value-type="float" office:value="93.85416" calcext:value-type="float">
            <text:p>93,85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49336" calcext:value-type="float">
            <text:p>91,749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054421768707" calcext:value-type="float">
            <text:p>1,360544217687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4" calcext:value-type="float">
            <text:p>18,9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4:34:19</text:p>
          </table:table-cell>
          <table:table-cell office:value-type="string" calcext:value-type="string">
            <text:p>Download:</text:p>
          </table:table-cell>
          <table:table-cell office:value-type="float" office:value="93.976696" calcext:value-type="float">
            <text:p>93,976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725544" calcext:value-type="float">
            <text:p>89,725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5359477124183" calcext:value-type="float">
            <text:p>0,653594771241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51" calcext:value-type="float">
            <text:p>16,9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4:52:03</text:p>
          </table:table-cell>
          <table:table-cell office:value-type="string" calcext:value-type="string">
            <text:p>Download:</text:p>
          </table:table-cell>
          <table:table-cell office:value-type="float" office:value="93.88672" calcext:value-type="float">
            <text:p>93,88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01688" calcext:value-type="float">
            <text:p>91,701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2" calcext:value-type="float">
            <text:p>0,6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6896551724138" calcext:value-type="float">
            <text:p>2,068965517241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57" calcext:value-type="float">
            <text:p>19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5:09:48</text:p>
          </table:table-cell>
          <table:table-cell office:value-type="string" calcext:value-type="string">
            <text:p>Download:</text:p>
          </table:table-cell>
          <table:table-cell office:value-type="float" office:value="94.094352" calcext:value-type="float">
            <text:p>94,094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55352" calcext:value-type="float">
            <text:p>88,55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14" calcext:value-type="float">
            <text:p>1,6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9" calcext:value-type="float">
            <text:p>17,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5:27:28</text:p>
          </table:table-cell>
          <table:table-cell office:value-type="string" calcext:value-type="string">
            <text:p>Download:</text:p>
          </table:table-cell>
          <table:table-cell office:value-type="float" office:value="94.013224" calcext:value-type="float">
            <text:p>94,013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77432" calcext:value-type="float">
            <text:p>91,277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4" calcext:value-type="float">
            <text:p>18,8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5:45:22</text:p>
          </table:table-cell>
          <table:table-cell office:value-type="string" calcext:value-type="string">
            <text:p>Download:</text:p>
          </table:table-cell>
          <table:table-cell office:value-type="float" office:value="93.995088" calcext:value-type="float">
            <text:p>93,995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45608" calcext:value-type="float">
            <text:p>92,245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11" calcext:value-type="float">
            <text:p>16,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6:04:32</text:p>
          </table:table-cell>
          <table:table-cell office:value-type="string" calcext:value-type="string">
            <text:p>Download:</text:p>
          </table:table-cell>
          <table:table-cell office:value-type="float" office:value="93.994296" calcext:value-type="float">
            <text:p>93,994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51504" calcext:value-type="float">
            <text:p>92,151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37" calcext:value-type="float">
            <text:p>1,6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73" calcext:value-type="float">
            <text:p>18,1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6:19:49</text:p>
          </table:table-cell>
          <table:table-cell office:value-type="string" calcext:value-type="string">
            <text:p>Download:</text:p>
          </table:table-cell>
          <table:table-cell office:value-type="float" office:value="93.530432" calcext:value-type="float">
            <text:p>93,530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41832" calcext:value-type="float">
            <text:p>90,41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57" calcext:value-type="float">
            <text:p>0,5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36942675159236" calcext:value-type="float">
            <text:p>0,63694267515923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2" calcext:value-type="float">
            <text:p>18,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6:37:28</text:p>
          </table:table-cell>
          <table:table-cell office:value-type="string" calcext:value-type="string">
            <text:p>Download:</text:p>
          </table:table-cell>
          <table:table-cell office:value-type="float" office:value="89.327816" calcext:value-type="float">
            <text:p>89,327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7.165424" calcext:value-type="float">
            <text:p>87,165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07" calcext:value-type="float">
            <text:p>17,9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6:55:08</text:p>
          </table:table-cell>
          <table:table-cell office:value-type="string" calcext:value-type="string">
            <text:p>Download:</text:p>
          </table:table-cell>
          <table:table-cell office:value-type="float" office:value="92.572264" calcext:value-type="float">
            <text:p>92,572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7.133424" calcext:value-type="float">
            <text:p>87,133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7:12:51</text:p>
          </table:table-cell>
          <table:table-cell office:value-type="string" calcext:value-type="string">
            <text:p>Download:</text:p>
          </table:table-cell>
          <table:table-cell office:value-type="float" office:value="92.848824" calcext:value-type="float">
            <text:p>92,848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7028" calcext:value-type="float">
            <text:p>86,7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64" calcext:value-type="float">
            <text:p>1,0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37" calcext:value-type="float">
            <text:p>18,2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7:30:38</text:p>
          </table:table-cell>
          <table:table-cell office:value-type="string" calcext:value-type="string">
            <text:p>Download:</text:p>
          </table:table-cell>
          <table:table-cell office:value-type="float" office:value="92.96984" calcext:value-type="float">
            <text:p>92,96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800368" calcext:value-type="float">
            <text:p>89,800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53" calcext:value-type="float">
            <text:p>0,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5038759689923" calcext:value-type="float">
            <text:p>1,5503875968992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85" calcext:value-type="float">
            <text:p>17,2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7:48:20</text:p>
          </table:table-cell>
          <table:table-cell office:value-type="string" calcext:value-type="string">
            <text:p>Download:</text:p>
          </table:table-cell>
          <table:table-cell office:value-type="float" office:value="92.555152" calcext:value-type="float">
            <text:p>92,555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316296" calcext:value-type="float">
            <text:p>90,316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37" calcext:value-type="float">
            <text:p>0,6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85185185185185" calcext:value-type="float">
            <text:p>1,851851851851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103" calcext:value-type="float">
            <text:p>19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8:06:09</text:p>
          </table:table-cell>
          <table:table-cell office:value-type="string" calcext:value-type="string">
            <text:p>Download:</text:p>
          </table:table-cell>
          <table:table-cell office:value-type="float" office:value="91.205032" calcext:value-type="float">
            <text:p>91,205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801584" calcext:value-type="float">
            <text:p>90,801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62068965517241" calcext:value-type="float">
            <text:p>0,8620689655172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5" calcext:value-type="float">
            <text:p>18,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8:24:33</text:p>
          </table:table-cell>
          <table:table-cell office:value-type="string" calcext:value-type="string">
            <text:p>Download:</text:p>
          </table:table-cell>
          <table:table-cell office:value-type="float" office:value="92.874608" calcext:value-type="float">
            <text:p>92,874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772784" calcext:value-type="float">
            <text:p>89,772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49" calcext:value-type="float">
            <text:p>17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8:42:36</text:p>
          </table:table-cell>
          <table:table-cell office:value-type="string" calcext:value-type="string">
            <text:p>Download:</text:p>
          </table:table-cell>
          <table:table-cell office:value-type="float" office:value="93.850832" calcext:value-type="float">
            <text:p>93,850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7.623032" calcext:value-type="float">
            <text:p>87,62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92" calcext:value-type="float">
            <text:p>0,5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94" calcext:value-type="float">
            <text:p>17,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9:00:18</text:p>
          </table:table-cell>
          <table:table-cell office:value-type="string" calcext:value-type="string">
            <text:p>Download:</text:p>
          </table:table-cell>
          <table:table-cell office:value-type="float" office:value="93.571776" calcext:value-type="float">
            <text:p>93,571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736424" calcext:value-type="float">
            <text:p>88,736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09" calcext:value-type="float">
            <text:p>0,8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9:18:02</text:p>
          </table:table-cell>
          <table:table-cell office:value-type="string" calcext:value-type="string">
            <text:p>Download:</text:p>
          </table:table-cell>
          <table:table-cell office:value-type="float" office:value="93.065088" calcext:value-type="float">
            <text:p>93,065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598736" calcext:value-type="float">
            <text:p>89,598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83" calcext:value-type="float">
            <text:p>17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9:35:51</text:p>
          </table:table-cell>
          <table:table-cell office:value-type="string" calcext:value-type="string">
            <text:p>Download:</text:p>
          </table:table-cell>
          <table:table-cell office:value-type="float" office:value="93.452736" calcext:value-type="float">
            <text:p>93,45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270856" calcext:value-type="float">
            <text:p>86,270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85" calcext:value-type="float">
            <text:p>0,7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2857142857143" calcext:value-type="float">
            <text:p>1,428571428571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43" calcext:value-type="float">
            <text:p>18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19:53:30</text:p>
          </table:table-cell>
          <table:table-cell office:value-type="string" calcext:value-type="string">
            <text:p>Download:</text:p>
          </table:table-cell>
          <table:table-cell office:value-type="float" office:value="92.737096" calcext:value-type="float">
            <text:p>92,737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656456" calcext:value-type="float">
            <text:p>86,656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545" calcext:value-type="float">
            <text:p>19,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0:11:24</text:p>
          </table:table-cell>
          <table:table-cell office:value-type="string" calcext:value-type="string">
            <text:p>Download:</text:p>
          </table:table-cell>
          <table:table-cell office:value-type="float" office:value="93.311976" calcext:value-type="float">
            <text:p>93,311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4.426696" calcext:value-type="float">
            <text:p>84,426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84" calcext:value-type="float">
            <text:p>18,5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0:29:05</text:p>
          </table:table-cell>
          <table:table-cell office:value-type="string" calcext:value-type="string">
            <text:p>Download:</text:p>
          </table:table-cell>
          <table:table-cell office:value-type="float" office:value="94.1004" calcext:value-type="float">
            <text:p>94,1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0696" calcext:value-type="float">
            <text:p>92,30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4" calcext:value-type="float">
            <text:p>18,8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0:46:54</text:p>
          </table:table-cell>
          <table:table-cell office:value-type="string" calcext:value-type="string">
            <text:p>Download:</text:p>
          </table:table-cell>
          <table:table-cell office:value-type="float" office:value="94.0078" calcext:value-type="float">
            <text:p>94,0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25712" calcext:value-type="float">
            <text:p>92,225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9" calcext:value-type="float">
            <text:p>18,9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1:04:38</text:p>
          </table:table-cell>
          <table:table-cell office:value-type="string" calcext:value-type="string">
            <text:p>Download:</text:p>
          </table:table-cell>
          <table:table-cell office:value-type="float" office:value="94.082672" calcext:value-type="float">
            <text:p>94,082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996" calcext:value-type="float">
            <text:p>92,459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86" calcext:value-type="float">
            <text:p>0,5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2" calcext:value-type="float">
            <text:p>18,8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1:22:22</text:p>
          </table:table-cell>
          <table:table-cell office:value-type="string" calcext:value-type="string">
            <text:p>Download:</text:p>
          </table:table-cell>
          <table:table-cell office:value-type="float" office:value="93.18968" calcext:value-type="float">
            <text:p>93,18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96096" calcext:value-type="float">
            <text:p>91,196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55" calcext:value-type="float">
            <text:p>18,9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1:40:05</text:p>
          </table:table-cell>
          <table:table-cell office:value-type="string" calcext:value-type="string">
            <text:p>Download:</text:p>
          </table:table-cell>
          <table:table-cell office:value-type="float" office:value="93.660728" calcext:value-type="float">
            <text:p>93,660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7328" calcext:value-type="float">
            <text:p>93,047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68" calcext:value-type="float">
            <text:p>1,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79" calcext:value-type="float">
            <text:p>18,7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1:57:52</text:p>
          </table:table-cell>
          <table:table-cell office:value-type="string" calcext:value-type="string">
            <text:p>Download:</text:p>
          </table:table-cell>
          <table:table-cell office:value-type="float" office:value="93.88604" calcext:value-type="float">
            <text:p>93,886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72928" calcext:value-type="float">
            <text:p>92,572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4.179" calcext:value-type="float">
            <text:p>4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2:15:50</text:p>
          </table:table-cell>
          <table:table-cell office:value-type="string" calcext:value-type="string">
            <text:p>Download:</text:p>
          </table:table-cell>
          <table:table-cell office:value-type="float" office:value="94.148704" calcext:value-type="float">
            <text:p>94,148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73.743048" calcext:value-type="float">
            <text:p>73,743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1342281879195" calcext:value-type="float">
            <text:p>2,01342281879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28" calcext:value-type="float">
            <text:p>18,8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2:33:37</text:p>
          </table:table-cell>
          <table:table-cell office:value-type="string" calcext:value-type="string">
            <text:p>Download:</text:p>
          </table:table-cell>
          <table:table-cell office:value-type="float" office:value="93.978512" calcext:value-type="float">
            <text:p>93,97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911" calcext:value-type="float">
            <text:p>90,9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8" calcext:value-type="float">
            <text:p>0,9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99" calcext:value-type="float">
            <text:p>18,7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2:51:18</text:p>
          </table:table-cell>
          <table:table-cell office:value-type="string" calcext:value-type="string">
            <text:p>Download:</text:p>
          </table:table-cell>
          <table:table-cell office:value-type="float" office:value="93.91284" calcext:value-type="float">
            <text:p>93,912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5272" calcext:value-type="float">
            <text:p>92,685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6" calcext:value-type="float">
            <text:p>0,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3:09:09</text:p>
          </table:table-cell>
          <table:table-cell office:value-type="string" calcext:value-type="string">
            <text:p>Download:</text:p>
          </table:table-cell>
          <table:table-cell office:value-type="float" office:value="93.955" calcext:value-type="float">
            <text:p>93,9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98264" calcext:value-type="float">
            <text:p>92,198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65" calcext:value-type="float">
            <text:p>1,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55" calcext:value-type="float">
            <text:p>17,6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3:26:50</text:p>
          </table:table-cell>
          <table:table-cell office:value-type="string" calcext:value-type="string">
            <text:p>Download:</text:p>
          </table:table-cell>
          <table:table-cell office:value-type="float" office:value="93.991216" calcext:value-type="float">
            <text:p>93,991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508" calcext:value-type="float">
            <text:p>92,18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08" calcext:value-type="float">
            <text:p>1,4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09" calcext:value-type="float">
            <text:p>18,3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4 23:44:34</text:p>
          </table:table-cell>
          <table:table-cell office:value-type="string" calcext:value-type="string">
            <text:p>Download:</text:p>
          </table:table-cell>
          <table:table-cell office:value-type="float" office:value="93.923992" calcext:value-type="float">
            <text:p>93,923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89752" calcext:value-type="float">
            <text:p>90,789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26" calcext:value-type="float">
            <text:p>0,6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7" calcext:value-type="float">
            <text:p>18,9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0:02:23</text:p>
          </table:table-cell>
          <table:table-cell office:value-type="string" calcext:value-type="string">
            <text:p>Download:</text:p>
          </table:table-cell>
          <table:table-cell office:value-type="float" office:value="93.878056" calcext:value-type="float">
            <text:p>93,878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107872" calcext:value-type="float">
            <text:p>90,107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435" calcext:value-type="float">
            <text:p>17,4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0:20:04</text:p>
          </table:table-cell>
          <table:table-cell office:value-type="string" calcext:value-type="string">
            <text:p>Download:</text:p>
          </table:table-cell>
          <table:table-cell office:value-type="float" office:value="93.971552" calcext:value-type="float">
            <text:p>93,971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439976" calcext:value-type="float">
            <text:p>89,439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096" calcext:value-type="float">
            <text:p>17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0:37:51</text:p>
          </table:table-cell>
          <table:table-cell office:value-type="string" calcext:value-type="string">
            <text:p>Download:</text:p>
          </table:table-cell>
          <table:table-cell office:value-type="float" office:value="94.015888" calcext:value-type="float">
            <text:p>94,015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7416" calcext:value-type="float">
            <text:p>91,67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078" calcext:value-type="float">
            <text:p>17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0:55:32</text:p>
          </table:table-cell>
          <table:table-cell office:value-type="string" calcext:value-type="string">
            <text:p>Download:</text:p>
          </table:table-cell>
          <table:table-cell office:value-type="float" office:value="92.164776" calcext:value-type="float">
            <text:p>92,164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71032" calcext:value-type="float">
            <text:p>91,971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65" calcext:value-type="float">
            <text:p>1,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1951219512195" calcext:value-type="float">
            <text:p>1,21951219512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3" calcext:value-type="float">
            <text:p>18,9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1:13:16</text:p>
          </table:table-cell>
          <table:table-cell office:value-type="string" calcext:value-type="string">
            <text:p>Download:</text:p>
          </table:table-cell>
          <table:table-cell office:value-type="float" office:value="93.011816" calcext:value-type="float">
            <text:p>93,011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8028" calcext:value-type="float">
            <text:p>91,98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82" calcext:value-type="float">
            <text:p>1,2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67" calcext:value-type="float">
            <text:p>17,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1:30:55</text:p>
          </table:table-cell>
          <table:table-cell office:value-type="string" calcext:value-type="string">
            <text:p>Download:</text:p>
          </table:table-cell>
          <table:table-cell office:value-type="float" office:value="93.996816" calcext:value-type="float">
            <text:p>93,996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453032" calcext:value-type="float">
            <text:p>91,45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38" calcext:value-type="float">
            <text:p>1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47" calcext:value-type="float">
            <text:p>18,8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1:48:36</text:p>
          </table:table-cell>
          <table:table-cell office:value-type="string" calcext:value-type="string">
            <text:p>Download:</text:p>
          </table:table-cell>
          <table:table-cell office:value-type="float" office:value="94.023832" calcext:value-type="float">
            <text:p>94,023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2272" calcext:value-type="float">
            <text:p>92,682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91" calcext:value-type="float">
            <text:p>1,0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07" calcext:value-type="float">
            <text:p>17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2:06:15</text:p>
          </table:table-cell>
          <table:table-cell office:value-type="string" calcext:value-type="string">
            <text:p>Download:</text:p>
          </table:table-cell>
          <table:table-cell office:value-type="float" office:value="94.056704" calcext:value-type="float">
            <text:p>94,056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135376" calcext:value-type="float">
            <text:p>90,135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12" calcext:value-type="float">
            <text:p>18,2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2:23:57</text:p>
          </table:table-cell>
          <table:table-cell office:value-type="string" calcext:value-type="string">
            <text:p>Download:</text:p>
          </table:table-cell>
          <table:table-cell office:value-type="float" office:value="94.212656" calcext:value-type="float">
            <text:p>94,212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04136" calcext:value-type="float">
            <text:p>92,204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59" calcext:value-type="float">
            <text:p>18,7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2:41:39</text:p>
          </table:table-cell>
          <table:table-cell office:value-type="string" calcext:value-type="string">
            <text:p>Download:</text:p>
          </table:table-cell>
          <table:table-cell office:value-type="float" office:value="93.978528" calcext:value-type="float">
            <text:p>93,978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33904" calcext:value-type="float">
            <text:p>92,633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12" calcext:value-type="float">
            <text:p>18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2:59:21</text:p>
          </table:table-cell>
          <table:table-cell office:value-type="string" calcext:value-type="string">
            <text:p>Download:</text:p>
          </table:table-cell>
          <table:table-cell office:value-type="float" office:value="93.887528" calcext:value-type="float">
            <text:p>93,887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31232" calcext:value-type="float">
            <text:p>93,131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24" calcext:value-type="float">
            <text:p>17,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3:17:02</text:p>
          </table:table-cell>
          <table:table-cell office:value-type="string" calcext:value-type="string">
            <text:p>Download:</text:p>
          </table:table-cell>
          <table:table-cell office:value-type="float" office:value="93.975008" calcext:value-type="float">
            <text:p>93,975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49104" calcext:value-type="float">
            <text:p>92,449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49" calcext:value-type="float">
            <text:p>18,8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3:34:41</text:p>
          </table:table-cell>
          <table:table-cell office:value-type="string" calcext:value-type="string">
            <text:p>Download:</text:p>
          </table:table-cell>
          <table:table-cell office:value-type="float" office:value="94.016232" calcext:value-type="float">
            <text:p>94,016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06056" calcext:value-type="float">
            <text:p>92,106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1025641025641" calcext:value-type="float">
            <text:p>0,6410256410256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55" calcext:value-type="float">
            <text:p>18,5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3:52:23</text:p>
          </table:table-cell>
          <table:table-cell office:value-type="string" calcext:value-type="string">
            <text:p>Download:</text:p>
          </table:table-cell>
          <table:table-cell office:value-type="float" office:value="93.88064" calcext:value-type="float">
            <text:p>93,88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343032" calcext:value-type="float">
            <text:p>91,34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4" calcext:value-type="float">
            <text:p>0,2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74" calcext:value-type="float">
            <text:p>19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4:10:07</text:p>
          </table:table-cell>
          <table:table-cell office:value-type="string" calcext:value-type="string">
            <text:p>Download:</text:p>
          </table:table-cell>
          <table:table-cell office:value-type="float" office:value="93.935048" calcext:value-type="float">
            <text:p>93,935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3512" calcext:value-type="float">
            <text:p>90,3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8" calcext:value-type="float">
            <text:p>18,9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4:27:54</text:p>
          </table:table-cell>
          <table:table-cell office:value-type="string" calcext:value-type="string">
            <text:p>Download:</text:p>
          </table:table-cell>
          <table:table-cell office:value-type="float" office:value="94.02452" calcext:value-type="float">
            <text:p>94,024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1384" calcext:value-type="float">
            <text:p>91,81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054421768707" calcext:value-type="float">
            <text:p>1,360544217687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9" calcext:value-type="float">
            <text:p>18,9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4:45:33</text:p>
          </table:table-cell>
          <table:table-cell office:value-type="string" calcext:value-type="string">
            <text:p>Download:</text:p>
          </table:table-cell>
          <table:table-cell office:value-type="float" office:value="94.067256" calcext:value-type="float">
            <text:p>94,067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5152" calcext:value-type="float">
            <text:p>91,55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5" calcext:value-type="float">
            <text:p>18,8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5:03:16</text:p>
          </table:table-cell>
          <table:table-cell office:value-type="string" calcext:value-type="string">
            <text:p>Download:</text:p>
          </table:table-cell>
          <table:table-cell office:value-type="float" office:value="93.647136" calcext:value-type="float">
            <text:p>93,647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99328" calcext:value-type="float">
            <text:p>92,099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3333333333333" calcext:value-type="float">
            <text:p>1,333333333333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02" calcext:value-type="float">
            <text:p>18,9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5:21:01</text:p>
          </table:table-cell>
          <table:table-cell office:value-type="string" calcext:value-type="string">
            <text:p>Download:</text:p>
          </table:table-cell>
          <table:table-cell office:value-type="float" office:value="93.952016" calcext:value-type="float">
            <text:p>93,952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91432" calcext:value-type="float">
            <text:p>92,39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62" calcext:value-type="float">
            <text:p>1,3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97" calcext:value-type="float">
            <text:p>17,9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5:38:42</text:p>
          </table:table-cell>
          <table:table-cell office:value-type="string" calcext:value-type="string">
            <text:p>Download:</text:p>
          </table:table-cell>
          <table:table-cell office:value-type="float" office:value="94.032752" calcext:value-type="float">
            <text:p>94,032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63824" calcext:value-type="float">
            <text:p>92,763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98675496688742" calcext:value-type="float">
            <text:p>1,986754966887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85" calcext:value-type="float">
            <text:p>18,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5:56:27</text:p>
          </table:table-cell>
          <table:table-cell office:value-type="string" calcext:value-type="string">
            <text:p>Download:</text:p>
          </table:table-cell>
          <table:table-cell office:value-type="float" office:value="93.963264" calcext:value-type="float">
            <text:p>93,963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03824" calcext:value-type="float">
            <text:p>92,503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6" calcext:value-type="float">
            <text:p>18,9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6:14:14</text:p>
          </table:table-cell>
          <table:table-cell office:value-type="string" calcext:value-type="string">
            <text:p>Download:</text:p>
          </table:table-cell>
          <table:table-cell office:value-type="float" office:value="94.283272" calcext:value-type="float">
            <text:p>94,283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04136" calcext:value-type="float">
            <text:p>92,604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2.125" calcext:value-type="float">
            <text:p>2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42" calcext:value-type="float">
            <text:p>18,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6:32:02</text:p>
          </table:table-cell>
          <table:table-cell office:value-type="string" calcext:value-type="string">
            <text:p>Download:</text:p>
          </table:table-cell>
          <table:table-cell office:value-type="float" office:value="93.86116" calcext:value-type="float">
            <text:p>93,86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2768" calcext:value-type="float">
            <text:p>93,042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63" calcext:value-type="float">
            <text:p>1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306" calcext:value-type="float">
            <text:p>17,3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6:49:47</text:p>
          </table:table-cell>
          <table:table-cell office:value-type="string" calcext:value-type="string">
            <text:p>Download:</text:p>
          </table:table-cell>
          <table:table-cell office:value-type="float" office:value="93.622384" calcext:value-type="float">
            <text:p>93,622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45232" calcext:value-type="float">
            <text:p>92,945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6896551724138" calcext:value-type="float">
            <text:p>2,068965517241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5" calcext:value-type="float">
            <text:p>18,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7:07:28</text:p>
          </table:table-cell>
          <table:table-cell office:value-type="string" calcext:value-type="string">
            <text:p>Download:</text:p>
          </table:table-cell>
          <table:table-cell office:value-type="float" office:value="94.124256" calcext:value-type="float">
            <text:p>94,124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89112" calcext:value-type="float">
            <text:p>93,089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95" calcext:value-type="float">
            <text:p>18,7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7:25:09</text:p>
          </table:table-cell>
          <table:table-cell office:value-type="string" calcext:value-type="string">
            <text:p>Download:</text:p>
          </table:table-cell>
          <table:table-cell office:value-type="float" office:value="93.799352" calcext:value-type="float">
            <text:p>93,799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38496" calcext:value-type="float">
            <text:p>92,838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3" calcext:value-type="float">
            <text:p>0,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2" calcext:value-type="float">
            <text:p>18,9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7:42:50</text:p>
          </table:table-cell>
          <table:table-cell office:value-type="string" calcext:value-type="string">
            <text:p>Download:</text:p>
          </table:table-cell>
          <table:table-cell office:value-type="float" office:value="94.022832" calcext:value-type="float">
            <text:p>94,022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25224" calcext:value-type="float">
            <text:p>93,025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61" calcext:value-type="float">
            <text:p>1,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36" calcext:value-type="float">
            <text:p>18,2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8:00:30</text:p>
          </table:table-cell>
          <table:table-cell office:value-type="string" calcext:value-type="string">
            <text:p>Download:</text:p>
          </table:table-cell>
          <table:table-cell office:value-type="float" office:value="94.134544" calcext:value-type="float">
            <text:p>94,134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29984" calcext:value-type="float">
            <text:p>92,529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7" calcext:value-type="float">
            <text:p>0,2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7" calcext:value-type="float">
            <text:p>18,9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8:18:12</text:p>
          </table:table-cell>
          <table:table-cell office:value-type="string" calcext:value-type="string">
            <text:p>Download:</text:p>
          </table:table-cell>
          <table:table-cell office:value-type="float" office:value="94.00056" calcext:value-type="float">
            <text:p>94,00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87192" calcext:value-type="float">
            <text:p>92,987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74" calcext:value-type="float">
            <text:p>18,8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8:35:52</text:p>
          </table:table-cell>
          <table:table-cell office:value-type="string" calcext:value-type="string">
            <text:p>Download:</text:p>
          </table:table-cell>
          <table:table-cell office:value-type="float" office:value="93.712176" calcext:value-type="float">
            <text:p>93,712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47272" calcext:value-type="float">
            <text:p>92,747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16" calcext:value-type="float">
            <text:p>1,0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9" calcext:value-type="float">
            <text:p>17,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8:53:34</text:p>
          </table:table-cell>
          <table:table-cell office:value-type="string" calcext:value-type="string">
            <text:p>Download:</text:p>
          </table:table-cell>
          <table:table-cell office:value-type="float" office:value="93.949936" calcext:value-type="float">
            <text:p>93,949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308" calcext:value-type="float">
            <text:p>92,923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5" calcext:value-type="float">
            <text:p>0,2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01" calcext:value-type="float">
            <text:p>18,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9:11:13</text:p>
          </table:table-cell>
          <table:table-cell office:value-type="string" calcext:value-type="string">
            <text:p>Download:</text:p>
          </table:table-cell>
          <table:table-cell office:value-type="float" office:value="94.077496" calcext:value-type="float">
            <text:p>94,077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54592" calcext:value-type="float">
            <text:p>92,054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77" calcext:value-type="float">
            <text:p>1,0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9:28:55</text:p>
          </table:table-cell>
          <table:table-cell office:value-type="string" calcext:value-type="string">
            <text:p>Download:</text:p>
          </table:table-cell>
          <table:table-cell office:value-type="float" office:value="94.143184" calcext:value-type="float">
            <text:p>94,143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6928" calcext:value-type="float">
            <text:p>92,676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3" calcext:value-type="float">
            <text:p>18,8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09:46:35</text:p>
          </table:table-cell>
          <table:table-cell office:value-type="string" calcext:value-type="string">
            <text:p>Download:</text:p>
          </table:table-cell>
          <table:table-cell office:value-type="float" office:value="93.89592" calcext:value-type="float">
            <text:p>93,89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6104" calcext:value-type="float">
            <text:p>92,186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28" calcext:value-type="float">
            <text:p>1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05" calcext:value-type="float">
            <text:p>18,8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0:04:16</text:p>
          </table:table-cell>
          <table:table-cell office:value-type="string" calcext:value-type="string">
            <text:p>Download:</text:p>
          </table:table-cell>
          <table:table-cell office:value-type="float" office:value="93.883904" calcext:value-type="float">
            <text:p>93,883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3952" calcext:value-type="float">
            <text:p>93,153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4225352112676" calcext:value-type="float">
            <text:p>0,704225352112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9" calcext:value-type="float">
            <text:p>18,9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0:21:55</text:p>
          </table:table-cell>
          <table:table-cell office:value-type="string" calcext:value-type="string">
            <text:p>Download:</text:p>
          </table:table-cell>
          <table:table-cell office:value-type="float" office:value="92.824576" calcext:value-type="float">
            <text:p>92,824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46344" calcext:value-type="float">
            <text:p>92,246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3" calcext:value-type="float">
            <text:p>0,2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2" calcext:value-type="float">
            <text:p>18,9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0:39:43</text:p>
          </table:table-cell>
          <table:table-cell office:value-type="string" calcext:value-type="string">
            <text:p>Download:</text:p>
          </table:table-cell>
          <table:table-cell office:value-type="float" office:value="94.050696" calcext:value-type="float">
            <text:p>94,050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2052" calcext:value-type="float">
            <text:p>92,62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5" calcext:value-type="float">
            <text:p>0,3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29" calcext:value-type="float">
            <text:p>18,8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0:57:25</text:p>
          </table:table-cell>
          <table:table-cell office:value-type="string" calcext:value-type="string">
            <text:p>Download:</text:p>
          </table:table-cell>
          <table:table-cell office:value-type="float" office:value="93.436064" calcext:value-type="float">
            <text:p>93,436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62896" calcext:value-type="float">
            <text:p>93,162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73" calcext:value-type="float">
            <text:p>1,0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32" calcext:value-type="float">
            <text:p>17,5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1:15:07</text:p>
          </table:table-cell>
          <table:table-cell office:value-type="string" calcext:value-type="string">
            <text:p>Download:</text:p>
          </table:table-cell>
          <table:table-cell office:value-type="float" office:value="93.86272" calcext:value-type="float">
            <text:p>93,86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1872" calcext:value-type="float">
            <text:p>93,071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37" calcext:value-type="float">
            <text:p>1,0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9219858156028" calcext:value-type="float">
            <text:p>0,7092198581560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38" calcext:value-type="float">
            <text:p>19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1:32:55</text:p>
          </table:table-cell>
          <table:table-cell office:value-type="string" calcext:value-type="string">
            <text:p>Download:</text:p>
          </table:table-cell>
          <table:table-cell office:value-type="float" office:value="93.953664" calcext:value-type="float">
            <text:p>93,953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53344" calcext:value-type="float">
            <text:p>92,653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1843971631206" calcext:value-type="float">
            <text:p>1,418439716312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7" calcext:value-type="float">
            <text:p>18,9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1:50:41</text:p>
          </table:table-cell>
          <table:table-cell office:value-type="string" calcext:value-type="string">
            <text:p>Download:</text:p>
          </table:table-cell>
          <table:table-cell office:value-type="float" office:value="93.984256" calcext:value-type="float">
            <text:p>93,984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72072" calcext:value-type="float">
            <text:p>92,772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3" calcext:value-type="float">
            <text:p>0,5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09" calcext:value-type="float">
            <text:p>17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2:08:28</text:p>
          </table:table-cell>
          <table:table-cell office:value-type="string" calcext:value-type="string">
            <text:p>Download:</text:p>
          </table:table-cell>
          <table:table-cell office:value-type="float" office:value="94.033408" calcext:value-type="float">
            <text:p>94,033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83072" calcext:value-type="float">
            <text:p>92,983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" calcext:value-type="float">
            <text:p>18,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2:26:07</text:p>
          </table:table-cell>
          <table:table-cell office:value-type="string" calcext:value-type="string">
            <text:p>Download:</text:p>
          </table:table-cell>
          <table:table-cell office:value-type="float" office:value="94.040128" calcext:value-type="float">
            <text:p>94,040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66824" calcext:value-type="float">
            <text:p>92,36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6" calcext:value-type="float">
            <text:p>0,6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5675675675676" calcext:value-type="float">
            <text:p>0,675675675675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57" calcext:value-type="float">
            <text:p>18,7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2:43:51</text:p>
          </table:table-cell>
          <table:table-cell office:value-type="string" calcext:value-type="string">
            <text:p>Download:</text:p>
          </table:table-cell>
          <table:table-cell office:value-type="float" office:value="93.867416" calcext:value-type="float">
            <text:p>93,867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96272" calcext:value-type="float">
            <text:p>92,796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53" calcext:value-type="float">
            <text:p>1,0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2765957446808" calcext:value-type="float">
            <text:p>2,127659574468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02" calcext:value-type="float">
            <text:p>17,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3:01:32</text:p>
          </table:table-cell>
          <table:table-cell office:value-type="string" calcext:value-type="string">
            <text:p>Download:</text:p>
          </table:table-cell>
          <table:table-cell office:value-type="float" office:value="93.942296" calcext:value-type="float">
            <text:p>93,942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316" calcext:value-type="float">
            <text:p>93,043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3" calcext:value-type="float">
            <text:p>18,9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3:19:11</text:p>
          </table:table-cell>
          <table:table-cell office:value-type="string" calcext:value-type="string">
            <text:p>Download:</text:p>
          </table:table-cell>
          <table:table-cell office:value-type="float" office:value="93.978192" calcext:value-type="float">
            <text:p>93,978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07744" calcext:value-type="float">
            <text:p>90,707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5675675675676" calcext:value-type="float">
            <text:p>0,675675675675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9" calcext:value-type="float">
            <text:p>18,9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3:36:53</text:p>
          </table:table-cell>
          <table:table-cell office:value-type="string" calcext:value-type="string">
            <text:p>Download:</text:p>
          </table:table-cell>
          <table:table-cell office:value-type="float" office:value="93.01672" calcext:value-type="float">
            <text:p>93,01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184" calcext:value-type="float">
            <text:p>92,90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75" calcext:value-type="float">
            <text:p>18,8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3:54:37</text:p>
          </table:table-cell>
          <table:table-cell office:value-type="string" calcext:value-type="string">
            <text:p>Download:</text:p>
          </table:table-cell>
          <table:table-cell office:value-type="float" office:value="94.149912" calcext:value-type="float">
            <text:p>94,149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84608" calcext:value-type="float">
            <text:p>93,084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2" calcext:value-type="float">
            <text:p>0,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7" calcext:value-type="float">
            <text:p>18,9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4:12:24</text:p>
          </table:table-cell>
          <table:table-cell office:value-type="string" calcext:value-type="string">
            <text:p>Download:</text:p>
          </table:table-cell>
          <table:table-cell office:value-type="float" office:value="93.942136" calcext:value-type="float">
            <text:p>93,942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02744" calcext:value-type="float">
            <text:p>92,602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76" calcext:value-type="float">
            <text:p>18,5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4:30:10</text:p>
          </table:table-cell>
          <table:table-cell office:value-type="string" calcext:value-type="string">
            <text:p>Download:</text:p>
          </table:table-cell>
          <table:table-cell office:value-type="float" office:value="93.861872" calcext:value-type="float">
            <text:p>93,861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20592" calcext:value-type="float">
            <text:p>93,020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" calcext:value-type="float">
            <text:p>0,2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6" calcext:value-type="float">
            <text:p>18,9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4:47:56</text:p>
          </table:table-cell>
          <table:table-cell office:value-type="string" calcext:value-type="string">
            <text:p>Download:</text:p>
          </table:table-cell>
          <table:table-cell office:value-type="float" office:value="93.853976" calcext:value-type="float">
            <text:p>93,853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15528" calcext:value-type="float">
            <text:p>92,715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3" calcext:value-type="float">
            <text:p>18,9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5:05:45</text:p>
          </table:table-cell>
          <table:table-cell office:value-type="string" calcext:value-type="string">
            <text:p>Download:</text:p>
          </table:table-cell>
          <table:table-cell office:value-type="float" office:value="93.781128" calcext:value-type="float">
            <text:p>93,78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13056" calcext:value-type="float">
            <text:p>92,913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4" calcext:value-type="float">
            <text:p>18,8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5:23:30</text:p>
          </table:table-cell>
          <table:table-cell office:value-type="string" calcext:value-type="string">
            <text:p>Download:</text:p>
          </table:table-cell>
          <table:table-cell office:value-type="float" office:value="93.992784" calcext:value-type="float">
            <text:p>93,992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7504" calcext:value-type="float">
            <text:p>92,457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2" calcext:value-type="float">
            <text:p>18,8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5:41:38</text:p>
          </table:table-cell>
          <table:table-cell office:value-type="string" calcext:value-type="string">
            <text:p>Download:</text:p>
          </table:table-cell>
          <table:table-cell office:value-type="float" office:value="93.877344" calcext:value-type="float">
            <text:p>93,87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0428" calcext:value-type="float">
            <text:p>92,104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3884892086331" calcext:value-type="float">
            <text:p>1,438848920863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843" calcext:value-type="float">
            <text:p>16,8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5:59:18</text:p>
          </table:table-cell>
          <table:table-cell office:value-type="string" calcext:value-type="string">
            <text:p>Download:</text:p>
          </table:table-cell>
          <table:table-cell office:value-type="float" office:value="94.119624" calcext:value-type="float">
            <text:p>94,119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24768" calcext:value-type="float">
            <text:p>91,124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2463768115942" calcext:value-type="float">
            <text:p>0,724637681159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347" calcext:value-type="float">
            <text:p>17,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6:16:59</text:p>
          </table:table-cell>
          <table:table-cell office:value-type="string" calcext:value-type="string">
            <text:p>Download:</text:p>
          </table:table-cell>
          <table:table-cell office:value-type="float" office:value="94.0596" calcext:value-type="float">
            <text:p>94,05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48764" calcext:value-type="float">
            <text:p>90,487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428" calcext:value-type="float">
            <text:p>17,4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6:34:38</text:p>
          </table:table-cell>
          <table:table-cell office:value-type="string" calcext:value-type="string">
            <text:p>Download:</text:p>
          </table:table-cell>
          <table:table-cell office:value-type="float" office:value="93.782808" calcext:value-type="float">
            <text:p>93,782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682776" calcext:value-type="float">
            <text:p>89,682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28" calcext:value-type="float">
            <text:p>18,8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6:52:19</text:p>
          </table:table-cell>
          <table:table-cell office:value-type="string" calcext:value-type="string">
            <text:p>Download:</text:p>
          </table:table-cell>
          <table:table-cell office:value-type="float" office:value="93.0252" calcext:value-type="float">
            <text:p>93,02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46208" calcext:value-type="float">
            <text:p>88,46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49" calcext:value-type="float">
            <text:p>1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46268656716418" calcext:value-type="float">
            <text:p>0,74626865671641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14" calcext:value-type="float">
            <text:p>18,3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7:09:58</text:p>
          </table:table-cell>
          <table:table-cell office:value-type="string" calcext:value-type="string">
            <text:p>Download:</text:p>
          </table:table-cell>
          <table:table-cell office:value-type="float" office:value="93.357656" calcext:value-type="float">
            <text:p>93,357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79168" calcext:value-type="float">
            <text:p>91,679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7" calcext:value-type="float">
            <text:p>18,8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7:27:48</text:p>
          </table:table-cell>
          <table:table-cell office:value-type="string" calcext:value-type="string">
            <text:p>Download:</text:p>
          </table:table-cell>
          <table:table-cell office:value-type="float" office:value="93.896776" calcext:value-type="float">
            <text:p>93,896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8412" calcext:value-type="float">
            <text:p>91,884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29" calcext:value-type="float">
            <text:p>1,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5359477124183" calcext:value-type="float">
            <text:p>0,653594771241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36" calcext:value-type="float">
            <text:p>17,9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7:45:35</text:p>
          </table:table-cell>
          <table:table-cell office:value-type="string" calcext:value-type="string">
            <text:p>Download:</text:p>
          </table:table-cell>
          <table:table-cell office:value-type="float" office:value="94.083944" calcext:value-type="float">
            <text:p>94,083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146" calcext:value-type="float">
            <text:p>90,1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69" calcext:value-type="float">
            <text:p>1,4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64" calcext:value-type="float">
            <text:p>18,1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8:03:15</text:p>
          </table:table-cell>
          <table:table-cell office:value-type="string" calcext:value-type="string">
            <text:p>Download:</text:p>
          </table:table-cell>
          <table:table-cell office:value-type="float" office:value="93.805488" calcext:value-type="float">
            <text:p>93,805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52208" calcext:value-type="float">
            <text:p>91,852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54" calcext:value-type="float">
            <text:p>1,3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65" calcext:value-type="float">
            <text:p>17,9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8:21:07</text:p>
          </table:table-cell>
          <table:table-cell office:value-type="string" calcext:value-type="string">
            <text:p>Download:</text:p>
          </table:table-cell>
          <table:table-cell office:value-type="float" office:value="93.980664" calcext:value-type="float">
            <text:p>93,980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23048" calcext:value-type="float">
            <text:p>93,023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3972602739726" calcext:value-type="float">
            <text:p>2,7397260273972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71" calcext:value-type="float">
            <text:p>18,3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8:38:53</text:p>
          </table:table-cell>
          <table:table-cell office:value-type="string" calcext:value-type="string">
            <text:p>Download:</text:p>
          </table:table-cell>
          <table:table-cell office:value-type="float" office:value="94.123736" calcext:value-type="float">
            <text:p>94,123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24632" calcext:value-type="float">
            <text:p>92,224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054421768707" calcext:value-type="float">
            <text:p>1,360544217687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64" calcext:value-type="float">
            <text:p>18,1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8:56:38</text:p>
          </table:table-cell>
          <table:table-cell office:value-type="string" calcext:value-type="string">
            <text:p>Download:</text:p>
          </table:table-cell>
          <table:table-cell office:value-type="float" office:value="93.783792" calcext:value-type="float">
            <text:p>93,783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4112" calcext:value-type="float">
            <text:p>92,74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054421768707" calcext:value-type="float">
            <text:p>1,360544217687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858" calcext:value-type="float">
            <text:p>16,8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9:14:17</text:p>
          </table:table-cell>
          <table:table-cell office:value-type="string" calcext:value-type="string">
            <text:p>Download:</text:p>
          </table:table-cell>
          <table:table-cell office:value-type="float" office:value="94.027056" calcext:value-type="float">
            <text:p>94,027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8728" calcext:value-type="float">
            <text:p>92,458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6666666666667" calcext:value-type="float">
            <text:p>0,66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25" calcext:value-type="float">
            <text:p>17,8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9:31:58</text:p>
          </table:table-cell>
          <table:table-cell office:value-type="string" calcext:value-type="string">
            <text:p>Download:</text:p>
          </table:table-cell>
          <table:table-cell office:value-type="float" office:value="94.0658" calcext:value-type="float">
            <text:p>94,06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961296" calcext:value-type="float">
            <text:p>90,961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02" calcext:value-type="float">
            <text:p>1,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04" calcext:value-type="float">
            <text:p>17,8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19:49:42</text:p>
          </table:table-cell>
          <table:table-cell office:value-type="string" calcext:value-type="string">
            <text:p>Download:</text:p>
          </table:table-cell>
          <table:table-cell office:value-type="float" office:value="93.97816" calcext:value-type="float">
            <text:p>93,97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70416" calcext:value-type="float">
            <text:p>92,470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88" calcext:value-type="float">
            <text:p>17,2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0:07:41</text:p>
          </table:table-cell>
          <table:table-cell office:value-type="string" calcext:value-type="string">
            <text:p>Download:</text:p>
          </table:table-cell>
          <table:table-cell office:value-type="float" office:value="93.374688" calcext:value-type="float">
            <text:p>93,374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6256" calcext:value-type="float">
            <text:p>92,676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51" calcext:value-type="float">
            <text:p>1,0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35" calcext:value-type="float">
            <text:p>18,8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0:25:21</text:p>
          </table:table-cell>
          <table:table-cell office:value-type="string" calcext:value-type="string">
            <text:p>Download:</text:p>
          </table:table-cell>
          <table:table-cell office:value-type="float" office:value="93.771416" calcext:value-type="float">
            <text:p>93,771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530136" calcext:value-type="float">
            <text:p>90,530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897" calcext:value-type="float">
            <text:p>16,8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0:44:00</text:p>
          </table:table-cell>
          <table:table-cell office:value-type="string" calcext:value-type="string">
            <text:p>Download:</text:p>
          </table:table-cell>
          <table:table-cell office:value-type="float" office:value="94.0428" calcext:value-type="float">
            <text:p>94,04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040656" calcext:value-type="float">
            <text:p>86,040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15" calcext:value-type="float">
            <text:p>0,6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73" calcext:value-type="float">
            <text:p>18,8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1:01:47</text:p>
          </table:table-cell>
          <table:table-cell office:value-type="string" calcext:value-type="string">
            <text:p>Download:</text:p>
          </table:table-cell>
          <table:table-cell office:value-type="float" office:value="93.6544" calcext:value-type="float">
            <text:p>93,6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5.871248" calcext:value-type="float">
            <text:p>85,871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75" calcext:value-type="float">
            <text:p>1,2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1" calcext:value-type="float">
            <text:p>18,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1:19:40</text:p>
          </table:table-cell>
          <table:table-cell office:value-type="string" calcext:value-type="string">
            <text:p>Download:</text:p>
          </table:table-cell>
          <table:table-cell office:value-type="float" office:value="93.907184" calcext:value-type="float">
            <text:p>93,907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7.211728" calcext:value-type="float">
            <text:p>87,211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81" calcext:value-type="float">
            <text:p>1,0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69" calcext:value-type="float">
            <text:p>18,3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1:37:22</text:p>
          </table:table-cell>
          <table:table-cell office:value-type="string" calcext:value-type="string">
            <text:p>Download:</text:p>
          </table:table-cell>
          <table:table-cell office:value-type="float" office:value="93.850032" calcext:value-type="float">
            <text:p>93,850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339872" calcext:value-type="float">
            <text:p>91,339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89" calcext:value-type="float">
            <text:p>1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57" calcext:value-type="float">
            <text:p>17,8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1:55:10</text:p>
          </table:table-cell>
          <table:table-cell office:value-type="string" calcext:value-type="string">
            <text:p>Download:</text:p>
          </table:table-cell>
          <table:table-cell office:value-type="float" office:value="93.753832" calcext:value-type="float">
            <text:p>93,753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42272" calcext:value-type="float">
            <text:p>92,642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" calcext:value-type="float">
            <text:p>0,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08" calcext:value-type="float">
            <text:p>19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2:12:50</text:p>
          </table:table-cell>
          <table:table-cell office:value-type="string" calcext:value-type="string">
            <text:p>Download:</text:p>
          </table:table-cell>
          <table:table-cell office:value-type="float" office:value="94.013744" calcext:value-type="float">
            <text:p>94,013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757488" calcext:value-type="float">
            <text:p>89,757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53" calcext:value-type="float">
            <text:p>0,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2" calcext:value-type="float">
            <text:p>18,8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2:30:30</text:p>
          </table:table-cell>
          <table:table-cell office:value-type="string" calcext:value-type="string">
            <text:p>Download:</text:p>
          </table:table-cell>
          <table:table-cell office:value-type="float" office:value="93.753168" calcext:value-type="float">
            <text:p>93,753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53256" calcext:value-type="float">
            <text:p>90,753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5827338129496" calcext:value-type="float">
            <text:p>2,1582733812949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77" calcext:value-type="float">
            <text:p>17,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2:48:13</text:p>
          </table:table-cell>
          <table:table-cell office:value-type="string" calcext:value-type="string">
            <text:p>Download:</text:p>
          </table:table-cell>
          <table:table-cell office:value-type="float" office:value="93.348768" calcext:value-type="float">
            <text:p>93,348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621968" calcext:value-type="float">
            <text:p>89,621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797" calcext:value-type="float">
            <text:p>16,7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3:06:01</text:p>
          </table:table-cell>
          <table:table-cell office:value-type="string" calcext:value-type="string">
            <text:p>Download:</text:p>
          </table:table-cell>
          <table:table-cell office:value-type="float" office:value="94.145224" calcext:value-type="float">
            <text:p>94,145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1022" calcext:value-type="float">
            <text:p>89,10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1" calcext:value-type="float">
            <text:p>0,5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55" calcext:value-type="float">
            <text:p>17,8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3:23:42</text:p>
          </table:table-cell>
          <table:table-cell office:value-type="string" calcext:value-type="string">
            <text:p>Download:</text:p>
          </table:table-cell>
          <table:table-cell office:value-type="float" office:value="94.135536" calcext:value-type="float">
            <text:p>94,135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53208" calcext:value-type="float">
            <text:p>92,253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32911392405063" calcext:value-type="float">
            <text:p>0,6329113924050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18" calcext:value-type="float">
            <text:p>18,8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3:41:26</text:p>
          </table:table-cell>
          <table:table-cell office:value-type="string" calcext:value-type="string">
            <text:p>Download:</text:p>
          </table:table-cell>
          <table:table-cell office:value-type="float" office:value="93.980048" calcext:value-type="float">
            <text:p>93,980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936168" calcext:value-type="float">
            <text:p>90,936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1843971631206" calcext:value-type="float">
            <text:p>1,418439716312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1" calcext:value-type="float">
            <text:p>18,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5 23:59:16</text:p>
          </table:table-cell>
          <table:table-cell office:value-type="string" calcext:value-type="string">
            <text:p>Download:</text:p>
          </table:table-cell>
          <table:table-cell office:value-type="float" office:value="94.032424" calcext:value-type="float">
            <text:p>94,032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45048" calcext:value-type="float">
            <text:p>92,045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71" calcext:value-type="float">
            <text:p>18,2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0:16:56</text:p>
          </table:table-cell>
          <table:table-cell office:value-type="string" calcext:value-type="string">
            <text:p>Download:</text:p>
          </table:table-cell>
          <table:table-cell office:value-type="float" office:value="93.741128" calcext:value-type="float">
            <text:p>93,74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485944" calcext:value-type="float">
            <text:p>91,485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42" calcext:value-type="float">
            <text:p>1,6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29" calcext:value-type="float">
            <text:p>18,4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0:34:39</text:p>
          </table:table-cell>
          <table:table-cell office:value-type="string" calcext:value-type="string">
            <text:p>Download:</text:p>
          </table:table-cell>
          <table:table-cell office:value-type="float" office:value="93.905392" calcext:value-type="float">
            <text:p>93,90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4968" calcext:value-type="float">
            <text:p>93,044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6" calcext:value-type="float">
            <text:p>0,5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9" calcext:value-type="float">
            <text:p>18,8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0:52:18</text:p>
          </table:table-cell>
          <table:table-cell office:value-type="string" calcext:value-type="string">
            <text:p>Download:</text:p>
          </table:table-cell>
          <table:table-cell office:value-type="float" office:value="93.992904" calcext:value-type="float">
            <text:p>93,992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2232" calcext:value-type="float">
            <text:p>92,42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43" calcext:value-type="float">
            <text:p>1,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072" calcext:value-type="float">
            <text:p>17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1:10:07</text:p>
          </table:table-cell>
          <table:table-cell office:value-type="string" calcext:value-type="string">
            <text:p>Download:</text:p>
          </table:table-cell>
          <table:table-cell office:value-type="float" office:value="93.816832" calcext:value-type="float">
            <text:p>93,816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5632" calcext:value-type="float">
            <text:p>92,995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92" calcext:value-type="float">
            <text:p>18,5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1:27:51</text:p>
          </table:table-cell>
          <table:table-cell office:value-type="string" calcext:value-type="string">
            <text:p>Download:</text:p>
          </table:table-cell>
          <table:table-cell office:value-type="float" office:value="93.934608" calcext:value-type="float">
            <text:p>93,934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97784" calcext:value-type="float">
            <text:p>92,697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4" calcext:value-type="float">
            <text:p>0,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1025641025641" calcext:value-type="float">
            <text:p>0,6410256410256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1" calcext:value-type="float">
            <text:p>18,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1:45:31</text:p>
          </table:table-cell>
          <table:table-cell office:value-type="string" calcext:value-type="string">
            <text:p>Download:</text:p>
          </table:table-cell>
          <table:table-cell office:value-type="float" office:value="93.8456" calcext:value-type="float">
            <text:p>93,8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0576" calcext:value-type="float">
            <text:p>92,00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1" calcext:value-type="float">
            <text:p>0,5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9350649350649" calcext:value-type="float">
            <text:p>0,6493506493506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96" calcext:value-type="float">
            <text:p>18,7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2:03:16</text:p>
          </table:table-cell>
          <table:table-cell office:value-type="string" calcext:value-type="string">
            <text:p>Download:</text:p>
          </table:table-cell>
          <table:table-cell office:value-type="float" office:value="94.36684" calcext:value-type="float">
            <text:p>94,366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7692" calcext:value-type="float">
            <text:p>91,676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64" calcext:value-type="float">
            <text:p>0,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4" calcext:value-type="float">
            <text:p>18,9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2:21:05</text:p>
          </table:table-cell>
          <table:table-cell office:value-type="string" calcext:value-type="string">
            <text:p>Download:</text:p>
          </table:table-cell>
          <table:table-cell office:value-type="float" office:value="93.947872" calcext:value-type="float">
            <text:p>93,947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436376" calcext:value-type="float">
            <text:p>90,436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39" calcext:value-type="float">
            <text:p>0,4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208" calcext:value-type="float">
            <text:p>17,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2:38:58</text:p>
          </table:table-cell>
          <table:table-cell office:value-type="string" calcext:value-type="string">
            <text:p>Download:</text:p>
          </table:table-cell>
          <table:table-cell office:value-type="float" office:value="94.040808" calcext:value-type="float">
            <text:p>94,040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81936" calcext:value-type="float">
            <text:p>92,081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12" calcext:value-type="float">
            <text:p>1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27" calcext:value-type="float">
            <text:p>18,5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2:56:40</text:p>
          </table:table-cell>
          <table:table-cell office:value-type="string" calcext:value-type="string">
            <text:p>Download:</text:p>
          </table:table-cell>
          <table:table-cell office:value-type="float" office:value="93.900552" calcext:value-type="float">
            <text:p>93,900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5532" calcext:value-type="float">
            <text:p>90,755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" calcext:value-type="float">
            <text:p>0,1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9032258064516" calcext:value-type="float">
            <text:p>1,290322580645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46" calcext:value-type="float">
            <text:p>18,8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3:14:20</text:p>
          </table:table-cell>
          <table:table-cell office:value-type="string" calcext:value-type="string">
            <text:p>Download:</text:p>
          </table:table-cell>
          <table:table-cell office:value-type="float" office:value="94.017568" calcext:value-type="float">
            <text:p>94,017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92912" calcext:value-type="float">
            <text:p>92,292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99" calcext:value-type="float">
            <text:p>18,5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3:31:59</text:p>
          </table:table-cell>
          <table:table-cell office:value-type="string" calcext:value-type="string">
            <text:p>Download:</text:p>
          </table:table-cell>
          <table:table-cell office:value-type="float" office:value="93.875352" calcext:value-type="float">
            <text:p>93,875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88904" calcext:value-type="float">
            <text:p>91,788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9350649350649" calcext:value-type="float">
            <text:p>0,6493506493506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13" calcext:value-type="float">
            <text:p>18,8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3:49:44</text:p>
          </table:table-cell>
          <table:table-cell office:value-type="string" calcext:value-type="string">
            <text:p>Download:</text:p>
          </table:table-cell>
          <table:table-cell office:value-type="float" office:value="94.171352" calcext:value-type="float">
            <text:p>94,171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90784" calcext:value-type="float">
            <text:p>91,890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39" calcext:value-type="float">
            <text:p>1,2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4228187919463" calcext:value-type="float">
            <text:p>1,342281879194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2" calcext:value-type="float">
            <text:p>17,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4:07:32</text:p>
          </table:table-cell>
          <table:table-cell office:value-type="string" calcext:value-type="string">
            <text:p>Download:</text:p>
          </table:table-cell>
          <table:table-cell office:value-type="float" office:value="93.984256" calcext:value-type="float">
            <text:p>93,984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26424" calcext:value-type="float">
            <text:p>92,426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5" calcext:value-type="float">
            <text:p>0,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15606936416185" calcext:value-type="float">
            <text:p>1,156069364161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68" calcext:value-type="float">
            <text:p>17,8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4:25:16</text:p>
          </table:table-cell>
          <table:table-cell office:value-type="string" calcext:value-type="string">
            <text:p>Download:</text:p>
          </table:table-cell>
          <table:table-cell office:value-type="float" office:value="93.973424" calcext:value-type="float">
            <text:p>93,973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52296" calcext:value-type="float">
            <text:p>92,052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84" calcext:value-type="float">
            <text:p>1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9" calcext:value-type="float">
            <text:p>18,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4:42:56</text:p>
          </table:table-cell>
          <table:table-cell office:value-type="string" calcext:value-type="string">
            <text:p>Download:</text:p>
          </table:table-cell>
          <table:table-cell office:value-type="float" office:value="94.118584" calcext:value-type="float">
            <text:p>94,11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59056" calcext:value-type="float">
            <text:p>92,559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55" calcext:value-type="float">
            <text:p>1,0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51" calcext:value-type="float">
            <text:p>18,3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5:00:38</text:p>
          </table:table-cell>
          <table:table-cell office:value-type="string" calcext:value-type="string">
            <text:p>Download:</text:p>
          </table:table-cell>
          <table:table-cell office:value-type="float" office:value="93.785328" calcext:value-type="float">
            <text:p>93,785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39712" calcext:value-type="float">
            <text:p>92,739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39" calcext:value-type="float">
            <text:p>18,5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5:18:24</text:p>
          </table:table-cell>
          <table:table-cell office:value-type="string" calcext:value-type="string">
            <text:p>Download:</text:p>
          </table:table-cell>
          <table:table-cell office:value-type="float" office:value="94.131776" calcext:value-type="float">
            <text:p>94,131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8688" calcext:value-type="float">
            <text:p>93,078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5" calcext:value-type="float">
            <text:p>18,8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5:36:04</text:p>
          </table:table-cell>
          <table:table-cell office:value-type="string" calcext:value-type="string">
            <text:p>Download:</text:p>
          </table:table-cell>
          <table:table-cell office:value-type="float" office:value="93.526568" calcext:value-type="float">
            <text:p>93,526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89944" calcext:value-type="float">
            <text:p>91,989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37" calcext:value-type="float">
            <text:p>1,2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75" calcext:value-type="float">
            <text:p>18,6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5:53:51</text:p>
          </table:table-cell>
          <table:table-cell office:value-type="string" calcext:value-type="string">
            <text:p>Download:</text:p>
          </table:table-cell>
          <table:table-cell office:value-type="float" office:value="94.090024" calcext:value-type="float">
            <text:p>94,090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00768" calcext:value-type="float">
            <text:p>91,500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46" calcext:value-type="float">
            <text:p>18,7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6:11:33</text:p>
          </table:table-cell>
          <table:table-cell office:value-type="string" calcext:value-type="string">
            <text:p>Download:</text:p>
          </table:table-cell>
          <table:table-cell office:value-type="float" office:value="94.001024" calcext:value-type="float">
            <text:p>94,001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1832" calcext:value-type="float">
            <text:p>92,51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11" calcext:value-type="float">
            <text:p>1,0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1" calcext:value-type="float">
            <text:p>18,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6:29:19</text:p>
          </table:table-cell>
          <table:table-cell office:value-type="string" calcext:value-type="string">
            <text:p>Download:</text:p>
          </table:table-cell>
          <table:table-cell office:value-type="float" office:value="94.033264" calcext:value-type="float">
            <text:p>94,033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638" calcext:value-type="float">
            <text:p>92,26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8" calcext:value-type="float">
            <text:p>18,8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6:46:59</text:p>
          </table:table-cell>
          <table:table-cell office:value-type="string" calcext:value-type="string">
            <text:p>Download:</text:p>
          </table:table-cell>
          <table:table-cell office:value-type="float" office:value="94.022608" calcext:value-type="float">
            <text:p>94,022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934" calcext:value-type="float">
            <text:p>92,49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13" calcext:value-type="float">
            <text:p>16,9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7:04:44</text:p>
          </table:table-cell>
          <table:table-cell office:value-type="string" calcext:value-type="string">
            <text:p>Download:</text:p>
          </table:table-cell>
          <table:table-cell office:value-type="float" office:value="93.522784" calcext:value-type="float">
            <text:p>93,522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7504" calcext:value-type="float">
            <text:p>92,47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04" calcext:value-type="float">
            <text:p>0,7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93" calcext:value-type="float">
            <text:p>18,4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7:22:23</text:p>
          </table:table-cell>
          <table:table-cell office:value-type="string" calcext:value-type="string">
            <text:p>Download:</text:p>
          </table:table-cell>
          <table:table-cell office:value-type="float" office:value="93.922328" calcext:value-type="float">
            <text:p>93,922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11264" calcext:value-type="float">
            <text:p>92,811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55" calcext:value-type="float">
            <text:p>1,6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762" calcext:value-type="float">
            <text:p>17,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7:40:06</text:p>
          </table:table-cell>
          <table:table-cell office:value-type="string" calcext:value-type="string">
            <text:p>Download:</text:p>
          </table:table-cell>
          <table:table-cell office:value-type="float" office:value="93.999456" calcext:value-type="float">
            <text:p>93,999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1388" calcext:value-type="float">
            <text:p>92,313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1" calcext:value-type="float">
            <text:p>18,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7:57:49</text:p>
          </table:table-cell>
          <table:table-cell office:value-type="string" calcext:value-type="string">
            <text:p>Download:</text:p>
          </table:table-cell>
          <table:table-cell office:value-type="float" office:value="94.079144" calcext:value-type="float">
            <text:p>94,079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01648" calcext:value-type="float">
            <text:p>91,701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92" calcext:value-type="float">
            <text:p>1,0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2450331125828" calcext:value-type="float">
            <text:p>1,324503311258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5" calcext:value-type="float">
            <text:p>18,8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8:15:28</text:p>
          </table:table-cell>
          <table:table-cell office:value-type="string" calcext:value-type="string">
            <text:p>Download:</text:p>
          </table:table-cell>
          <table:table-cell office:value-type="float" office:value="93.872376" calcext:value-type="float">
            <text:p>93,872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05488" calcext:value-type="float">
            <text:p>91,605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6" calcext:value-type="float">
            <text:p>18,8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8:33:10</text:p>
          </table:table-cell>
          <table:table-cell office:value-type="string" calcext:value-type="string">
            <text:p>Download:</text:p>
          </table:table-cell>
          <table:table-cell office:value-type="float" office:value="93.940088" calcext:value-type="float">
            <text:p>93,940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6144" calcext:value-type="float">
            <text:p>92,66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2" calcext:value-type="float">
            <text:p>18,9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8:50:54</text:p>
          </table:table-cell>
          <table:table-cell office:value-type="string" calcext:value-type="string">
            <text:p>Download:</text:p>
          </table:table-cell>
          <table:table-cell office:value-type="float" office:value="93.439064" calcext:value-type="float">
            <text:p>93,439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6304" calcext:value-type="float">
            <text:p>92,6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8978102189781" calcext:value-type="float">
            <text:p>2,189781021897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6" calcext:value-type="float">
            <text:p>18,9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9:08:32</text:p>
          </table:table-cell>
          <table:table-cell office:value-type="string" calcext:value-type="string">
            <text:p>Download:</text:p>
          </table:table-cell>
          <table:table-cell office:value-type="float" office:value="94.138592" calcext:value-type="float">
            <text:p>94,138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3964" calcext:value-type="float">
            <text:p>91,53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47" calcext:value-type="float">
            <text:p>18,5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9:26:13</text:p>
          </table:table-cell>
          <table:table-cell office:value-type="string" calcext:value-type="string">
            <text:p>Download:</text:p>
          </table:table-cell>
          <table:table-cell office:value-type="float" office:value="93.690848" calcext:value-type="float">
            <text:p>93,690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136" calcext:value-type="float">
            <text:p>90,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9219858156028" calcext:value-type="float">
            <text:p>0,7092198581560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9" calcext:value-type="float">
            <text:p>18,8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09:43:52</text:p>
          </table:table-cell>
          <table:table-cell office:value-type="string" calcext:value-type="string">
            <text:p>Download:</text:p>
          </table:table-cell>
          <table:table-cell office:value-type="float" office:value="94.10864" calcext:value-type="float">
            <text:p>94,10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34344" calcext:value-type="float">
            <text:p>92,93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89" calcext:value-type="float">
            <text:p>0,7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02" calcext:value-type="float">
            <text:p>18,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0:01:37</text:p>
          </table:table-cell>
          <table:table-cell office:value-type="string" calcext:value-type="string">
            <text:p>Download:</text:p>
          </table:table-cell>
          <table:table-cell office:value-type="float" office:value="94.01372" calcext:value-type="float">
            <text:p>94,013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38264" calcext:value-type="float">
            <text:p>92,138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737" calcext:value-type="float">
            <text:p>17,7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0:19:22</text:p>
          </table:table-cell>
          <table:table-cell office:value-type="string" calcext:value-type="string">
            <text:p>Download:</text:p>
          </table:table-cell>
          <table:table-cell office:value-type="float" office:value="93.950384" calcext:value-type="float">
            <text:p>93,950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4772" calcext:value-type="float">
            <text:p>92,447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2765957446808" calcext:value-type="float">
            <text:p>2,127659574468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86" calcext:value-type="float">
            <text:p>18,7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0:37:06</text:p>
          </table:table-cell>
          <table:table-cell office:value-type="string" calcext:value-type="string">
            <text:p>Download:</text:p>
          </table:table-cell>
          <table:table-cell office:value-type="float" office:value="93.982656" calcext:value-type="float">
            <text:p>93,982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64664" calcext:value-type="float">
            <text:p>92,464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95" calcext:value-type="float">
            <text:p>17,8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0:54:49</text:p>
          </table:table-cell>
          <table:table-cell office:value-type="string" calcext:value-type="string">
            <text:p>Download:</text:p>
          </table:table-cell>
          <table:table-cell office:value-type="float" office:value="94.038728" calcext:value-type="float">
            <text:p>94,038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50008" calcext:value-type="float">
            <text:p>92,050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32" calcext:value-type="float">
            <text:p>1,4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144" calcext:value-type="float">
            <text:p>18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1:12:29</text:p>
          </table:table-cell>
          <table:table-cell office:value-type="string" calcext:value-type="string">
            <text:p>Download:</text:p>
          </table:table-cell>
          <table:table-cell office:value-type="float" office:value="93.674496" calcext:value-type="float">
            <text:p>93,67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52128" calcext:value-type="float">
            <text:p>92,152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2" calcext:value-type="float">
            <text:p>18,8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1:30:13</text:p>
          </table:table-cell>
          <table:table-cell office:value-type="string" calcext:value-type="string">
            <text:p>Download:</text:p>
          </table:table-cell>
          <table:table-cell office:value-type="float" office:value="94.121856" calcext:value-type="float">
            <text:p>94,121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38336" calcext:value-type="float">
            <text:p>91,538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72" calcext:value-type="float">
            <text:p>0,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9219858156028" calcext:value-type="float">
            <text:p>0,7092198581560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5" calcext:value-type="float">
            <text:p>18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1:48:00</text:p>
          </table:table-cell>
          <table:table-cell office:value-type="string" calcext:value-type="string">
            <text:p>Download:</text:p>
          </table:table-cell>
          <table:table-cell office:value-type="float" office:value="94.12696" calcext:value-type="float">
            <text:p>94,12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98368" calcext:value-type="float">
            <text:p>93,09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7" calcext:value-type="float">
            <text:p>0,2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93548387096774" calcext:value-type="float">
            <text:p>1,9354838709677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2:05:44</text:p>
          </table:table-cell>
          <table:table-cell office:value-type="string" calcext:value-type="string">
            <text:p>Download:</text:p>
          </table:table-cell>
          <table:table-cell office:value-type="float" office:value="94.156816" calcext:value-type="float">
            <text:p>94,156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07392" calcext:value-type="float">
            <text:p>92,607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987012987013" calcext:value-type="float">
            <text:p>1,29870129870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24" calcext:value-type="float">
            <text:p>17,5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2:23:24</text:p>
          </table:table-cell>
          <table:table-cell office:value-type="string" calcext:value-type="string">
            <text:p>Download:</text:p>
          </table:table-cell>
          <table:table-cell office:value-type="float" office:value="93.949736" calcext:value-type="float">
            <text:p>93,949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6796" calcext:value-type="float">
            <text:p>91,767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04" calcext:value-type="float">
            <text:p>0,7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16" calcext:value-type="float">
            <text:p>18,3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2:41:07</text:p>
          </table:table-cell>
          <table:table-cell office:value-type="string" calcext:value-type="string">
            <text:p>Download:</text:p>
          </table:table-cell>
          <table:table-cell office:value-type="float" office:value="93.922056" calcext:value-type="float">
            <text:p>93,922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8656" calcext:value-type="float">
            <text:p>92,78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" calcext:value-type="float">
            <text:p>0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51" calcext:value-type="float">
            <text:p>16,9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2:58:51</text:p>
          </table:table-cell>
          <table:table-cell office:value-type="string" calcext:value-type="string">
            <text:p>Download:</text:p>
          </table:table-cell>
          <table:table-cell office:value-type="float" office:value="93.704752" calcext:value-type="float">
            <text:p>93,704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59184" calcext:value-type="float">
            <text:p>92,859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16" calcext:value-type="float">
            <text:p>17,8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3:16:35</text:p>
          </table:table-cell>
          <table:table-cell office:value-type="string" calcext:value-type="string">
            <text:p>Download:</text:p>
          </table:table-cell>
          <table:table-cell office:value-type="float" office:value="94.000488" calcext:value-type="float">
            <text:p>94,000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90528" calcext:value-type="float">
            <text:p>92,790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2" calcext:value-type="float">
            <text:p>0,3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3" calcext:value-type="float">
            <text:p>18,8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3:34:23</text:p>
          </table:table-cell>
          <table:table-cell office:value-type="string" calcext:value-type="string">
            <text:p>Download:</text:p>
          </table:table-cell>
          <table:table-cell office:value-type="float" office:value="93.832176" calcext:value-type="float">
            <text:p>93,832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192" calcext:value-type="float">
            <text:p>91,8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404" calcext:value-type="float">
            <text:p>17,4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3:52:04</text:p>
          </table:table-cell>
          <table:table-cell office:value-type="string" calcext:value-type="string">
            <text:p>Download:</text:p>
          </table:table-cell>
          <table:table-cell office:value-type="float" office:value="93.81076" calcext:value-type="float">
            <text:p>93,810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53376" calcext:value-type="float">
            <text:p>91,853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503" calcext:value-type="float">
            <text:p>18,5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4:09:50</text:p>
          </table:table-cell>
          <table:table-cell office:value-type="string" calcext:value-type="string">
            <text:p>Download:</text:p>
          </table:table-cell>
          <table:table-cell office:value-type="float" office:value="93.812504" calcext:value-type="float">
            <text:p>93,812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91816" calcext:value-type="float">
            <text:p>92,791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62" calcext:value-type="float">
            <text:p>0,6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4225352112676" calcext:value-type="float">
            <text:p>0,704225352112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83" calcext:value-type="float">
            <text:p>18,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4:27:33</text:p>
          </table:table-cell>
          <table:table-cell office:value-type="string" calcext:value-type="string">
            <text:p>Download:</text:p>
          </table:table-cell>
          <table:table-cell office:value-type="float" office:value="94.037944" calcext:value-type="float">
            <text:p>94,037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06416" calcext:value-type="float">
            <text:p>92,206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" calcext:value-type="float">
            <text:p>0,1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5" calcext:value-type="float">
            <text:p>18,9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4:45:15</text:p>
          </table:table-cell>
          <table:table-cell office:value-type="string" calcext:value-type="string">
            <text:p>Download:</text:p>
          </table:table-cell>
          <table:table-cell office:value-type="float" office:value="93.808304" calcext:value-type="float">
            <text:p>93,808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014424" calcext:value-type="float">
            <text:p>91,014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3.201" calcext:value-type="float">
            <text:p>3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3884892086331" calcext:value-type="float">
            <text:p>1,438848920863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12" calcext:value-type="float">
            <text:p>18,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5:02:59</text:p>
          </table:table-cell>
          <table:table-cell office:value-type="string" calcext:value-type="string">
            <text:p>Download:</text:p>
          </table:table-cell>
          <table:table-cell office:value-type="float" office:value="94.081912" calcext:value-type="float">
            <text:p>94,081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054336" calcext:value-type="float">
            <text:p>86,054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7" calcext:value-type="float">
            <text:p>18,9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5:20:40</text:p>
          </table:table-cell>
          <table:table-cell office:value-type="string" calcext:value-type="string">
            <text:p>Download:</text:p>
          </table:table-cell>
          <table:table-cell office:value-type="float" office:value="93.983224" calcext:value-type="float">
            <text:p>93,983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08928" calcext:value-type="float">
            <text:p>91,08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9" calcext:value-type="float">
            <text:p>18,9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5:38:22</text:p>
          </table:table-cell>
          <table:table-cell office:value-type="string" calcext:value-type="string">
            <text:p>Download:</text:p>
          </table:table-cell>
          <table:table-cell office:value-type="float" office:value="93.795864" calcext:value-type="float">
            <text:p>93,795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33912" calcext:value-type="float">
            <text:p>92,533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7" calcext:value-type="float">
            <text:p>18,8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5:56:03</text:p>
          </table:table-cell>
          <table:table-cell office:value-type="string" calcext:value-type="string">
            <text:p>Download:</text:p>
          </table:table-cell>
          <table:table-cell office:value-type="float" office:value="93.97124" calcext:value-type="float">
            <text:p>93,971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54416" calcext:value-type="float">
            <text:p>91,754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5862068965517" calcext:value-type="float">
            <text:p>2,7586206896551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52" calcext:value-type="float">
            <text:p>18,9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6:13:51</text:p>
          </table:table-cell>
          <table:table-cell office:value-type="string" calcext:value-type="string">
            <text:p>Download:</text:p>
          </table:table-cell>
          <table:table-cell office:value-type="float" office:value="94.004976" calcext:value-type="float">
            <text:p>94,004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5.93296" calcext:value-type="float">
            <text:p>85,93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5" calcext:value-type="float">
            <text:p>18,8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6:31:40</text:p>
          </table:table-cell>
          <table:table-cell office:value-type="string" calcext:value-type="string">
            <text:p>Download:</text:p>
          </table:table-cell>
          <table:table-cell office:value-type="float" office:value="94.036536" calcext:value-type="float">
            <text:p>94,036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74212" calcext:value-type="float">
            <text:p>86,742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21" calcext:value-type="float">
            <text:p>18,8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6:49:28</text:p>
          </table:table-cell>
          <table:table-cell office:value-type="string" calcext:value-type="string">
            <text:p>Download:</text:p>
          </table:table-cell>
          <table:table-cell office:value-type="float" office:value="93.77096" calcext:value-type="float">
            <text:p>93,77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3.471128" calcext:value-type="float">
            <text:p>83,4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72" calcext:value-type="float">
            <text:p>1,2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98" calcext:value-type="float">
            <text:p>18,9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7:07:19</text:p>
          </table:table-cell>
          <table:table-cell office:value-type="string" calcext:value-type="string">
            <text:p>Download:</text:p>
          </table:table-cell>
          <table:table-cell office:value-type="float" office:value="94.030128" calcext:value-type="float">
            <text:p>94,030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684656" calcext:value-type="float">
            <text:p>86,684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65" calcext:value-type="float">
            <text:p>18,9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7:44:12</text:p>
          </table:table-cell>
          <table:table-cell office:value-type="string" calcext:value-type="string">
            <text:p>Download:</text:p>
          </table:table-cell>
          <table:table-cell office:value-type="float" office:value="93.989576" calcext:value-type="float">
            <text:p>93,989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64008" calcext:value-type="float">
            <text:p>91,164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5675675675676" calcext:value-type="float">
            <text:p>0,675675675675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36" calcext:value-type="float">
            <text:p>18,7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8:01:52</text:p>
          </table:table-cell>
          <table:table-cell office:value-type="string" calcext:value-type="string">
            <text:p>Download:</text:p>
          </table:table-cell>
          <table:table-cell office:value-type="float" office:value="93.447552" calcext:value-type="float">
            <text:p>93,447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89456" calcext:value-type="float">
            <text:p>92,789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57" calcext:value-type="float">
            <text:p>18,8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8:19:35</text:p>
          </table:table-cell>
          <table:table-cell office:value-type="string" calcext:value-type="string">
            <text:p>Download:</text:p>
          </table:table-cell>
          <table:table-cell office:value-type="float" office:value="94.084648" calcext:value-type="float">
            <text:p>94,084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06736" calcext:value-type="float">
            <text:p>92,706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75" calcext:value-type="float">
            <text:p>18,6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8:37:20</text:p>
          </table:table-cell>
          <table:table-cell office:value-type="string" calcext:value-type="string">
            <text:p>Download:</text:p>
          </table:table-cell>
          <table:table-cell office:value-type="float" office:value="93.166488" calcext:value-type="float">
            <text:p>93,166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09384" calcext:value-type="float">
            <text:p>92,109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2" calcext:value-type="float">
            <text:p>0,9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6" calcext:value-type="float">
            <text:p>18,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8:55:00</text:p>
          </table:table-cell>
          <table:table-cell office:value-type="string" calcext:value-type="string">
            <text:p>Download:</text:p>
          </table:table-cell>
          <table:table-cell office:value-type="float" office:value="93.882912" calcext:value-type="float">
            <text:p>93,882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75112" calcext:value-type="float">
            <text:p>92,375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78" calcext:value-type="float">
            <text:p>18,9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9:13:03</text:p>
          </table:table-cell>
          <table:table-cell office:value-type="string" calcext:value-type="string">
            <text:p>Download:</text:p>
          </table:table-cell>
          <table:table-cell office:value-type="float" office:value="93.908328" calcext:value-type="float">
            <text:p>93,908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94632" calcext:value-type="float">
            <text:p>92,594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49" calcext:value-type="float">
            <text:p>1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52" calcext:value-type="float">
            <text:p>17,6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9:32:12</text:p>
          </table:table-cell>
          <table:table-cell office:value-type="string" calcext:value-type="string">
            <text:p>Download:</text:p>
          </table:table-cell>
          <table:table-cell office:value-type="float" office:value="93.776728" calcext:value-type="float">
            <text:p>93,776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92216" calcext:value-type="float">
            <text:p>92,692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9" calcext:value-type="float">
            <text:p>0,6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03" calcext:value-type="float">
            <text:p>18,3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19:49:56</text:p>
          </table:table-cell>
          <table:table-cell office:value-type="string" calcext:value-type="string">
            <text:p>Download:</text:p>
          </table:table-cell>
          <table:table-cell office:value-type="float" office:value="93.587824" calcext:value-type="float">
            <text:p>93,587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4044" calcext:value-type="float">
            <text:p>91,240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1" calcext:value-type="float">
            <text:p>0,6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891" calcext:value-type="float">
            <text:p>17,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0:07:43</text:p>
          </table:table-cell>
          <table:table-cell office:value-type="string" calcext:value-type="string">
            <text:p>Download:</text:p>
          </table:table-cell>
          <table:table-cell office:value-type="float" office:value="93.958584" calcext:value-type="float">
            <text:p>93,95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45648" calcext:value-type="float">
            <text:p>92,845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09" calcext:value-type="float">
            <text:p>0,8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5" calcext:value-type="float">
            <text:p>17,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0:25:35</text:p>
          </table:table-cell>
          <table:table-cell office:value-type="string" calcext:value-type="string">
            <text:p>Download:</text:p>
          </table:table-cell>
          <table:table-cell office:value-type="float" office:value="94.046016" calcext:value-type="float">
            <text:p>94,046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126472" calcext:value-type="float">
            <text:p>90,1264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968" calcext:value-type="float">
            <text:p>16,9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0:43:17</text:p>
          </table:table-cell>
          <table:table-cell office:value-type="string" calcext:value-type="string">
            <text:p>Download:</text:p>
          </table:table-cell>
          <table:table-cell office:value-type="float" office:value="93.525128" calcext:value-type="float">
            <text:p>93,52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500448" calcext:value-type="float">
            <text:p>89,500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09219858156028" calcext:value-type="float">
            <text:p>0,7092198581560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317" calcext:value-type="float">
            <text:p>17,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1:01:04</text:p>
          </table:table-cell>
          <table:table-cell office:value-type="string" calcext:value-type="string">
            <text:p>Download:</text:p>
          </table:table-cell>
          <table:table-cell office:value-type="float" office:value="93.650056" calcext:value-type="float">
            <text:p>93,650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4.835048" calcext:value-type="float">
            <text:p>84,835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25" calcext:value-type="float">
            <text:p>1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5675675675676" calcext:value-type="float">
            <text:p>0,6756756756756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73" calcext:value-type="float">
            <text:p>18,7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1:19:08</text:p>
          </table:table-cell>
          <table:table-cell office:value-type="string" calcext:value-type="string">
            <text:p>Download:</text:p>
          </table:table-cell>
          <table:table-cell office:value-type="float" office:value="94.010352" calcext:value-type="float">
            <text:p>94,010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000288" calcext:value-type="float">
            <text:p>90,000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0718954248366" calcext:value-type="float">
            <text:p>1,307189542483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8" calcext:value-type="float">
            <text:p>18,9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1:37:34</text:p>
          </table:table-cell>
          <table:table-cell office:value-type="string" calcext:value-type="string">
            <text:p>Download:</text:p>
          </table:table-cell>
          <table:table-cell office:value-type="float" office:value="94.108376" calcext:value-type="float">
            <text:p>94,108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53832" calcext:value-type="float">
            <text:p>91,253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5" calcext:value-type="float">
            <text:p>0,3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" calcext:value-type="float">
            <text:p>18,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6 21:55:17</text:p>
          </table:table-cell>
          <table:table-cell office:value-type="string" calcext:value-type="string">
            <text:p>Download:</text:p>
          </table:table-cell>
          <table:table-cell office:value-type="float" office:value="93.86264" calcext:value-type="float">
            <text:p>93,86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944304" calcext:value-type="float">
            <text:p>88,94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27" calcext:value-type="float">
            <text:p>17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1:19:42</text:p>
          </table:table-cell>
          <table:table-cell office:value-type="string" calcext:value-type="string">
            <text:p>Download:</text:p>
          </table:table-cell>
          <table:table-cell office:value-type="float" office:value="93.96048" calcext:value-type="float">
            <text:p>93,96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3964" calcext:value-type="float">
            <text:p>92,33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1:37:29</text:p>
          </table:table-cell>
          <table:table-cell office:value-type="string" calcext:value-type="string">
            <text:p>Download:</text:p>
          </table:table-cell>
          <table:table-cell office:value-type="float" office:value="94.037904" calcext:value-type="float">
            <text:p>94,037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27792" calcext:value-type="float">
            <text:p>92,127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74" calcext:value-type="float">
            <text:p>0,6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797" calcext:value-type="float">
            <text:p>18,7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1:55:14</text:p>
          </table:table-cell>
          <table:table-cell office:value-type="string" calcext:value-type="string">
            <text:p>Download:</text:p>
          </table:table-cell>
          <table:table-cell office:value-type="float" office:value="93.832136" calcext:value-type="float">
            <text:p>93,832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34912" calcext:value-type="float">
            <text:p>92,734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179" calcext:value-type="float">
            <text:p>17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2:12:58</text:p>
          </table:table-cell>
          <table:table-cell office:value-type="string" calcext:value-type="string">
            <text:p>Download:</text:p>
          </table:table-cell>
          <table:table-cell office:value-type="float" office:value="93.752336" calcext:value-type="float">
            <text:p>93,752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83456" calcext:value-type="float">
            <text:p>92,783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74" calcext:value-type="float">
            <text:p>18,8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2:30:37</text:p>
          </table:table-cell>
          <table:table-cell office:value-type="string" calcext:value-type="string">
            <text:p>Download:</text:p>
          </table:table-cell>
          <table:table-cell office:value-type="float" office:value="93.82896" calcext:value-type="float">
            <text:p>93,82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6312" calcext:value-type="float">
            <text:p>92,456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" calcext:value-type="float">
            <text:p>0,1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8" calcext:value-type="float">
            <text:p>18,9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2:48:20</text:p>
          </table:table-cell>
          <table:table-cell office:value-type="string" calcext:value-type="string">
            <text:p>Download:</text:p>
          </table:table-cell>
          <table:table-cell office:value-type="float" office:value="94.041176" calcext:value-type="float">
            <text:p>94,041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8312" calcext:value-type="float">
            <text:p>93,048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22" calcext:value-type="float">
            <text:p>1,6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67" calcext:value-type="float">
            <text:p>18,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3:06:02</text:p>
          </table:table-cell>
          <table:table-cell office:value-type="string" calcext:value-type="string">
            <text:p>Download:</text:p>
          </table:table-cell>
          <table:table-cell office:value-type="float" office:value="93.671736" calcext:value-type="float">
            <text:p>93,671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4232" calcext:value-type="float">
            <text:p>92,904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45" calcext:value-type="float">
            <text:p>1,0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91970802919708" calcext:value-type="float">
            <text:p>2,919708029197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45" calcext:value-type="float">
            <text:p>17,9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3:23:42</text:p>
          </table:table-cell>
          <table:table-cell office:value-type="string" calcext:value-type="string">
            <text:p>Download:</text:p>
          </table:table-cell>
          <table:table-cell office:value-type="float" office:value="94.167264" calcext:value-type="float">
            <text:p>94,167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51352" calcext:value-type="float">
            <text:p>92,251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7" calcext:value-type="float">
            <text:p>0,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99" calcext:value-type="float">
            <text:p>18,8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3:41:20</text:p>
          </table:table-cell>
          <table:table-cell office:value-type="string" calcext:value-type="string">
            <text:p>Download:</text:p>
          </table:table-cell>
          <table:table-cell office:value-type="float" office:value="93.878128" calcext:value-type="float">
            <text:p>93,878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59136" calcext:value-type="float">
            <text:p>92,659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08" calcext:value-type="float">
            <text:p>1,3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14285714285714" calcext:value-type="float">
            <text:p>0,7142857142857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36" calcext:value-type="float">
            <text:p>17,5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3:59:01</text:p>
          </table:table-cell>
          <table:table-cell office:value-type="string" calcext:value-type="string">
            <text:p>Download:</text:p>
          </table:table-cell>
          <table:table-cell office:value-type="float" office:value="93.058272" calcext:value-type="float">
            <text:p>93,058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76688" calcext:value-type="float">
            <text:p>91,276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75" calcext:value-type="float">
            <text:p>18,9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4:16:45</text:p>
          </table:table-cell>
          <table:table-cell office:value-type="string" calcext:value-type="string">
            <text:p>Download:</text:p>
          </table:table-cell>
          <table:table-cell office:value-type="float" office:value="93.679024" calcext:value-type="float">
            <text:p>93,679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91528" calcext:value-type="float">
            <text:p>91,991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1" calcext:value-type="float">
            <text:p>0,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05" calcext:value-type="float">
            <text:p>18,9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4:34:27</text:p>
          </table:table-cell>
          <table:table-cell office:value-type="string" calcext:value-type="string">
            <text:p>Download:</text:p>
          </table:table-cell>
          <table:table-cell office:value-type="float" office:value="94.130632" calcext:value-type="float">
            <text:p>94,130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8464" calcext:value-type="float">
            <text:p>92,688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49" calcext:value-type="float">
            <text:p>0,4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4:52:12</text:p>
          </table:table-cell>
          <table:table-cell office:value-type="string" calcext:value-type="string">
            <text:p>Download:</text:p>
          </table:table-cell>
          <table:table-cell office:value-type="float" office:value="93.770336" calcext:value-type="float">
            <text:p>93,770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58512" calcext:value-type="float">
            <text:p>91,95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054421768707" calcext:value-type="float">
            <text:p>1,360544217687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35" calcext:value-type="float">
            <text:p>18,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5:09:56</text:p>
          </table:table-cell>
          <table:table-cell office:value-type="string" calcext:value-type="string">
            <text:p>Download:</text:p>
          </table:table-cell>
          <table:table-cell office:value-type="float" office:value="94.047504" calcext:value-type="float">
            <text:p>94,047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68144" calcext:value-type="float">
            <text:p>92,468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13" calcext:value-type="float">
            <text:p>18,9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5:27:35</text:p>
          </table:table-cell>
          <table:table-cell office:value-type="string" calcext:value-type="string">
            <text:p>Download:</text:p>
          </table:table-cell>
          <table:table-cell office:value-type="float" office:value="94.148816" calcext:value-type="float">
            <text:p>94,148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0132" calcext:value-type="float">
            <text:p>92,001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06" calcext:value-type="float">
            <text:p>18,9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5:45:16</text:p>
          </table:table-cell>
          <table:table-cell office:value-type="string" calcext:value-type="string">
            <text:p>Download:</text:p>
          </table:table-cell>
          <table:table-cell office:value-type="float" office:value="94.01528" calcext:value-type="float">
            <text:p>94,01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01664" calcext:value-type="float">
            <text:p>91,601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9300699300699" calcext:value-type="float">
            <text:p>0,6993006993006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44" calcext:value-type="float">
            <text:p>18,9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6:02:59</text:p>
          </table:table-cell>
          <table:table-cell office:value-type="string" calcext:value-type="string">
            <text:p>Download:</text:p>
          </table:table-cell>
          <table:table-cell office:value-type="float" office:value="94.019184" calcext:value-type="float">
            <text:p>94,019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05032" calcext:value-type="float">
            <text:p>91,805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612" calcext:value-type="float">
            <text:p>18,6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6:20:42</text:p>
          </table:table-cell>
          <table:table-cell office:value-type="string" calcext:value-type="string">
            <text:p>Download:</text:p>
          </table:table-cell>
          <table:table-cell office:value-type="float" office:value="93.875264" calcext:value-type="float">
            <text:p>93,875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0992" calcext:value-type="float">
            <text:p>93,30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5359477124183" calcext:value-type="float">
            <text:p>0,653594771241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86" calcext:value-type="float">
            <text:p>16,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6:38:26</text:p>
          </table:table-cell>
          <table:table-cell office:value-type="string" calcext:value-type="string">
            <text:p>Download:</text:p>
          </table:table-cell>
          <table:table-cell office:value-type="float" office:value="93.62076" calcext:value-type="float">
            <text:p>93,620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8752" calcext:value-type="float">
            <text:p>93,458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" calcext:value-type="float">
            <text:p>18,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6:56:07</text:p>
          </table:table-cell>
          <table:table-cell office:value-type="string" calcext:value-type="string">
            <text:p>Download:</text:p>
          </table:table-cell>
          <table:table-cell office:value-type="float" office:value="93.960352" calcext:value-type="float">
            <text:p>93,960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93712" calcext:value-type="float">
            <text:p>93,093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1" calcext:value-type="float">
            <text:p>0,0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986301369863" calcext:value-type="float">
            <text:p>1,369863013698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54" calcext:value-type="float">
            <text:p>18,9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7:13:49</text:p>
          </table:table-cell>
          <table:table-cell office:value-type="string" calcext:value-type="string">
            <text:p>Download:</text:p>
          </table:table-cell>
          <table:table-cell office:value-type="float" office:value="93.983704" calcext:value-type="float">
            <text:p>93,983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32424" calcext:value-type="float">
            <text:p>92,432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38" calcext:value-type="float">
            <text:p>18,8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7:31:28</text:p>
          </table:table-cell>
          <table:table-cell office:value-type="string" calcext:value-type="string">
            <text:p>Download:</text:p>
          </table:table-cell>
          <table:table-cell office:value-type="float" office:value="93.875552" calcext:value-type="float">
            <text:p>93,875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2708" calcext:value-type="float">
            <text:p>92,127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67" calcext:value-type="float">
            <text:p>17,9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7:49:08</text:p>
          </table:table-cell>
          <table:table-cell office:value-type="string" calcext:value-type="string">
            <text:p>Download:</text:p>
          </table:table-cell>
          <table:table-cell office:value-type="float" office:value="94.045336" calcext:value-type="float">
            <text:p>94,045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13864" calcext:value-type="float">
            <text:p>92,613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71140939597315" calcext:value-type="float">
            <text:p>0,671140939597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6" calcext:value-type="float">
            <text:p>18,8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8:06:48</text:p>
          </table:table-cell>
          <table:table-cell office:value-type="string" calcext:value-type="string">
            <text:p>Download:</text:p>
          </table:table-cell>
          <table:table-cell office:value-type="float" office:value="93.7698" calcext:value-type="float">
            <text:p>93,7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2804" calcext:value-type="float">
            <text:p>92,828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34" calcext:value-type="float">
            <text:p>1,0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2222222222222" calcext:value-type="float">
            <text:p>2,222222222222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338" calcext:value-type="float">
            <text:p>18,3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8:24:28</text:p>
          </table:table-cell>
          <table:table-cell office:value-type="string" calcext:value-type="string">
            <text:p>Download:</text:p>
          </table:table-cell>
          <table:table-cell office:value-type="float" office:value="93.859432" calcext:value-type="float">
            <text:p>93,859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07952" calcext:value-type="float">
            <text:p>92,407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44" calcext:value-type="float">
            <text:p>1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5" calcext:value-type="float">
            <text:p>18,9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8:42:10</text:p>
          </table:table-cell>
          <table:table-cell office:value-type="string" calcext:value-type="string">
            <text:p>Download:</text:p>
          </table:table-cell>
          <table:table-cell office:value-type="float" office:value="94.028296" calcext:value-type="float">
            <text:p>94,028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5148" calcext:value-type="float">
            <text:p>92,351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6" calcext:value-type="float">
            <text:p>0,5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994" calcext:value-type="float">
            <text:p>17,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8:59:51</text:p>
          </table:table-cell>
          <table:table-cell office:value-type="string" calcext:value-type="string">
            <text:p>Download:</text:p>
          </table:table-cell>
          <table:table-cell office:value-type="float" office:value="93.919192" calcext:value-type="float">
            <text:p>93,919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41632" calcext:value-type="float">
            <text:p>93,141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8" calcext:value-type="float">
            <text:p>0,2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75" calcext:value-type="float">
            <text:p>18,9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9:17:32</text:p>
          </table:table-cell>
          <table:table-cell office:value-type="string" calcext:value-type="string">
            <text:p>Download:</text:p>
          </table:table-cell>
          <table:table-cell office:value-type="float" office:value="93.951688" calcext:value-type="float">
            <text:p>93,951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03656" calcext:value-type="float">
            <text:p>91,903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31" calcext:value-type="float">
            <text:p>0,7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986013986014" calcext:value-type="float">
            <text:p>1,39860139860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9:35:11</text:p>
          </table:table-cell>
          <table:table-cell office:value-type="string" calcext:value-type="string">
            <text:p>Download:</text:p>
          </table:table-cell>
          <table:table-cell office:value-type="float" office:value="93.995336" calcext:value-type="float">
            <text:p>93,995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83136" calcext:value-type="float">
            <text:p>92,583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3" calcext:value-type="float">
            <text:p>0,5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054" calcext:value-type="float">
            <text:p>18,0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09:52:51</text:p>
          </table:table-cell>
          <table:table-cell office:value-type="string" calcext:value-type="string">
            <text:p>Download:</text:p>
          </table:table-cell>
          <table:table-cell office:value-type="float" office:value="93.502496" calcext:value-type="float">
            <text:p>93,502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09312" calcext:value-type="float">
            <text:p>92,509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" calcext:value-type="float">
            <text:p>0,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92" calcext:value-type="float">
            <text:p>18,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10:10:32</text:p>
          </table:table-cell>
          <table:table-cell office:value-type="string" calcext:value-type="string">
            <text:p>Download:</text:p>
          </table:table-cell>
          <table:table-cell office:value-type="float" office:value="94.104912" calcext:value-type="float">
            <text:p>94,104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3488" calcext:value-type="float">
            <text:p>93,153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7931034482759" calcext:value-type="float">
            <text:p>1,379310344827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77" calcext:value-type="float">
            <text:p>18,8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7 10:28:17</text:p>
          </table:table-cell>
          <table:table-cell office:value-type="string" calcext:value-type="string">
            <text:p>Download:</text:p>
          </table:table-cell>
          <table:table-cell office:value-type="float" office:value="93.816456" calcext:value-type="float">
            <text:p>93,816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13848" calcext:value-type="float">
            <text:p>92,713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9" calcext:value-type="float">
            <text:p>0,4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881" calcext:value-type="float">
            <text:p>18,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ibra</text:p>
          </table:table-cell>
          <table:table-cell table:number-columns-repeated="2"/>
        </table:table-row>
        <table:table-row table:style-name="ro1" table:number-rows-repeated="1048286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results_speedtest.A1:results_speedtest.W2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9:26:08.512290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4T08:29:47.618011954</dc:date>
    <meta:editing-duration>PT13M47S</meta:editing-duration>
    <meta:editing-cycles>4</meta:editing-cycles>
    <meta:generator>LibreOffice/6.4.7.2$Linux_X86_64 LibreOffice_project/40$Build-2</meta:generator>
    <meta:document-statistic meta:table-count="1" meta:cell-count="664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404cm" xlink:href=".." xlink:type="simple" chart:class="chart:bar" chart:style-name="ch1">
        <chart:title svg:x="5.297cm" svg:y="0.324cm" chart:style-name="ch2">
          <text:p>Download Speedtest (RPI)</text:p>
        </chart:title>
        <chart:subtitle svg:x="6.289cm" svg:y="1.291cm" chart:style-name="ch3">
          <text:p>Servidor Map Fibra</text:p>
        </chart:subtitle>
        <chart:legend chart:legend-position="end" svg:x="13.816cm" svg:y="4.403cm" style:legend-expansion="high" chart:style-name="ch4"/>
        <chart:plot-area chart:style-name="ch5" table:cell-range-address="results_speedtest.A1:results_speedtest.A289 results_speedtest.C1:results_speedtest.C289" chart:data-source-has-labels="both" svg:x="1.331cm" svg:y="2.162cm" svg:width="12.165cm" svg:height="7.054cm">
          <chartooo:coordinate-region svg:x="2.885cm" svg:y="2.162cm" svg:width="9.712cm" svg:height="4.117cm"/>
          <chart:axis chart:dimension="x" chart:name="primary-x" chart:style-name="ch6" chartooo:axis-type="auto">
            <chartooo:date-scale/>
            <chart:categories table:cell-range-address="results_speedtest.A1:results_speedtest.A289"/>
          </chart:axis>
          <chart:axis chart:dimension="y" chart:name="primary-y" chart:style-name="ch7">
            <chart:title svg:x="0.451cm" svg:y="6.249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C1:results_speedtest.C289" loext:label-string="download" chart:class="chart:bar">
            <chart:data-point chart:repeated="2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</text:p>
              </table:table-cell>
            </table:table-row>
          </table:table-header-rows>
          <table:table-rows>
            <table:table-row>
              <table:table-cell office:value-type="string">
                <text:p>2023-01-29 11:08:08</text:p>
                <draw:g>
                  <svg:desc>results_speedtest.A1:results_speedtest.A289</svg:desc>
                </draw:g>
              </table:table-cell>
              <table:table-cell office:value-type="float" office:value="90.749968">
                <text:p>90.749968</text:p>
                <draw:g>
                  <svg:desc>results_speedtest.C1:results_speedtest.C289</svg:desc>
                </draw:g>
              </table:table-cell>
            </table:table-row>
            <table:table-row>
              <table:table-cell office:value-type="string">
                <text:p>2023-01-29 11:25:51</text:p>
              </table:table-cell>
              <table:table-cell office:value-type="float" office:value="89.710192">
                <text:p>89.710192</text:p>
              </table:table-cell>
            </table:table-row>
            <table:table-row>
              <table:table-cell office:value-type="string">
                <text:p>2023-01-29 11:43:35</text:p>
              </table:table-cell>
              <table:table-cell office:value-type="float" office:value="93.665696">
                <text:p>93.665696</text:p>
              </table:table-cell>
            </table:table-row>
            <table:table-row>
              <table:table-cell office:value-type="string">
                <text:p>2023-01-29 12:20:58</text:p>
              </table:table-cell>
              <table:table-cell office:value-type="float" office:value="94.048288">
                <text:p>94.048288</text:p>
              </table:table-cell>
            </table:table-row>
            <table:table-row>
              <table:table-cell office:value-type="string">
                <text:p>2023-01-29 12:38:31</text:p>
              </table:table-cell>
              <table:table-cell office:value-type="float" office:value="92.739808">
                <text:p>92.739808</text:p>
              </table:table-cell>
            </table:table-row>
            <table:table-row>
              <table:table-cell office:value-type="string">
                <text:p>2023-01-29 12:56:08</text:p>
              </table:table-cell>
              <table:table-cell office:value-type="float" office:value="88.451352">
                <text:p>88.451352</text:p>
              </table:table-cell>
            </table:table-row>
            <table:table-row>
              <table:table-cell office:value-type="string">
                <text:p>2023-01-29 13:14:28</text:p>
              </table:table-cell>
              <table:table-cell office:value-type="float" office:value="93.559688">
                <text:p>93.559688</text:p>
              </table:table-cell>
            </table:table-row>
            <table:table-row>
              <table:table-cell office:value-type="string">
                <text:p>2023-01-29 13:33:50</text:p>
              </table:table-cell>
              <table:table-cell office:value-type="float" office:value="93.89072">
                <text:p>93.89072</text:p>
              </table:table-cell>
            </table:table-row>
            <table:table-row>
              <table:table-cell office:value-type="string">
                <text:p>2023-01-29 19:25:12</text:p>
              </table:table-cell>
              <table:table-cell office:value-type="float" office:value="94.042792">
                <text:p>94.042792</text:p>
              </table:table-cell>
            </table:table-row>
            <table:table-row>
              <table:table-cell office:value-type="string">
                <text:p>2023-02-03 20:32:52</text:p>
              </table:table-cell>
              <table:table-cell office:value-type="float" office:value="93.670864">
                <text:p>93.670864</text:p>
              </table:table-cell>
            </table:table-row>
            <table:table-row>
              <table:table-cell office:value-type="string">
                <text:p>2023-02-03 20:50:33</text:p>
              </table:table-cell>
              <table:table-cell office:value-type="float" office:value="93.856576">
                <text:p>93.856576</text:p>
              </table:table-cell>
            </table:table-row>
            <table:table-row>
              <table:table-cell office:value-type="string">
                <text:p>2023-02-03 21:08:19</text:p>
              </table:table-cell>
              <table:table-cell office:value-type="float" office:value="94.199688">
                <text:p>94.199688</text:p>
              </table:table-cell>
            </table:table-row>
            <table:table-row>
              <table:table-cell office:value-type="string">
                <text:p>2023-02-03 21:26:10</text:p>
              </table:table-cell>
              <table:table-cell office:value-type="float" office:value="93.900536">
                <text:p>93.900536</text:p>
              </table:table-cell>
            </table:table-row>
            <table:table-row>
              <table:table-cell office:value-type="string">
                <text:p>2023-02-03 21:43:58</text:p>
              </table:table-cell>
              <table:table-cell office:value-type="float" office:value="93.939016">
                <text:p>93.939016</text:p>
              </table:table-cell>
            </table:table-row>
            <table:table-row>
              <table:table-cell office:value-type="string">
                <text:p>2023-02-03 22:01:54</text:p>
              </table:table-cell>
              <table:table-cell office:value-type="float" office:value="93.929824">
                <text:p>93.929824</text:p>
              </table:table-cell>
            </table:table-row>
            <table:table-row>
              <table:table-cell office:value-type="string">
                <text:p>2023-02-03 22:19:47</text:p>
              </table:table-cell>
              <table:table-cell office:value-type="float" office:value="94.049656">
                <text:p>94.049656</text:p>
              </table:table-cell>
            </table:table-row>
            <table:table-row>
              <table:table-cell office:value-type="string">
                <text:p>2023-02-03 22:37:26</text:p>
              </table:table-cell>
              <table:table-cell office:value-type="float" office:value="92.78792">
                <text:p>92.78792</text:p>
              </table:table-cell>
            </table:table-row>
            <table:table-row>
              <table:table-cell office:value-type="string">
                <text:p>2023-02-03 22:55:08</text:p>
              </table:table-cell>
              <table:table-cell office:value-type="float" office:value="93.440248">
                <text:p>93.440248</text:p>
              </table:table-cell>
            </table:table-row>
            <table:table-row>
              <table:table-cell office:value-type="string">
                <text:p>2023-02-03 23:12:48</text:p>
              </table:table-cell>
              <table:table-cell office:value-type="float" office:value="93.81668">
                <text:p>93.81668</text:p>
              </table:table-cell>
            </table:table-row>
            <table:table-row>
              <table:table-cell office:value-type="string">
                <text:p>2023-02-03 23:30:32</text:p>
              </table:table-cell>
              <table:table-cell office:value-type="float" office:value="93.995848">
                <text:p>93.995848</text:p>
              </table:table-cell>
            </table:table-row>
            <table:table-row>
              <table:table-cell office:value-type="string">
                <text:p>2023-02-03 23:48:12</text:p>
              </table:table-cell>
              <table:table-cell office:value-type="float" office:value="94.011936">
                <text:p>94.011936</text:p>
              </table:table-cell>
            </table:table-row>
            <table:table-row>
              <table:table-cell office:value-type="string">
                <text:p>2023-02-04 00:05:52</text:p>
              </table:table-cell>
              <table:table-cell office:value-type="float" office:value="94.223776">
                <text:p>94.223776</text:p>
              </table:table-cell>
            </table:table-row>
            <table:table-row>
              <table:table-cell office:value-type="string">
                <text:p>2023-02-04 00:23:31</text:p>
              </table:table-cell>
              <table:table-cell office:value-type="float" office:value="94.263344">
                <text:p>94.263344</text:p>
              </table:table-cell>
            </table:table-row>
            <table:table-row>
              <table:table-cell office:value-type="string">
                <text:p>2023-02-04 00:41:16</text:p>
              </table:table-cell>
              <table:table-cell office:value-type="float" office:value="93.984352">
                <text:p>93.984352</text:p>
              </table:table-cell>
            </table:table-row>
            <table:table-row>
              <table:table-cell office:value-type="string">
                <text:p>2023-02-04 00:58:56</text:p>
              </table:table-cell>
              <table:table-cell office:value-type="float" office:value="93.89576">
                <text:p>93.89576</text:p>
              </table:table-cell>
            </table:table-row>
            <table:table-row>
              <table:table-cell office:value-type="string">
                <text:p>2023-02-04 01:16:35</text:p>
              </table:table-cell>
              <table:table-cell office:value-type="float" office:value="94.236808">
                <text:p>94.236808</text:p>
              </table:table-cell>
            </table:table-row>
            <table:table-row>
              <table:table-cell office:value-type="string">
                <text:p>2023-02-04 01:34:16</text:p>
              </table:table-cell>
              <table:table-cell office:value-type="float" office:value="93.913952">
                <text:p>93.913952</text:p>
              </table:table-cell>
            </table:table-row>
            <table:table-row>
              <table:table-cell office:value-type="string">
                <text:p>2023-02-04 01:51:56</text:p>
              </table:table-cell>
              <table:table-cell office:value-type="float" office:value="93.970304">
                <text:p>93.970304</text:p>
              </table:table-cell>
            </table:table-row>
            <table:table-row>
              <table:table-cell office:value-type="string">
                <text:p>2023-02-04 02:09:36</text:p>
              </table:table-cell>
              <table:table-cell office:value-type="float" office:value="93.894928">
                <text:p>93.894928</text:p>
              </table:table-cell>
            </table:table-row>
            <table:table-row>
              <table:table-cell office:value-type="string">
                <text:p>2023-02-04 02:27:17</text:p>
              </table:table-cell>
              <table:table-cell office:value-type="float" office:value="93.613552">
                <text:p>93.613552</text:p>
              </table:table-cell>
            </table:table-row>
            <table:table-row>
              <table:table-cell office:value-type="string">
                <text:p>2023-02-04 02:45:02</text:p>
              </table:table-cell>
              <table:table-cell office:value-type="float" office:value="93.003048">
                <text:p>93.003048</text:p>
              </table:table-cell>
            </table:table-row>
            <table:table-row>
              <table:table-cell office:value-type="string">
                <text:p>2023-02-04 03:02:46</text:p>
              </table:table-cell>
              <table:table-cell office:value-type="float" office:value="93.97072">
                <text:p>93.97072</text:p>
              </table:table-cell>
            </table:table-row>
            <table:table-row>
              <table:table-cell office:value-type="string">
                <text:p>2023-02-04 03:20:29</text:p>
              </table:table-cell>
              <table:table-cell office:value-type="float" office:value="94.005536">
                <text:p>94.005536</text:p>
              </table:table-cell>
            </table:table-row>
            <table:table-row>
              <table:table-cell office:value-type="string">
                <text:p>2023-02-04 03:38:12</text:p>
              </table:table-cell>
              <table:table-cell office:value-type="float" office:value="93.887024">
                <text:p>93.887024</text:p>
              </table:table-cell>
            </table:table-row>
            <table:table-row>
              <table:table-cell office:value-type="string">
                <text:p>2023-02-04 03:55:58</text:p>
              </table:table-cell>
              <table:table-cell office:value-type="float" office:value="94.072488">
                <text:p>94.072488</text:p>
              </table:table-cell>
            </table:table-row>
            <table:table-row>
              <table:table-cell office:value-type="string">
                <text:p>2023-02-04 04:13:47</text:p>
              </table:table-cell>
              <table:table-cell office:value-type="float" office:value="94.00664">
                <text:p>94.00664</text:p>
              </table:table-cell>
            </table:table-row>
            <table:table-row>
              <table:table-cell office:value-type="string">
                <text:p>2023-02-04 04:31:34</text:p>
              </table:table-cell>
              <table:table-cell office:value-type="float" office:value="93.526024">
                <text:p>93.526024</text:p>
              </table:table-cell>
            </table:table-row>
            <table:table-row>
              <table:table-cell office:value-type="string">
                <text:p>2023-02-04 04:49:12</text:p>
              </table:table-cell>
              <table:table-cell office:value-type="float" office:value="93.879712">
                <text:p>93.879712</text:p>
              </table:table-cell>
            </table:table-row>
            <table:table-row>
              <table:table-cell office:value-type="string">
                <text:p>2023-02-04 05:07:04</text:p>
              </table:table-cell>
              <table:table-cell office:value-type="float" office:value="93.749464">
                <text:p>93.749464</text:p>
              </table:table-cell>
            </table:table-row>
            <table:table-row>
              <table:table-cell office:value-type="string">
                <text:p>2023-02-04 05:24:51</text:p>
              </table:table-cell>
              <table:table-cell office:value-type="float" office:value="93.887832">
                <text:p>93.887832</text:p>
              </table:table-cell>
            </table:table-row>
            <table:table-row>
              <table:table-cell office:value-type="string">
                <text:p>2023-02-04 05:42:34</text:p>
              </table:table-cell>
              <table:table-cell office:value-type="float" office:value="93.979216">
                <text:p>93.979216</text:p>
              </table:table-cell>
            </table:table-row>
            <table:table-row>
              <table:table-cell office:value-type="string">
                <text:p>2023-02-04 06:00:18</text:p>
              </table:table-cell>
              <table:table-cell office:value-type="float" office:value="94.054552">
                <text:p>94.054552</text:p>
              </table:table-cell>
            </table:table-row>
            <table:table-row>
              <table:table-cell office:value-type="string">
                <text:p>2023-02-04 06:18:06</text:p>
              </table:table-cell>
              <table:table-cell office:value-type="float" office:value="93.932992">
                <text:p>93.932992</text:p>
              </table:table-cell>
            </table:table-row>
            <table:table-row>
              <table:table-cell office:value-type="string">
                <text:p>2023-02-04 06:35:53</text:p>
              </table:table-cell>
              <table:table-cell office:value-type="float" office:value="93.834544">
                <text:p>93.834544</text:p>
              </table:table-cell>
            </table:table-row>
            <table:table-row>
              <table:table-cell office:value-type="string">
                <text:p>2023-02-04 06:53:37</text:p>
              </table:table-cell>
              <table:table-cell office:value-type="float" office:value="93.859072">
                <text:p>93.859072</text:p>
              </table:table-cell>
            </table:table-row>
            <table:table-row>
              <table:table-cell office:value-type="string">
                <text:p>2023-02-04 07:11:21</text:p>
              </table:table-cell>
              <table:table-cell office:value-type="float" office:value="94.11152">
                <text:p>94.11152</text:p>
              </table:table-cell>
            </table:table-row>
            <table:table-row>
              <table:table-cell office:value-type="string">
                <text:p>2023-02-04 07:29:02</text:p>
              </table:table-cell>
              <table:table-cell office:value-type="float" office:value="93.778904">
                <text:p>93.778904</text:p>
              </table:table-cell>
            </table:table-row>
            <table:table-row>
              <table:table-cell office:value-type="string">
                <text:p>2023-02-04 07:46:47</text:p>
              </table:table-cell>
              <table:table-cell office:value-type="float" office:value="93.84168">
                <text:p>93.84168</text:p>
              </table:table-cell>
            </table:table-row>
            <table:table-row>
              <table:table-cell office:value-type="string">
                <text:p>2023-02-04 08:04:27</text:p>
              </table:table-cell>
              <table:table-cell office:value-type="float" office:value="93.75644">
                <text:p>93.75644</text:p>
              </table:table-cell>
            </table:table-row>
            <table:table-row>
              <table:table-cell office:value-type="string">
                <text:p>2023-02-04 08:22:10</text:p>
              </table:table-cell>
              <table:table-cell office:value-type="float" office:value="94.225952">
                <text:p>94.225952</text:p>
              </table:table-cell>
            </table:table-row>
            <table:table-row>
              <table:table-cell office:value-type="string">
                <text:p>2023-02-04 08:39:56</text:p>
              </table:table-cell>
              <table:table-cell office:value-type="float" office:value="93.64748">
                <text:p>93.64748</text:p>
              </table:table-cell>
            </table:table-row>
            <table:table-row>
              <table:table-cell office:value-type="string">
                <text:p>2023-02-04 08:57:44</text:p>
              </table:table-cell>
              <table:table-cell office:value-type="float" office:value="93.99564">
                <text:p>93.99564</text:p>
              </table:table-cell>
            </table:table-row>
            <table:table-row>
              <table:table-cell office:value-type="string">
                <text:p>2023-02-04 09:15:31</text:p>
              </table:table-cell>
              <table:table-cell office:value-type="float" office:value="94.170192">
                <text:p>94.170192</text:p>
              </table:table-cell>
            </table:table-row>
            <table:table-row>
              <table:table-cell office:value-type="string">
                <text:p>2023-02-04 09:33:18</text:p>
              </table:table-cell>
              <table:table-cell office:value-type="float" office:value="93.716136">
                <text:p>93.716136</text:p>
              </table:table-cell>
            </table:table-row>
            <table:table-row>
              <table:table-cell office:value-type="string">
                <text:p>2023-02-04 09:51:04</text:p>
              </table:table-cell>
              <table:table-cell office:value-type="float" office:value="93.628776">
                <text:p>93.628776</text:p>
              </table:table-cell>
            </table:table-row>
            <table:table-row>
              <table:table-cell office:value-type="string">
                <text:p>2023-02-04 10:08:45</text:p>
              </table:table-cell>
              <table:table-cell office:value-type="float" office:value="94.029344">
                <text:p>94.029344</text:p>
              </table:table-cell>
            </table:table-row>
            <table:table-row>
              <table:table-cell office:value-type="string">
                <text:p>2023-02-04 10:26:30</text:p>
              </table:table-cell>
              <table:table-cell office:value-type="float" office:value="94.049136">
                <text:p>94.049136</text:p>
              </table:table-cell>
            </table:table-row>
            <table:table-row>
              <table:table-cell office:value-type="string">
                <text:p>2023-02-04 10:44:10</text:p>
              </table:table-cell>
              <table:table-cell office:value-type="float" office:value="93.742736">
                <text:p>93.742736</text:p>
              </table:table-cell>
            </table:table-row>
            <table:table-row>
              <table:table-cell office:value-type="string">
                <text:p>2023-02-04 11:01:54</text:p>
              </table:table-cell>
              <table:table-cell office:value-type="float" office:value="93.039616">
                <text:p>93.039616</text:p>
              </table:table-cell>
            </table:table-row>
            <table:table-row>
              <table:table-cell office:value-type="string">
                <text:p>2023-02-04 11:19:35</text:p>
              </table:table-cell>
              <table:table-cell office:value-type="float" office:value="93.876984">
                <text:p>93.876984</text:p>
              </table:table-cell>
            </table:table-row>
            <table:table-row>
              <table:table-cell office:value-type="string">
                <text:p>2023-02-04 11:37:15</text:p>
              </table:table-cell>
              <table:table-cell office:value-type="float" office:value="94.0934">
                <text:p>94.0934</text:p>
              </table:table-cell>
            </table:table-row>
            <table:table-row>
              <table:table-cell office:value-type="string">
                <text:p>2023-02-04 11:54:55</text:p>
              </table:table-cell>
              <table:table-cell office:value-type="float" office:value="93.884096">
                <text:p>93.884096</text:p>
              </table:table-cell>
            </table:table-row>
            <table:table-row>
              <table:table-cell office:value-type="string">
                <text:p>2023-02-04 12:12:38</text:p>
              </table:table-cell>
              <table:table-cell office:value-type="float" office:value="93.60664">
                <text:p>93.60664</text:p>
              </table:table-cell>
            </table:table-row>
            <table:table-row>
              <table:table-cell office:value-type="string">
                <text:p>2023-02-04 12:30:24</text:p>
              </table:table-cell>
              <table:table-cell office:value-type="float" office:value="93.825056">
                <text:p>93.825056</text:p>
              </table:table-cell>
            </table:table-row>
            <table:table-row>
              <table:table-cell office:value-type="string">
                <text:p>2023-02-04 12:48:08</text:p>
              </table:table-cell>
              <table:table-cell office:value-type="float" office:value="94.088656">
                <text:p>94.088656</text:p>
              </table:table-cell>
            </table:table-row>
            <table:table-row>
              <table:table-cell office:value-type="string">
                <text:p>2023-02-04 13:05:52</text:p>
              </table:table-cell>
              <table:table-cell office:value-type="float" office:value="93.8302">
                <text:p>93.8302</text:p>
              </table:table-cell>
            </table:table-row>
            <table:table-row>
              <table:table-cell office:value-type="string">
                <text:p>2023-02-04 13:23:37</text:p>
              </table:table-cell>
              <table:table-cell office:value-type="float" office:value="93.85776">
                <text:p>93.85776</text:p>
              </table:table-cell>
            </table:table-row>
            <table:table-row>
              <table:table-cell office:value-type="string">
                <text:p>2023-02-04 13:41:17</text:p>
              </table:table-cell>
              <table:table-cell office:value-type="float" office:value="94.007752">
                <text:p>94.007752</text:p>
              </table:table-cell>
            </table:table-row>
            <table:table-row>
              <table:table-cell office:value-type="string">
                <text:p>2023-02-04 13:58:57</text:p>
              </table:table-cell>
              <table:table-cell office:value-type="float" office:value="93.781312">
                <text:p>93.781312</text:p>
              </table:table-cell>
            </table:table-row>
            <table:table-row>
              <table:table-cell office:value-type="string">
                <text:p>2023-02-04 14:16:38</text:p>
              </table:table-cell>
              <table:table-cell office:value-type="float" office:value="93.85416">
                <text:p>93.85416</text:p>
              </table:table-cell>
            </table:table-row>
            <table:table-row>
              <table:table-cell office:value-type="string">
                <text:p>2023-02-04 14:34:19</text:p>
              </table:table-cell>
              <table:table-cell office:value-type="float" office:value="93.976696">
                <text:p>93.976696</text:p>
              </table:table-cell>
            </table:table-row>
            <table:table-row>
              <table:table-cell office:value-type="string">
                <text:p>2023-02-04 14:52:03</text:p>
              </table:table-cell>
              <table:table-cell office:value-type="float" office:value="93.88672">
                <text:p>93.88672</text:p>
              </table:table-cell>
            </table:table-row>
            <table:table-row>
              <table:table-cell office:value-type="string">
                <text:p>2023-02-04 15:09:48</text:p>
              </table:table-cell>
              <table:table-cell office:value-type="float" office:value="94.094352">
                <text:p>94.094352</text:p>
              </table:table-cell>
            </table:table-row>
            <table:table-row>
              <table:table-cell office:value-type="string">
                <text:p>2023-02-04 15:27:28</text:p>
              </table:table-cell>
              <table:table-cell office:value-type="float" office:value="94.013224">
                <text:p>94.013224</text:p>
              </table:table-cell>
            </table:table-row>
            <table:table-row>
              <table:table-cell office:value-type="string">
                <text:p>2023-02-04 15:45:22</text:p>
              </table:table-cell>
              <table:table-cell office:value-type="float" office:value="93.995088">
                <text:p>93.995088</text:p>
              </table:table-cell>
            </table:table-row>
            <table:table-row>
              <table:table-cell office:value-type="string">
                <text:p>2023-02-04 16:04:32</text:p>
              </table:table-cell>
              <table:table-cell office:value-type="float" office:value="93.994296">
                <text:p>93.994296</text:p>
              </table:table-cell>
            </table:table-row>
            <table:table-row>
              <table:table-cell office:value-type="string">
                <text:p>2023-02-04 16:19:49</text:p>
              </table:table-cell>
              <table:table-cell office:value-type="float" office:value="93.530432">
                <text:p>93.530432</text:p>
              </table:table-cell>
            </table:table-row>
            <table:table-row>
              <table:table-cell office:value-type="string">
                <text:p>2023-02-04 16:37:28</text:p>
              </table:table-cell>
              <table:table-cell office:value-type="float" office:value="89.327816">
                <text:p>89.327816</text:p>
              </table:table-cell>
            </table:table-row>
            <table:table-row>
              <table:table-cell office:value-type="string">
                <text:p>2023-02-04 16:55:08</text:p>
              </table:table-cell>
              <table:table-cell office:value-type="float" office:value="92.572264">
                <text:p>92.572264</text:p>
              </table:table-cell>
            </table:table-row>
            <table:table-row>
              <table:table-cell office:value-type="string">
                <text:p>2023-02-04 17:12:51</text:p>
              </table:table-cell>
              <table:table-cell office:value-type="float" office:value="92.848824">
                <text:p>92.848824</text:p>
              </table:table-cell>
            </table:table-row>
            <table:table-row>
              <table:table-cell office:value-type="string">
                <text:p>2023-02-04 17:30:38</text:p>
              </table:table-cell>
              <table:table-cell office:value-type="float" office:value="92.96984">
                <text:p>92.96984</text:p>
              </table:table-cell>
            </table:table-row>
            <table:table-row>
              <table:table-cell office:value-type="string">
                <text:p>2023-02-04 17:48:20</text:p>
              </table:table-cell>
              <table:table-cell office:value-type="float" office:value="92.555152">
                <text:p>92.555152</text:p>
              </table:table-cell>
            </table:table-row>
            <table:table-row>
              <table:table-cell office:value-type="string">
                <text:p>2023-02-04 18:06:09</text:p>
              </table:table-cell>
              <table:table-cell office:value-type="float" office:value="91.205032">
                <text:p>91.205032</text:p>
              </table:table-cell>
            </table:table-row>
            <table:table-row>
              <table:table-cell office:value-type="string">
                <text:p>2023-02-04 18:24:33</text:p>
              </table:table-cell>
              <table:table-cell office:value-type="float" office:value="92.874608">
                <text:p>92.874608</text:p>
              </table:table-cell>
            </table:table-row>
            <table:table-row>
              <table:table-cell office:value-type="string">
                <text:p>2023-02-04 18:42:36</text:p>
              </table:table-cell>
              <table:table-cell office:value-type="float" office:value="93.850832">
                <text:p>93.850832</text:p>
              </table:table-cell>
            </table:table-row>
            <table:table-row>
              <table:table-cell office:value-type="string">
                <text:p>2023-02-04 19:00:18</text:p>
              </table:table-cell>
              <table:table-cell office:value-type="float" office:value="93.571776">
                <text:p>93.571776</text:p>
              </table:table-cell>
            </table:table-row>
            <table:table-row>
              <table:table-cell office:value-type="string">
                <text:p>2023-02-04 19:18:02</text:p>
              </table:table-cell>
              <table:table-cell office:value-type="float" office:value="93.065088">
                <text:p>93.065088</text:p>
              </table:table-cell>
            </table:table-row>
            <table:table-row>
              <table:table-cell office:value-type="string">
                <text:p>2023-02-04 19:35:51</text:p>
              </table:table-cell>
              <table:table-cell office:value-type="float" office:value="93.452736">
                <text:p>93.452736</text:p>
              </table:table-cell>
            </table:table-row>
            <table:table-row>
              <table:table-cell office:value-type="string">
                <text:p>2023-02-04 19:53:30</text:p>
              </table:table-cell>
              <table:table-cell office:value-type="float" office:value="92.737096">
                <text:p>92.737096</text:p>
              </table:table-cell>
            </table:table-row>
            <table:table-row>
              <table:table-cell office:value-type="string">
                <text:p>2023-02-04 20:11:24</text:p>
              </table:table-cell>
              <table:table-cell office:value-type="float" office:value="93.311976">
                <text:p>93.311976</text:p>
              </table:table-cell>
            </table:table-row>
            <table:table-row>
              <table:table-cell office:value-type="string">
                <text:p>2023-02-04 20:29:05</text:p>
              </table:table-cell>
              <table:table-cell office:value-type="float" office:value="94.1004">
                <text:p>94.1004</text:p>
              </table:table-cell>
            </table:table-row>
            <table:table-row>
              <table:table-cell office:value-type="string">
                <text:p>2023-02-04 20:46:54</text:p>
              </table:table-cell>
              <table:table-cell office:value-type="float" office:value="94.0078">
                <text:p>94.0078</text:p>
              </table:table-cell>
            </table:table-row>
            <table:table-row>
              <table:table-cell office:value-type="string">
                <text:p>2023-02-04 21:04:38</text:p>
              </table:table-cell>
              <table:table-cell office:value-type="float" office:value="94.082672">
                <text:p>94.082672</text:p>
              </table:table-cell>
            </table:table-row>
            <table:table-row>
              <table:table-cell office:value-type="string">
                <text:p>2023-02-04 21:22:22</text:p>
              </table:table-cell>
              <table:table-cell office:value-type="float" office:value="93.18968">
                <text:p>93.18968</text:p>
              </table:table-cell>
            </table:table-row>
            <table:table-row>
              <table:table-cell office:value-type="string">
                <text:p>2023-02-04 21:40:05</text:p>
              </table:table-cell>
              <table:table-cell office:value-type="float" office:value="93.660728">
                <text:p>93.660728</text:p>
              </table:table-cell>
            </table:table-row>
            <table:table-row>
              <table:table-cell office:value-type="string">
                <text:p>2023-02-04 21:57:52</text:p>
              </table:table-cell>
              <table:table-cell office:value-type="float" office:value="93.88604">
                <text:p>93.88604</text:p>
              </table:table-cell>
            </table:table-row>
            <table:table-row>
              <table:table-cell office:value-type="string">
                <text:p>2023-02-04 22:15:50</text:p>
              </table:table-cell>
              <table:table-cell office:value-type="float" office:value="94.148704">
                <text:p>94.148704</text:p>
              </table:table-cell>
            </table:table-row>
            <table:table-row>
              <table:table-cell office:value-type="string">
                <text:p>2023-02-04 22:33:37</text:p>
              </table:table-cell>
              <table:table-cell office:value-type="float" office:value="93.978512">
                <text:p>93.978512</text:p>
              </table:table-cell>
            </table:table-row>
            <table:table-row>
              <table:table-cell office:value-type="string">
                <text:p>2023-02-04 22:51:18</text:p>
              </table:table-cell>
              <table:table-cell office:value-type="float" office:value="93.91284">
                <text:p>93.91284</text:p>
              </table:table-cell>
            </table:table-row>
            <table:table-row>
              <table:table-cell office:value-type="string">
                <text:p>2023-02-04 23:09:09</text:p>
              </table:table-cell>
              <table:table-cell office:value-type="float" office:value="93.955">
                <text:p>93.955</text:p>
              </table:table-cell>
            </table:table-row>
            <table:table-row>
              <table:table-cell office:value-type="string">
                <text:p>2023-02-04 23:26:50</text:p>
              </table:table-cell>
              <table:table-cell office:value-type="float" office:value="93.991216">
                <text:p>93.991216</text:p>
              </table:table-cell>
            </table:table-row>
            <table:table-row>
              <table:table-cell office:value-type="string">
                <text:p>2023-02-04 23:44:34</text:p>
              </table:table-cell>
              <table:table-cell office:value-type="float" office:value="93.923992">
                <text:p>93.923992</text:p>
              </table:table-cell>
            </table:table-row>
            <table:table-row>
              <table:table-cell office:value-type="string">
                <text:p>2023-02-05 00:02:23</text:p>
              </table:table-cell>
              <table:table-cell office:value-type="float" office:value="93.878056">
                <text:p>93.878056</text:p>
              </table:table-cell>
            </table:table-row>
            <table:table-row>
              <table:table-cell office:value-type="string">
                <text:p>2023-02-05 00:20:04</text:p>
              </table:table-cell>
              <table:table-cell office:value-type="float" office:value="93.971552">
                <text:p>93.971552</text:p>
              </table:table-cell>
            </table:table-row>
            <table:table-row>
              <table:table-cell office:value-type="string">
                <text:p>2023-02-05 00:37:51</text:p>
              </table:table-cell>
              <table:table-cell office:value-type="float" office:value="94.015888">
                <text:p>94.015888</text:p>
              </table:table-cell>
            </table:table-row>
            <table:table-row>
              <table:table-cell office:value-type="string">
                <text:p>2023-02-05 00:55:32</text:p>
              </table:table-cell>
              <table:table-cell office:value-type="float" office:value="92.164776">
                <text:p>92.164776</text:p>
              </table:table-cell>
            </table:table-row>
            <table:table-row>
              <table:table-cell office:value-type="string">
                <text:p>2023-02-05 01:13:16</text:p>
              </table:table-cell>
              <table:table-cell office:value-type="float" office:value="93.011816">
                <text:p>93.011816</text:p>
              </table:table-cell>
            </table:table-row>
            <table:table-row>
              <table:table-cell office:value-type="string">
                <text:p>2023-02-05 01:30:55</text:p>
              </table:table-cell>
              <table:table-cell office:value-type="float" office:value="93.996816">
                <text:p>93.996816</text:p>
              </table:table-cell>
            </table:table-row>
            <table:table-row>
              <table:table-cell office:value-type="string">
                <text:p>2023-02-05 01:48:36</text:p>
              </table:table-cell>
              <table:table-cell office:value-type="float" office:value="94.023832">
                <text:p>94.023832</text:p>
              </table:table-cell>
            </table:table-row>
            <table:table-row>
              <table:table-cell office:value-type="string">
                <text:p>2023-02-05 02:06:15</text:p>
              </table:table-cell>
              <table:table-cell office:value-type="float" office:value="94.056704">
                <text:p>94.056704</text:p>
              </table:table-cell>
            </table:table-row>
            <table:table-row>
              <table:table-cell office:value-type="string">
                <text:p>2023-02-05 02:23:57</text:p>
              </table:table-cell>
              <table:table-cell office:value-type="float" office:value="94.212656">
                <text:p>94.212656</text:p>
              </table:table-cell>
            </table:table-row>
            <table:table-row>
              <table:table-cell office:value-type="string">
                <text:p>2023-02-05 02:41:39</text:p>
              </table:table-cell>
              <table:table-cell office:value-type="float" office:value="93.978528">
                <text:p>93.978528</text:p>
              </table:table-cell>
            </table:table-row>
            <table:table-row>
              <table:table-cell office:value-type="string">
                <text:p>2023-02-05 02:59:21</text:p>
              </table:table-cell>
              <table:table-cell office:value-type="float" office:value="93.887528">
                <text:p>93.887528</text:p>
              </table:table-cell>
            </table:table-row>
            <table:table-row>
              <table:table-cell office:value-type="string">
                <text:p>2023-02-05 03:17:02</text:p>
              </table:table-cell>
              <table:table-cell office:value-type="float" office:value="93.975008">
                <text:p>93.975008</text:p>
              </table:table-cell>
            </table:table-row>
            <table:table-row>
              <table:table-cell office:value-type="string">
                <text:p>2023-02-05 03:34:41</text:p>
              </table:table-cell>
              <table:table-cell office:value-type="float" office:value="94.016232">
                <text:p>94.016232</text:p>
              </table:table-cell>
            </table:table-row>
            <table:table-row>
              <table:table-cell office:value-type="string">
                <text:p>2023-02-05 03:52:23</text:p>
              </table:table-cell>
              <table:table-cell office:value-type="float" office:value="93.88064">
                <text:p>93.88064</text:p>
              </table:table-cell>
            </table:table-row>
            <table:table-row>
              <table:table-cell office:value-type="string">
                <text:p>2023-02-05 04:10:07</text:p>
              </table:table-cell>
              <table:table-cell office:value-type="float" office:value="93.935048">
                <text:p>93.935048</text:p>
              </table:table-cell>
            </table:table-row>
            <table:table-row>
              <table:table-cell office:value-type="string">
                <text:p>2023-02-05 04:27:54</text:p>
              </table:table-cell>
              <table:table-cell office:value-type="float" office:value="94.02452">
                <text:p>94.02452</text:p>
              </table:table-cell>
            </table:table-row>
            <table:table-row>
              <table:table-cell office:value-type="string">
                <text:p>2023-02-05 04:45:33</text:p>
              </table:table-cell>
              <table:table-cell office:value-type="float" office:value="94.067256">
                <text:p>94.067256</text:p>
              </table:table-cell>
            </table:table-row>
            <table:table-row>
              <table:table-cell office:value-type="string">
                <text:p>2023-02-05 05:03:16</text:p>
              </table:table-cell>
              <table:table-cell office:value-type="float" office:value="93.647136">
                <text:p>93.647136</text:p>
              </table:table-cell>
            </table:table-row>
            <table:table-row>
              <table:table-cell office:value-type="string">
                <text:p>2023-02-05 05:21:01</text:p>
              </table:table-cell>
              <table:table-cell office:value-type="float" office:value="93.952016">
                <text:p>93.952016</text:p>
              </table:table-cell>
            </table:table-row>
            <table:table-row>
              <table:table-cell office:value-type="string">
                <text:p>2023-02-05 05:38:42</text:p>
              </table:table-cell>
              <table:table-cell office:value-type="float" office:value="94.032752">
                <text:p>94.032752</text:p>
              </table:table-cell>
            </table:table-row>
            <table:table-row>
              <table:table-cell office:value-type="string">
                <text:p>2023-02-05 05:56:27</text:p>
              </table:table-cell>
              <table:table-cell office:value-type="float" office:value="93.963264">
                <text:p>93.963264</text:p>
              </table:table-cell>
            </table:table-row>
            <table:table-row>
              <table:table-cell office:value-type="string">
                <text:p>2023-02-05 06:14:14</text:p>
              </table:table-cell>
              <table:table-cell office:value-type="float" office:value="94.283272">
                <text:p>94.283272</text:p>
              </table:table-cell>
            </table:table-row>
            <table:table-row>
              <table:table-cell office:value-type="string">
                <text:p>2023-02-05 06:32:02</text:p>
              </table:table-cell>
              <table:table-cell office:value-type="float" office:value="93.86116">
                <text:p>93.86116</text:p>
              </table:table-cell>
            </table:table-row>
            <table:table-row>
              <table:table-cell office:value-type="string">
                <text:p>2023-02-05 06:49:47</text:p>
              </table:table-cell>
              <table:table-cell office:value-type="float" office:value="93.622384">
                <text:p>93.622384</text:p>
              </table:table-cell>
            </table:table-row>
            <table:table-row>
              <table:table-cell office:value-type="string">
                <text:p>2023-02-05 07:07:28</text:p>
              </table:table-cell>
              <table:table-cell office:value-type="float" office:value="94.124256">
                <text:p>94.124256</text:p>
              </table:table-cell>
            </table:table-row>
            <table:table-row>
              <table:table-cell office:value-type="string">
                <text:p>2023-02-05 07:25:09</text:p>
              </table:table-cell>
              <table:table-cell office:value-type="float" office:value="93.799352">
                <text:p>93.799352</text:p>
              </table:table-cell>
            </table:table-row>
            <table:table-row>
              <table:table-cell office:value-type="string">
                <text:p>2023-02-05 07:42:50</text:p>
              </table:table-cell>
              <table:table-cell office:value-type="float" office:value="94.022832">
                <text:p>94.022832</text:p>
              </table:table-cell>
            </table:table-row>
            <table:table-row>
              <table:table-cell office:value-type="string">
                <text:p>2023-02-05 08:00:30</text:p>
              </table:table-cell>
              <table:table-cell office:value-type="float" office:value="94.134544">
                <text:p>94.134544</text:p>
              </table:table-cell>
            </table:table-row>
            <table:table-row>
              <table:table-cell office:value-type="string">
                <text:p>2023-02-05 08:18:12</text:p>
              </table:table-cell>
              <table:table-cell office:value-type="float" office:value="94.00056">
                <text:p>94.00056</text:p>
              </table:table-cell>
            </table:table-row>
            <table:table-row>
              <table:table-cell office:value-type="string">
                <text:p>2023-02-05 08:35:52</text:p>
              </table:table-cell>
              <table:table-cell office:value-type="float" office:value="93.712176">
                <text:p>93.712176</text:p>
              </table:table-cell>
            </table:table-row>
            <table:table-row>
              <table:table-cell office:value-type="string">
                <text:p>2023-02-05 08:53:34</text:p>
              </table:table-cell>
              <table:table-cell office:value-type="float" office:value="93.949936">
                <text:p>93.949936</text:p>
              </table:table-cell>
            </table:table-row>
            <table:table-row>
              <table:table-cell office:value-type="string">
                <text:p>2023-02-05 09:11:13</text:p>
              </table:table-cell>
              <table:table-cell office:value-type="float" office:value="94.077496">
                <text:p>94.077496</text:p>
              </table:table-cell>
            </table:table-row>
            <table:table-row>
              <table:table-cell office:value-type="string">
                <text:p>2023-02-05 09:28:55</text:p>
              </table:table-cell>
              <table:table-cell office:value-type="float" office:value="94.143184">
                <text:p>94.143184</text:p>
              </table:table-cell>
            </table:table-row>
            <table:table-row>
              <table:table-cell office:value-type="string">
                <text:p>2023-02-05 09:46:35</text:p>
              </table:table-cell>
              <table:table-cell office:value-type="float" office:value="93.89592">
                <text:p>93.89592</text:p>
              </table:table-cell>
            </table:table-row>
            <table:table-row>
              <table:table-cell office:value-type="string">
                <text:p>2023-02-05 10:04:16</text:p>
              </table:table-cell>
              <table:table-cell office:value-type="float" office:value="93.883904">
                <text:p>93.883904</text:p>
              </table:table-cell>
            </table:table-row>
            <table:table-row>
              <table:table-cell office:value-type="string">
                <text:p>2023-02-05 10:21:55</text:p>
              </table:table-cell>
              <table:table-cell office:value-type="float" office:value="92.824576">
                <text:p>92.824576</text:p>
              </table:table-cell>
            </table:table-row>
            <table:table-row>
              <table:table-cell office:value-type="string">
                <text:p>2023-02-05 10:39:43</text:p>
              </table:table-cell>
              <table:table-cell office:value-type="float" office:value="94.050696">
                <text:p>94.050696</text:p>
              </table:table-cell>
            </table:table-row>
            <table:table-row>
              <table:table-cell office:value-type="string">
                <text:p>2023-02-05 10:57:25</text:p>
              </table:table-cell>
              <table:table-cell office:value-type="float" office:value="93.436064">
                <text:p>93.436064</text:p>
              </table:table-cell>
            </table:table-row>
            <table:table-row>
              <table:table-cell office:value-type="string">
                <text:p>2023-02-05 11:15:07</text:p>
              </table:table-cell>
              <table:table-cell office:value-type="float" office:value="93.86272">
                <text:p>93.86272</text:p>
              </table:table-cell>
            </table:table-row>
            <table:table-row>
              <table:table-cell office:value-type="string">
                <text:p>2023-02-05 11:32:55</text:p>
              </table:table-cell>
              <table:table-cell office:value-type="float" office:value="93.953664">
                <text:p>93.953664</text:p>
              </table:table-cell>
            </table:table-row>
            <table:table-row>
              <table:table-cell office:value-type="string">
                <text:p>2023-02-05 11:50:41</text:p>
              </table:table-cell>
              <table:table-cell office:value-type="float" office:value="93.984256">
                <text:p>93.984256</text:p>
              </table:table-cell>
            </table:table-row>
            <table:table-row>
              <table:table-cell office:value-type="string">
                <text:p>2023-02-05 12:08:28</text:p>
              </table:table-cell>
              <table:table-cell office:value-type="float" office:value="94.033408">
                <text:p>94.033408</text:p>
              </table:table-cell>
            </table:table-row>
            <table:table-row>
              <table:table-cell office:value-type="string">
                <text:p>2023-02-05 12:26:07</text:p>
              </table:table-cell>
              <table:table-cell office:value-type="float" office:value="94.040128">
                <text:p>94.040128</text:p>
              </table:table-cell>
            </table:table-row>
            <table:table-row>
              <table:table-cell office:value-type="string">
                <text:p>2023-02-05 12:43:51</text:p>
              </table:table-cell>
              <table:table-cell office:value-type="float" office:value="93.867416">
                <text:p>93.867416</text:p>
              </table:table-cell>
            </table:table-row>
            <table:table-row>
              <table:table-cell office:value-type="string">
                <text:p>2023-02-05 13:01:32</text:p>
              </table:table-cell>
              <table:table-cell office:value-type="float" office:value="93.942296">
                <text:p>93.942296</text:p>
              </table:table-cell>
            </table:table-row>
            <table:table-row>
              <table:table-cell office:value-type="string">
                <text:p>2023-02-05 13:19:11</text:p>
              </table:table-cell>
              <table:table-cell office:value-type="float" office:value="93.978192">
                <text:p>93.978192</text:p>
              </table:table-cell>
            </table:table-row>
            <table:table-row>
              <table:table-cell office:value-type="string">
                <text:p>2023-02-05 13:36:53</text:p>
              </table:table-cell>
              <table:table-cell office:value-type="float" office:value="93.01672">
                <text:p>93.01672</text:p>
              </table:table-cell>
            </table:table-row>
            <table:table-row>
              <table:table-cell office:value-type="string">
                <text:p>2023-02-05 13:54:37</text:p>
              </table:table-cell>
              <table:table-cell office:value-type="float" office:value="94.149912">
                <text:p>94.149912</text:p>
              </table:table-cell>
            </table:table-row>
            <table:table-row>
              <table:table-cell office:value-type="string">
                <text:p>2023-02-05 14:12:24</text:p>
              </table:table-cell>
              <table:table-cell office:value-type="float" office:value="93.942136">
                <text:p>93.942136</text:p>
              </table:table-cell>
            </table:table-row>
            <table:table-row>
              <table:table-cell office:value-type="string">
                <text:p>2023-02-05 14:30:10</text:p>
              </table:table-cell>
              <table:table-cell office:value-type="float" office:value="93.861872">
                <text:p>93.861872</text:p>
              </table:table-cell>
            </table:table-row>
            <table:table-row>
              <table:table-cell office:value-type="string">
                <text:p>2023-02-05 14:47:56</text:p>
              </table:table-cell>
              <table:table-cell office:value-type="float" office:value="93.853976">
                <text:p>93.853976</text:p>
              </table:table-cell>
            </table:table-row>
            <table:table-row>
              <table:table-cell office:value-type="string">
                <text:p>2023-02-05 15:05:45</text:p>
              </table:table-cell>
              <table:table-cell office:value-type="float" office:value="93.781128">
                <text:p>93.781128</text:p>
              </table:table-cell>
            </table:table-row>
            <table:table-row>
              <table:table-cell office:value-type="string">
                <text:p>2023-02-05 15:23:30</text:p>
              </table:table-cell>
              <table:table-cell office:value-type="float" office:value="93.992784">
                <text:p>93.992784</text:p>
              </table:table-cell>
            </table:table-row>
            <table:table-row>
              <table:table-cell office:value-type="string">
                <text:p>2023-02-05 15:41:38</text:p>
              </table:table-cell>
              <table:table-cell office:value-type="float" office:value="93.877344">
                <text:p>93.877344</text:p>
              </table:table-cell>
            </table:table-row>
            <table:table-row>
              <table:table-cell office:value-type="string">
                <text:p>2023-02-05 15:59:18</text:p>
              </table:table-cell>
              <table:table-cell office:value-type="float" office:value="94.119624">
                <text:p>94.119624</text:p>
              </table:table-cell>
            </table:table-row>
            <table:table-row>
              <table:table-cell office:value-type="string">
                <text:p>2023-02-05 16:16:59</text:p>
              </table:table-cell>
              <table:table-cell office:value-type="float" office:value="94.0596">
                <text:p>94.0596</text:p>
              </table:table-cell>
            </table:table-row>
            <table:table-row>
              <table:table-cell office:value-type="string">
                <text:p>2023-02-05 16:34:38</text:p>
              </table:table-cell>
              <table:table-cell office:value-type="float" office:value="93.782808">
                <text:p>93.782808</text:p>
              </table:table-cell>
            </table:table-row>
            <table:table-row>
              <table:table-cell office:value-type="string">
                <text:p>2023-02-05 16:52:19</text:p>
              </table:table-cell>
              <table:table-cell office:value-type="float" office:value="93.0252">
                <text:p>93.0252</text:p>
              </table:table-cell>
            </table:table-row>
            <table:table-row>
              <table:table-cell office:value-type="string">
                <text:p>2023-02-05 17:09:58</text:p>
              </table:table-cell>
              <table:table-cell office:value-type="float" office:value="93.357656">
                <text:p>93.357656</text:p>
              </table:table-cell>
            </table:table-row>
            <table:table-row>
              <table:table-cell office:value-type="string">
                <text:p>2023-02-05 17:27:48</text:p>
              </table:table-cell>
              <table:table-cell office:value-type="float" office:value="93.896776">
                <text:p>93.896776</text:p>
              </table:table-cell>
            </table:table-row>
            <table:table-row>
              <table:table-cell office:value-type="string">
                <text:p>2023-02-05 17:45:35</text:p>
              </table:table-cell>
              <table:table-cell office:value-type="float" office:value="94.083944">
                <text:p>94.083944</text:p>
              </table:table-cell>
            </table:table-row>
            <table:table-row>
              <table:table-cell office:value-type="string">
                <text:p>2023-02-05 18:03:15</text:p>
              </table:table-cell>
              <table:table-cell office:value-type="float" office:value="93.805488">
                <text:p>93.805488</text:p>
              </table:table-cell>
            </table:table-row>
            <table:table-row>
              <table:table-cell office:value-type="string">
                <text:p>2023-02-05 18:21:07</text:p>
              </table:table-cell>
              <table:table-cell office:value-type="float" office:value="93.980664">
                <text:p>93.980664</text:p>
              </table:table-cell>
            </table:table-row>
            <table:table-row>
              <table:table-cell office:value-type="string">
                <text:p>2023-02-05 18:38:53</text:p>
              </table:table-cell>
              <table:table-cell office:value-type="float" office:value="94.123736">
                <text:p>94.123736</text:p>
              </table:table-cell>
            </table:table-row>
            <table:table-row>
              <table:table-cell office:value-type="string">
                <text:p>2023-02-05 18:56:38</text:p>
              </table:table-cell>
              <table:table-cell office:value-type="float" office:value="93.783792">
                <text:p>93.783792</text:p>
              </table:table-cell>
            </table:table-row>
            <table:table-row>
              <table:table-cell office:value-type="string">
                <text:p>2023-02-05 19:14:17</text:p>
              </table:table-cell>
              <table:table-cell office:value-type="float" office:value="94.027056">
                <text:p>94.027056</text:p>
              </table:table-cell>
            </table:table-row>
            <table:table-row>
              <table:table-cell office:value-type="string">
                <text:p>2023-02-05 19:31:58</text:p>
              </table:table-cell>
              <table:table-cell office:value-type="float" office:value="94.0658">
                <text:p>94.0658</text:p>
              </table:table-cell>
            </table:table-row>
            <table:table-row>
              <table:table-cell office:value-type="string">
                <text:p>2023-02-05 19:49:42</text:p>
              </table:table-cell>
              <table:table-cell office:value-type="float" office:value="93.97816">
                <text:p>93.97816</text:p>
              </table:table-cell>
            </table:table-row>
            <table:table-row>
              <table:table-cell office:value-type="string">
                <text:p>2023-02-05 20:07:41</text:p>
              </table:table-cell>
              <table:table-cell office:value-type="float" office:value="93.374688">
                <text:p>93.374688</text:p>
              </table:table-cell>
            </table:table-row>
            <table:table-row>
              <table:table-cell office:value-type="string">
                <text:p>2023-02-05 20:25:21</text:p>
              </table:table-cell>
              <table:table-cell office:value-type="float" office:value="93.771416">
                <text:p>93.771416</text:p>
              </table:table-cell>
            </table:table-row>
            <table:table-row>
              <table:table-cell office:value-type="string">
                <text:p>2023-02-05 20:44:00</text:p>
              </table:table-cell>
              <table:table-cell office:value-type="float" office:value="94.0428">
                <text:p>94.0428</text:p>
              </table:table-cell>
            </table:table-row>
            <table:table-row>
              <table:table-cell office:value-type="string">
                <text:p>2023-02-05 21:01:47</text:p>
              </table:table-cell>
              <table:table-cell office:value-type="float" office:value="93.6544">
                <text:p>93.6544</text:p>
              </table:table-cell>
            </table:table-row>
            <table:table-row>
              <table:table-cell office:value-type="string">
                <text:p>2023-02-05 21:19:40</text:p>
              </table:table-cell>
              <table:table-cell office:value-type="float" office:value="93.907184">
                <text:p>93.907184</text:p>
              </table:table-cell>
            </table:table-row>
            <table:table-row>
              <table:table-cell office:value-type="string">
                <text:p>2023-02-05 21:37:22</text:p>
              </table:table-cell>
              <table:table-cell office:value-type="float" office:value="93.850032">
                <text:p>93.850032</text:p>
              </table:table-cell>
            </table:table-row>
            <table:table-row>
              <table:table-cell office:value-type="string">
                <text:p>2023-02-05 21:55:10</text:p>
              </table:table-cell>
              <table:table-cell office:value-type="float" office:value="93.753832">
                <text:p>93.753832</text:p>
              </table:table-cell>
            </table:table-row>
            <table:table-row>
              <table:table-cell office:value-type="string">
                <text:p>2023-02-05 22:12:50</text:p>
              </table:table-cell>
              <table:table-cell office:value-type="float" office:value="94.013744">
                <text:p>94.013744</text:p>
              </table:table-cell>
            </table:table-row>
            <table:table-row>
              <table:table-cell office:value-type="string">
                <text:p>2023-02-05 22:30:30</text:p>
              </table:table-cell>
              <table:table-cell office:value-type="float" office:value="93.753168">
                <text:p>93.753168</text:p>
              </table:table-cell>
            </table:table-row>
            <table:table-row>
              <table:table-cell office:value-type="string">
                <text:p>2023-02-05 22:48:13</text:p>
              </table:table-cell>
              <table:table-cell office:value-type="float" office:value="93.348768">
                <text:p>93.348768</text:p>
              </table:table-cell>
            </table:table-row>
            <table:table-row>
              <table:table-cell office:value-type="string">
                <text:p>2023-02-05 23:06:01</text:p>
              </table:table-cell>
              <table:table-cell office:value-type="float" office:value="94.145224">
                <text:p>94.145224</text:p>
              </table:table-cell>
            </table:table-row>
            <table:table-row>
              <table:table-cell office:value-type="string">
                <text:p>2023-02-05 23:23:42</text:p>
              </table:table-cell>
              <table:table-cell office:value-type="float" office:value="94.135536">
                <text:p>94.135536</text:p>
              </table:table-cell>
            </table:table-row>
            <table:table-row>
              <table:table-cell office:value-type="string">
                <text:p>2023-02-05 23:41:26</text:p>
              </table:table-cell>
              <table:table-cell office:value-type="float" office:value="93.980048">
                <text:p>93.980048</text:p>
              </table:table-cell>
            </table:table-row>
            <table:table-row>
              <table:table-cell office:value-type="string">
                <text:p>2023-02-05 23:59:16</text:p>
              </table:table-cell>
              <table:table-cell office:value-type="float" office:value="94.032424">
                <text:p>94.032424</text:p>
              </table:table-cell>
            </table:table-row>
            <table:table-row>
              <table:table-cell office:value-type="string">
                <text:p>2023-02-06 00:16:56</text:p>
              </table:table-cell>
              <table:table-cell office:value-type="float" office:value="93.741128">
                <text:p>93.741128</text:p>
              </table:table-cell>
            </table:table-row>
            <table:table-row>
              <table:table-cell office:value-type="string">
                <text:p>2023-02-06 00:34:39</text:p>
              </table:table-cell>
              <table:table-cell office:value-type="float" office:value="93.905392">
                <text:p>93.905392</text:p>
              </table:table-cell>
            </table:table-row>
            <table:table-row>
              <table:table-cell office:value-type="string">
                <text:p>2023-02-06 00:52:18</text:p>
              </table:table-cell>
              <table:table-cell office:value-type="float" office:value="93.992904">
                <text:p>93.992904</text:p>
              </table:table-cell>
            </table:table-row>
            <table:table-row>
              <table:table-cell office:value-type="string">
                <text:p>2023-02-06 01:10:07</text:p>
              </table:table-cell>
              <table:table-cell office:value-type="float" office:value="93.816832">
                <text:p>93.816832</text:p>
              </table:table-cell>
            </table:table-row>
            <table:table-row>
              <table:table-cell office:value-type="string">
                <text:p>2023-02-06 01:27:51</text:p>
              </table:table-cell>
              <table:table-cell office:value-type="float" office:value="93.934608">
                <text:p>93.934608</text:p>
              </table:table-cell>
            </table:table-row>
            <table:table-row>
              <table:table-cell office:value-type="string">
                <text:p>2023-02-06 01:45:31</text:p>
              </table:table-cell>
              <table:table-cell office:value-type="float" office:value="93.8456">
                <text:p>93.8456</text:p>
              </table:table-cell>
            </table:table-row>
            <table:table-row>
              <table:table-cell office:value-type="string">
                <text:p>2023-02-06 02:03:16</text:p>
              </table:table-cell>
              <table:table-cell office:value-type="float" office:value="94.36684">
                <text:p>94.36684</text:p>
              </table:table-cell>
            </table:table-row>
            <table:table-row>
              <table:table-cell office:value-type="string">
                <text:p>2023-02-06 02:21:05</text:p>
              </table:table-cell>
              <table:table-cell office:value-type="float" office:value="93.947872">
                <text:p>93.947872</text:p>
              </table:table-cell>
            </table:table-row>
            <table:table-row>
              <table:table-cell office:value-type="string">
                <text:p>2023-02-06 02:38:58</text:p>
              </table:table-cell>
              <table:table-cell office:value-type="float" office:value="94.040808">
                <text:p>94.040808</text:p>
              </table:table-cell>
            </table:table-row>
            <table:table-row>
              <table:table-cell office:value-type="string">
                <text:p>2023-02-06 02:56:40</text:p>
              </table:table-cell>
              <table:table-cell office:value-type="float" office:value="93.900552">
                <text:p>93.900552</text:p>
              </table:table-cell>
            </table:table-row>
            <table:table-row>
              <table:table-cell office:value-type="string">
                <text:p>2023-02-06 03:14:20</text:p>
              </table:table-cell>
              <table:table-cell office:value-type="float" office:value="94.017568">
                <text:p>94.017568</text:p>
              </table:table-cell>
            </table:table-row>
            <table:table-row>
              <table:table-cell office:value-type="string">
                <text:p>2023-02-06 03:31:59</text:p>
              </table:table-cell>
              <table:table-cell office:value-type="float" office:value="93.875352">
                <text:p>93.875352</text:p>
              </table:table-cell>
            </table:table-row>
            <table:table-row>
              <table:table-cell office:value-type="string">
                <text:p>2023-02-06 03:49:44</text:p>
              </table:table-cell>
              <table:table-cell office:value-type="float" office:value="94.171352">
                <text:p>94.171352</text:p>
              </table:table-cell>
            </table:table-row>
            <table:table-row>
              <table:table-cell office:value-type="string">
                <text:p>2023-02-06 04:07:32</text:p>
              </table:table-cell>
              <table:table-cell office:value-type="float" office:value="93.984256">
                <text:p>93.984256</text:p>
              </table:table-cell>
            </table:table-row>
            <table:table-row>
              <table:table-cell office:value-type="string">
                <text:p>2023-02-06 04:25:16</text:p>
              </table:table-cell>
              <table:table-cell office:value-type="float" office:value="93.973424">
                <text:p>93.973424</text:p>
              </table:table-cell>
            </table:table-row>
            <table:table-row>
              <table:table-cell office:value-type="string">
                <text:p>2023-02-06 04:42:56</text:p>
              </table:table-cell>
              <table:table-cell office:value-type="float" office:value="94.118584">
                <text:p>94.118584</text:p>
              </table:table-cell>
            </table:table-row>
            <table:table-row>
              <table:table-cell office:value-type="string">
                <text:p>2023-02-06 05:00:38</text:p>
              </table:table-cell>
              <table:table-cell office:value-type="float" office:value="93.785328">
                <text:p>93.785328</text:p>
              </table:table-cell>
            </table:table-row>
            <table:table-row>
              <table:table-cell office:value-type="string">
                <text:p>2023-02-06 05:18:24</text:p>
              </table:table-cell>
              <table:table-cell office:value-type="float" office:value="94.131776">
                <text:p>94.131776</text:p>
              </table:table-cell>
            </table:table-row>
            <table:table-row>
              <table:table-cell office:value-type="string">
                <text:p>2023-02-06 05:36:04</text:p>
              </table:table-cell>
              <table:table-cell office:value-type="float" office:value="93.526568">
                <text:p>93.526568</text:p>
              </table:table-cell>
            </table:table-row>
            <table:table-row>
              <table:table-cell office:value-type="string">
                <text:p>2023-02-06 05:53:51</text:p>
              </table:table-cell>
              <table:table-cell office:value-type="float" office:value="94.090024">
                <text:p>94.090024</text:p>
              </table:table-cell>
            </table:table-row>
            <table:table-row>
              <table:table-cell office:value-type="string">
                <text:p>2023-02-06 06:11:33</text:p>
              </table:table-cell>
              <table:table-cell office:value-type="float" office:value="94.001024">
                <text:p>94.001024</text:p>
              </table:table-cell>
            </table:table-row>
            <table:table-row>
              <table:table-cell office:value-type="string">
                <text:p>2023-02-06 06:29:19</text:p>
              </table:table-cell>
              <table:table-cell office:value-type="float" office:value="94.033264">
                <text:p>94.033264</text:p>
              </table:table-cell>
            </table:table-row>
            <table:table-row>
              <table:table-cell office:value-type="string">
                <text:p>2023-02-06 06:46:59</text:p>
              </table:table-cell>
              <table:table-cell office:value-type="float" office:value="94.022608">
                <text:p>94.022608</text:p>
              </table:table-cell>
            </table:table-row>
            <table:table-row>
              <table:table-cell office:value-type="string">
                <text:p>2023-02-06 07:04:44</text:p>
              </table:table-cell>
              <table:table-cell office:value-type="float" office:value="93.522784">
                <text:p>93.522784</text:p>
              </table:table-cell>
            </table:table-row>
            <table:table-row>
              <table:table-cell office:value-type="string">
                <text:p>2023-02-06 07:22:23</text:p>
              </table:table-cell>
              <table:table-cell office:value-type="float" office:value="93.922328">
                <text:p>93.922328</text:p>
              </table:table-cell>
            </table:table-row>
            <table:table-row>
              <table:table-cell office:value-type="string">
                <text:p>2023-02-06 07:40:06</text:p>
              </table:table-cell>
              <table:table-cell office:value-type="float" office:value="93.999456">
                <text:p>93.999456</text:p>
              </table:table-cell>
            </table:table-row>
            <table:table-row>
              <table:table-cell office:value-type="string">
                <text:p>2023-02-06 07:57:49</text:p>
              </table:table-cell>
              <table:table-cell office:value-type="float" office:value="94.079144">
                <text:p>94.079144</text:p>
              </table:table-cell>
            </table:table-row>
            <table:table-row>
              <table:table-cell office:value-type="string">
                <text:p>2023-02-06 08:15:28</text:p>
              </table:table-cell>
              <table:table-cell office:value-type="float" office:value="93.872376">
                <text:p>93.872376</text:p>
              </table:table-cell>
            </table:table-row>
            <table:table-row>
              <table:table-cell office:value-type="string">
                <text:p>2023-02-06 08:33:10</text:p>
              </table:table-cell>
              <table:table-cell office:value-type="float" office:value="93.940088">
                <text:p>93.940088</text:p>
              </table:table-cell>
            </table:table-row>
            <table:table-row>
              <table:table-cell office:value-type="string">
                <text:p>2023-02-06 08:50:54</text:p>
              </table:table-cell>
              <table:table-cell office:value-type="float" office:value="93.439064">
                <text:p>93.439064</text:p>
              </table:table-cell>
            </table:table-row>
            <table:table-row>
              <table:table-cell office:value-type="string">
                <text:p>2023-02-06 09:08:32</text:p>
              </table:table-cell>
              <table:table-cell office:value-type="float" office:value="94.138592">
                <text:p>94.138592</text:p>
              </table:table-cell>
            </table:table-row>
            <table:table-row>
              <table:table-cell office:value-type="string">
                <text:p>2023-02-06 09:26:13</text:p>
              </table:table-cell>
              <table:table-cell office:value-type="float" office:value="93.690848">
                <text:p>93.690848</text:p>
              </table:table-cell>
            </table:table-row>
            <table:table-row>
              <table:table-cell office:value-type="string">
                <text:p>2023-02-06 09:43:52</text:p>
              </table:table-cell>
              <table:table-cell office:value-type="float" office:value="94.10864">
                <text:p>94.10864</text:p>
              </table:table-cell>
            </table:table-row>
            <table:table-row>
              <table:table-cell office:value-type="string">
                <text:p>2023-02-06 10:01:37</text:p>
              </table:table-cell>
              <table:table-cell office:value-type="float" office:value="94.01372">
                <text:p>94.01372</text:p>
              </table:table-cell>
            </table:table-row>
            <table:table-row>
              <table:table-cell office:value-type="string">
                <text:p>2023-02-06 10:19:22</text:p>
              </table:table-cell>
              <table:table-cell office:value-type="float" office:value="93.950384">
                <text:p>93.950384</text:p>
              </table:table-cell>
            </table:table-row>
            <table:table-row>
              <table:table-cell office:value-type="string">
                <text:p>2023-02-06 10:37:06</text:p>
              </table:table-cell>
              <table:table-cell office:value-type="float" office:value="93.982656">
                <text:p>93.982656</text:p>
              </table:table-cell>
            </table:table-row>
            <table:table-row>
              <table:table-cell office:value-type="string">
                <text:p>2023-02-06 10:54:49</text:p>
              </table:table-cell>
              <table:table-cell office:value-type="float" office:value="94.038728">
                <text:p>94.038728</text:p>
              </table:table-cell>
            </table:table-row>
            <table:table-row>
              <table:table-cell office:value-type="string">
                <text:p>2023-02-06 11:12:29</text:p>
              </table:table-cell>
              <table:table-cell office:value-type="float" office:value="93.674496">
                <text:p>93.674496</text:p>
              </table:table-cell>
            </table:table-row>
            <table:table-row>
              <table:table-cell office:value-type="string">
                <text:p>2023-02-06 11:30:13</text:p>
              </table:table-cell>
              <table:table-cell office:value-type="float" office:value="94.121856">
                <text:p>94.121856</text:p>
              </table:table-cell>
            </table:table-row>
            <table:table-row>
              <table:table-cell office:value-type="string">
                <text:p>2023-02-06 11:48:00</text:p>
              </table:table-cell>
              <table:table-cell office:value-type="float" office:value="94.12696">
                <text:p>94.12696</text:p>
              </table:table-cell>
            </table:table-row>
            <table:table-row>
              <table:table-cell office:value-type="string">
                <text:p>2023-02-06 12:05:44</text:p>
              </table:table-cell>
              <table:table-cell office:value-type="float" office:value="94.156816">
                <text:p>94.156816</text:p>
              </table:table-cell>
            </table:table-row>
            <table:table-row>
              <table:table-cell office:value-type="string">
                <text:p>2023-02-06 12:23:24</text:p>
              </table:table-cell>
              <table:table-cell office:value-type="float" office:value="93.949736">
                <text:p>93.949736</text:p>
              </table:table-cell>
            </table:table-row>
            <table:table-row>
              <table:table-cell office:value-type="string">
                <text:p>2023-02-06 12:41:07</text:p>
              </table:table-cell>
              <table:table-cell office:value-type="float" office:value="93.922056">
                <text:p>93.922056</text:p>
              </table:table-cell>
            </table:table-row>
            <table:table-row>
              <table:table-cell office:value-type="string">
                <text:p>2023-02-06 12:58:51</text:p>
              </table:table-cell>
              <table:table-cell office:value-type="float" office:value="93.704752">
                <text:p>93.704752</text:p>
              </table:table-cell>
            </table:table-row>
            <table:table-row>
              <table:table-cell office:value-type="string">
                <text:p>2023-02-06 13:16:35</text:p>
              </table:table-cell>
              <table:table-cell office:value-type="float" office:value="94.000488">
                <text:p>94.000488</text:p>
              </table:table-cell>
            </table:table-row>
            <table:table-row>
              <table:table-cell office:value-type="string">
                <text:p>2023-02-06 13:34:23</text:p>
              </table:table-cell>
              <table:table-cell office:value-type="float" office:value="93.832176">
                <text:p>93.832176</text:p>
              </table:table-cell>
            </table:table-row>
            <table:table-row>
              <table:table-cell office:value-type="string">
                <text:p>2023-02-06 13:52:04</text:p>
              </table:table-cell>
              <table:table-cell office:value-type="float" office:value="93.81076">
                <text:p>93.81076</text:p>
              </table:table-cell>
            </table:table-row>
            <table:table-row>
              <table:table-cell office:value-type="string">
                <text:p>2023-02-06 14:09:50</text:p>
              </table:table-cell>
              <table:table-cell office:value-type="float" office:value="93.812504">
                <text:p>93.812504</text:p>
              </table:table-cell>
            </table:table-row>
            <table:table-row>
              <table:table-cell office:value-type="string">
                <text:p>2023-02-06 14:27:33</text:p>
              </table:table-cell>
              <table:table-cell office:value-type="float" office:value="94.037944">
                <text:p>94.037944</text:p>
              </table:table-cell>
            </table:table-row>
            <table:table-row>
              <table:table-cell office:value-type="string">
                <text:p>2023-02-06 14:45:15</text:p>
              </table:table-cell>
              <table:table-cell office:value-type="float" office:value="93.808304">
                <text:p>93.808304</text:p>
              </table:table-cell>
            </table:table-row>
            <table:table-row>
              <table:table-cell office:value-type="string">
                <text:p>2023-02-06 15:02:59</text:p>
              </table:table-cell>
              <table:table-cell office:value-type="float" office:value="94.081912">
                <text:p>94.081912</text:p>
              </table:table-cell>
            </table:table-row>
            <table:table-row>
              <table:table-cell office:value-type="string">
                <text:p>2023-02-06 15:20:40</text:p>
              </table:table-cell>
              <table:table-cell office:value-type="float" office:value="93.983224">
                <text:p>93.983224</text:p>
              </table:table-cell>
            </table:table-row>
            <table:table-row>
              <table:table-cell office:value-type="string">
                <text:p>2023-02-06 15:38:22</text:p>
              </table:table-cell>
              <table:table-cell office:value-type="float" office:value="93.795864">
                <text:p>93.795864</text:p>
              </table:table-cell>
            </table:table-row>
            <table:table-row>
              <table:table-cell office:value-type="string">
                <text:p>2023-02-06 15:56:03</text:p>
              </table:table-cell>
              <table:table-cell office:value-type="float" office:value="93.97124">
                <text:p>93.97124</text:p>
              </table:table-cell>
            </table:table-row>
            <table:table-row>
              <table:table-cell office:value-type="string">
                <text:p>2023-02-06 16:13:51</text:p>
              </table:table-cell>
              <table:table-cell office:value-type="float" office:value="94.004976">
                <text:p>94.004976</text:p>
              </table:table-cell>
            </table:table-row>
            <table:table-row>
              <table:table-cell office:value-type="string">
                <text:p>2023-02-06 16:31:40</text:p>
              </table:table-cell>
              <table:table-cell office:value-type="float" office:value="94.036536">
                <text:p>94.036536</text:p>
              </table:table-cell>
            </table:table-row>
            <table:table-row>
              <table:table-cell office:value-type="string">
                <text:p>2023-02-06 16:49:28</text:p>
              </table:table-cell>
              <table:table-cell office:value-type="float" office:value="93.77096">
                <text:p>93.77096</text:p>
              </table:table-cell>
            </table:table-row>
            <table:table-row>
              <table:table-cell office:value-type="string">
                <text:p>2023-02-06 17:07:19</text:p>
              </table:table-cell>
              <table:table-cell office:value-type="float" office:value="94.030128">
                <text:p>94.030128</text:p>
              </table:table-cell>
            </table:table-row>
            <table:table-row>
              <table:table-cell office:value-type="string">
                <text:p>2023-02-06 17:44:12</text:p>
              </table:table-cell>
              <table:table-cell office:value-type="float" office:value="93.989576">
                <text:p>93.989576</text:p>
              </table:table-cell>
            </table:table-row>
            <table:table-row>
              <table:table-cell office:value-type="string">
                <text:p>2023-02-06 18:01:52</text:p>
              </table:table-cell>
              <table:table-cell office:value-type="float" office:value="93.447552">
                <text:p>93.447552</text:p>
              </table:table-cell>
            </table:table-row>
            <table:table-row>
              <table:table-cell office:value-type="string">
                <text:p>2023-02-06 18:19:35</text:p>
              </table:table-cell>
              <table:table-cell office:value-type="float" office:value="94.084648">
                <text:p>94.084648</text:p>
              </table:table-cell>
            </table:table-row>
            <table:table-row>
              <table:table-cell office:value-type="string">
                <text:p>2023-02-06 18:37:20</text:p>
              </table:table-cell>
              <table:table-cell office:value-type="float" office:value="93.166488">
                <text:p>93.166488</text:p>
              </table:table-cell>
            </table:table-row>
            <table:table-row>
              <table:table-cell office:value-type="string">
                <text:p>2023-02-06 18:55:00</text:p>
              </table:table-cell>
              <table:table-cell office:value-type="float" office:value="93.882912">
                <text:p>93.882912</text:p>
              </table:table-cell>
            </table:table-row>
            <table:table-row>
              <table:table-cell office:value-type="string">
                <text:p>2023-02-06 19:13:03</text:p>
              </table:table-cell>
              <table:table-cell office:value-type="float" office:value="93.908328">
                <text:p>93.908328</text:p>
              </table:table-cell>
            </table:table-row>
            <table:table-row>
              <table:table-cell office:value-type="string">
                <text:p>2023-02-06 19:32:12</text:p>
              </table:table-cell>
              <table:table-cell office:value-type="float" office:value="93.776728">
                <text:p>93.776728</text:p>
              </table:table-cell>
            </table:table-row>
            <table:table-row>
              <table:table-cell office:value-type="string">
                <text:p>2023-02-06 19:49:56</text:p>
              </table:table-cell>
              <table:table-cell office:value-type="float" office:value="93.587824">
                <text:p>93.587824</text:p>
              </table:table-cell>
            </table:table-row>
            <table:table-row>
              <table:table-cell office:value-type="string">
                <text:p>2023-02-06 20:07:43</text:p>
              </table:table-cell>
              <table:table-cell office:value-type="float" office:value="93.958584">
                <text:p>93.958584</text:p>
              </table:table-cell>
            </table:table-row>
            <table:table-row>
              <table:table-cell office:value-type="string">
                <text:p>2023-02-06 20:25:35</text:p>
              </table:table-cell>
              <table:table-cell office:value-type="float" office:value="94.046016">
                <text:p>94.046016</text:p>
              </table:table-cell>
            </table:table-row>
            <table:table-row>
              <table:table-cell office:value-type="string">
                <text:p>2023-02-06 20:43:17</text:p>
              </table:table-cell>
              <table:table-cell office:value-type="float" office:value="93.525128">
                <text:p>93.525128</text:p>
              </table:table-cell>
            </table:table-row>
            <table:table-row>
              <table:table-cell office:value-type="string">
                <text:p>2023-02-06 21:01:04</text:p>
              </table:table-cell>
              <table:table-cell office:value-type="float" office:value="93.650056">
                <text:p>93.650056</text:p>
              </table:table-cell>
            </table:table-row>
            <table:table-row>
              <table:table-cell office:value-type="string">
                <text:p>2023-02-06 21:19:08</text:p>
              </table:table-cell>
              <table:table-cell office:value-type="float" office:value="94.010352">
                <text:p>94.010352</text:p>
              </table:table-cell>
            </table:table-row>
            <table:table-row>
              <table:table-cell office:value-type="string">
                <text:p>2023-02-06 21:37:34</text:p>
              </table:table-cell>
              <table:table-cell office:value-type="float" office:value="94.108376">
                <text:p>94.108376</text:p>
              </table:table-cell>
            </table:table-row>
            <table:table-row>
              <table:table-cell office:value-type="string">
                <text:p>2023-02-06 21:55:17</text:p>
              </table:table-cell>
              <table:table-cell office:value-type="float" office:value="93.86264">
                <text:p>93.86264</text:p>
              </table:table-cell>
            </table:table-row>
            <table:table-row>
              <table:table-cell office:value-type="string">
                <text:p>2023-02-07 01:19:42</text:p>
              </table:table-cell>
              <table:table-cell office:value-type="float" office:value="93.96048">
                <text:p>93.96048</text:p>
              </table:table-cell>
            </table:table-row>
            <table:table-row>
              <table:table-cell office:value-type="string">
                <text:p>2023-02-07 01:37:29</text:p>
              </table:table-cell>
              <table:table-cell office:value-type="float" office:value="94.037904">
                <text:p>94.037904</text:p>
              </table:table-cell>
            </table:table-row>
            <table:table-row>
              <table:table-cell office:value-type="string">
                <text:p>2023-02-07 01:55:14</text:p>
              </table:table-cell>
              <table:table-cell office:value-type="float" office:value="93.832136">
                <text:p>93.832136</text:p>
              </table:table-cell>
            </table:table-row>
            <table:table-row>
              <table:table-cell office:value-type="string">
                <text:p>2023-02-07 02:12:58</text:p>
              </table:table-cell>
              <table:table-cell office:value-type="float" office:value="93.752336">
                <text:p>93.752336</text:p>
              </table:table-cell>
            </table:table-row>
            <table:table-row>
              <table:table-cell office:value-type="string">
                <text:p>2023-02-07 02:30:37</text:p>
              </table:table-cell>
              <table:table-cell office:value-type="float" office:value="93.82896">
                <text:p>93.82896</text:p>
              </table:table-cell>
            </table:table-row>
            <table:table-row>
              <table:table-cell office:value-type="string">
                <text:p>2023-02-07 02:48:20</text:p>
              </table:table-cell>
              <table:table-cell office:value-type="float" office:value="94.041176">
                <text:p>94.041176</text:p>
              </table:table-cell>
            </table:table-row>
            <table:table-row>
              <table:table-cell office:value-type="string">
                <text:p>2023-02-07 03:06:02</text:p>
              </table:table-cell>
              <table:table-cell office:value-type="float" office:value="93.671736">
                <text:p>93.671736</text:p>
              </table:table-cell>
            </table:table-row>
            <table:table-row>
              <table:table-cell office:value-type="string">
                <text:p>2023-02-07 03:23:42</text:p>
              </table:table-cell>
              <table:table-cell office:value-type="float" office:value="94.167264">
                <text:p>94.167264</text:p>
              </table:table-cell>
            </table:table-row>
            <table:table-row>
              <table:table-cell office:value-type="string">
                <text:p>2023-02-07 03:41:20</text:p>
              </table:table-cell>
              <table:table-cell office:value-type="float" office:value="93.878128">
                <text:p>93.878128</text:p>
              </table:table-cell>
            </table:table-row>
            <table:table-row>
              <table:table-cell office:value-type="string">
                <text:p>2023-02-07 03:59:01</text:p>
              </table:table-cell>
              <table:table-cell office:value-type="float" office:value="93.058272">
                <text:p>93.058272</text:p>
              </table:table-cell>
            </table:table-row>
            <table:table-row>
              <table:table-cell office:value-type="string">
                <text:p>2023-02-07 04:16:45</text:p>
              </table:table-cell>
              <table:table-cell office:value-type="float" office:value="93.679024">
                <text:p>93.679024</text:p>
              </table:table-cell>
            </table:table-row>
            <table:table-row>
              <table:table-cell office:value-type="string">
                <text:p>2023-02-07 04:34:27</text:p>
              </table:table-cell>
              <table:table-cell office:value-type="float" office:value="94.130632">
                <text:p>94.130632</text:p>
              </table:table-cell>
            </table:table-row>
            <table:table-row>
              <table:table-cell office:value-type="string">
                <text:p>2023-02-07 04:52:12</text:p>
              </table:table-cell>
              <table:table-cell office:value-type="float" office:value="93.770336">
                <text:p>93.770336</text:p>
              </table:table-cell>
            </table:table-row>
            <table:table-row>
              <table:table-cell office:value-type="string">
                <text:p>2023-02-07 05:09:56</text:p>
              </table:table-cell>
              <table:table-cell office:value-type="float" office:value="94.047504">
                <text:p>94.047504</text:p>
              </table:table-cell>
            </table:table-row>
            <table:table-row>
              <table:table-cell office:value-type="string">
                <text:p>2023-02-07 05:27:35</text:p>
              </table:table-cell>
              <table:table-cell office:value-type="float" office:value="94.148816">
                <text:p>94.148816</text:p>
              </table:table-cell>
            </table:table-row>
            <table:table-row>
              <table:table-cell office:value-type="string">
                <text:p>2023-02-07 05:45:16</text:p>
              </table:table-cell>
              <table:table-cell office:value-type="float" office:value="94.01528">
                <text:p>94.01528</text:p>
              </table:table-cell>
            </table:table-row>
            <table:table-row>
              <table:table-cell office:value-type="string">
                <text:p>2023-02-07 06:02:59</text:p>
              </table:table-cell>
              <table:table-cell office:value-type="float" office:value="94.019184">
                <text:p>94.019184</text:p>
              </table:table-cell>
            </table:table-row>
            <table:table-row>
              <table:table-cell office:value-type="string">
                <text:p>2023-02-07 06:20:42</text:p>
              </table:table-cell>
              <table:table-cell office:value-type="float" office:value="93.875264">
                <text:p>93.875264</text:p>
              </table:table-cell>
            </table:table-row>
            <table:table-row>
              <table:table-cell office:value-type="string">
                <text:p>2023-02-07 06:38:26</text:p>
              </table:table-cell>
              <table:table-cell office:value-type="float" office:value="93.62076">
                <text:p>93.62076</text:p>
              </table:table-cell>
            </table:table-row>
            <table:table-row>
              <table:table-cell office:value-type="string">
                <text:p>2023-02-07 06:56:07</text:p>
              </table:table-cell>
              <table:table-cell office:value-type="float" office:value="93.960352">
                <text:p>93.960352</text:p>
              </table:table-cell>
            </table:table-row>
            <table:table-row>
              <table:table-cell office:value-type="string">
                <text:p>2023-02-07 07:13:49</text:p>
              </table:table-cell>
              <table:table-cell office:value-type="float" office:value="93.983704">
                <text:p>93.983704</text:p>
              </table:table-cell>
            </table:table-row>
            <table:table-row>
              <table:table-cell office:value-type="string">
                <text:p>2023-02-07 07:31:28</text:p>
              </table:table-cell>
              <table:table-cell office:value-type="float" office:value="93.875552">
                <text:p>93.875552</text:p>
              </table:table-cell>
            </table:table-row>
            <table:table-row>
              <table:table-cell office:value-type="string">
                <text:p>2023-02-07 07:49:08</text:p>
              </table:table-cell>
              <table:table-cell office:value-type="float" office:value="94.045336">
                <text:p>94.045336</text:p>
              </table:table-cell>
            </table:table-row>
            <table:table-row>
              <table:table-cell office:value-type="string">
                <text:p>2023-02-07 08:06:48</text:p>
              </table:table-cell>
              <table:table-cell office:value-type="float" office:value="93.7698">
                <text:p>93.7698</text:p>
              </table:table-cell>
            </table:table-row>
            <table:table-row>
              <table:table-cell office:value-type="string">
                <text:p>2023-02-07 08:24:28</text:p>
              </table:table-cell>
              <table:table-cell office:value-type="float" office:value="93.859432">
                <text:p>93.859432</text:p>
              </table:table-cell>
            </table:table-row>
            <table:table-row>
              <table:table-cell office:value-type="string">
                <text:p>2023-02-07 08:42:10</text:p>
              </table:table-cell>
              <table:table-cell office:value-type="float" office:value="94.028296">
                <text:p>94.028296</text:p>
              </table:table-cell>
            </table:table-row>
            <table:table-row>
              <table:table-cell office:value-type="string">
                <text:p>2023-02-07 08:59:51</text:p>
              </table:table-cell>
              <table:table-cell office:value-type="float" office:value="93.919192">
                <text:p>93.919192</text:p>
              </table:table-cell>
            </table:table-row>
            <table:table-row>
              <table:table-cell office:value-type="string">
                <text:p>2023-02-07 09:17:32</text:p>
              </table:table-cell>
              <table:table-cell office:value-type="float" office:value="93.951688">
                <text:p>93.951688</text:p>
              </table:table-cell>
            </table:table-row>
            <table:table-row>
              <table:table-cell office:value-type="string">
                <text:p>2023-02-07 09:35:11</text:p>
              </table:table-cell>
              <table:table-cell office:value-type="float" office:value="93.995336">
                <text:p>93.995336</text:p>
              </table:table-cell>
            </table:table-row>
            <table:table-row>
              <table:table-cell office:value-type="string">
                <text:p>2023-02-07 09:52:51</text:p>
              </table:table-cell>
              <table:table-cell office:value-type="float" office:value="93.502496">
                <text:p>93.502496</text:p>
              </table:table-cell>
            </table:table-row>
            <table:table-row>
              <table:table-cell office:value-type="string">
                <text:p>2023-02-07 10:10:32</text:p>
              </table:table-cell>
              <table:table-cell office:value-type="float" office:value="94.104912">
                <text:p>94.104912</text:p>
              </table:table-cell>
            </table:table-row>
            <table:table-row>
              <table:table-cell office:value-type="string">
                <text:p>2023-02-07 10:28:17</text:p>
              </table:table-cell>
              <table:table-cell office:value-type="float" office:value="93.816456">
                <text:p>93.816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463cm" xlink:href=".." xlink:type="simple" chart:class="chart:bar" chart:style-name="ch1">
        <chart:title svg:x="5.575cm" svg:y="0.325cm" chart:style-name="ch2">
          <text:p>Upload Speedtest (RPI)</text:p>
        </chart:title>
        <chart:subtitle svg:x="6.289cm" svg:y="1.293cm" chart:style-name="ch3">
          <text:p>Servidor Map Fibra</text:p>
        </chart:subtitle>
        <chart:legend chart:legend-position="end" svg:x="14.24cm" svg:y="4.432cm" style:legend-expansion="high" chart:style-name="ch4"/>
        <chart:plot-area chart:style-name="ch5" table:cell-range-address="results_speedtest.A1:results_speedtest.A289 results_speedtest.F1:results_speedtest.F289" chart:data-source-has-labels="both" svg:x="1.331cm" svg:y="2.165cm" svg:width="12.589cm" svg:height="7.109cm">
          <chartooo:coordinate-region svg:x="2.885cm" svg:y="2.165cm" svg:width="10.252cm" svg:height="4.171cm"/>
          <chart:axis chart:dimension="x" chart:name="primary-x" chart:style-name="ch6" chartooo:axis-type="auto">
            <chartooo:date-scale/>
            <chart:categories table:cell-range-address="results_speedtest.A1:results_speedtest.A289"/>
          </chart:axis>
          <chart:axis chart:dimension="y" chart:name="primary-y" chart:style-name="ch7">
            <chart:title svg:x="0.451cm" svg:y="6.279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F1:results_speedtest.F289" loext:label-string="upload" chart:class="chart:bar">
            <chart:data-point chart:repeated="2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load</text:p>
              </table:table-cell>
            </table:table-row>
          </table:table-header-rows>
          <table:table-rows>
            <table:table-row>
              <table:table-cell office:value-type="string">
                <text:p>2023-01-29 11:08:08</text:p>
                <draw:g>
                  <svg:desc>results_speedtest.A1:results_speedtest.A289</svg:desc>
                </draw:g>
              </table:table-cell>
              <table:table-cell office:value-type="float" office:value="92.107288">
                <text:p>92.107288</text:p>
                <draw:g>
                  <svg:desc>results_speedtest.F1:results_speedtest.F289</svg:desc>
                </draw:g>
              </table:table-cell>
            </table:table-row>
            <table:table-row>
              <table:table-cell office:value-type="string">
                <text:p>2023-01-29 11:25:51</text:p>
              </table:table-cell>
              <table:table-cell office:value-type="float" office:value="91.891744">
                <text:p>91.891744</text:p>
              </table:table-cell>
            </table:table-row>
            <table:table-row>
              <table:table-cell office:value-type="string">
                <text:p>2023-01-29 11:43:35</text:p>
              </table:table-cell>
              <table:table-cell office:value-type="float" office:value="92.348704">
                <text:p>92.348704</text:p>
              </table:table-cell>
            </table:table-row>
            <table:table-row>
              <table:table-cell office:value-type="string">
                <text:p>2023-01-29 12:20:58</text:p>
              </table:table-cell>
              <table:table-cell office:value-type="float" office:value="92.399376">
                <text:p>92.399376</text:p>
              </table:table-cell>
            </table:table-row>
            <table:table-row>
              <table:table-cell office:value-type="string">
                <text:p>2023-01-29 12:38:31</text:p>
              </table:table-cell>
              <table:table-cell office:value-type="float" office:value="93.762032">
                <text:p>93.762032</text:p>
              </table:table-cell>
            </table:table-row>
            <table:table-row>
              <table:table-cell office:value-type="string">
                <text:p>2023-01-29 12:56:08</text:p>
              </table:table-cell>
              <table:table-cell office:value-type="float" office:value="93.723832">
                <text:p>93.723832</text:p>
              </table:table-cell>
            </table:table-row>
            <table:table-row>
              <table:table-cell office:value-type="string">
                <text:p>2023-01-29 13:14:28</text:p>
              </table:table-cell>
              <table:table-cell office:value-type="float" office:value="93.764408">
                <text:p>93.764408</text:p>
              </table:table-cell>
            </table:table-row>
            <table:table-row>
              <table:table-cell office:value-type="string">
                <text:p>2023-01-29 13:33:50</text:p>
              </table:table-cell>
              <table:table-cell office:value-type="float" office:value="93.772744">
                <text:p>93.772744</text:p>
              </table:table-cell>
            </table:table-row>
            <table:table-row>
              <table:table-cell office:value-type="string">
                <text:p>2023-01-29 19:25:12</text:p>
              </table:table-cell>
              <table:table-cell office:value-type="float" office:value="93.556288">
                <text:p>93.556288</text:p>
              </table:table-cell>
            </table:table-row>
            <table:table-row>
              <table:table-cell office:value-type="string">
                <text:p>2023-02-03 20:32:52</text:p>
              </table:table-cell>
              <table:table-cell office:value-type="float" office:value="92.950232">
                <text:p>92.950232</text:p>
              </table:table-cell>
            </table:table-row>
            <table:table-row>
              <table:table-cell office:value-type="string">
                <text:p>2023-02-03 20:50:33</text:p>
              </table:table-cell>
              <table:table-cell office:value-type="float" office:value="93.127072">
                <text:p>93.127072</text:p>
              </table:table-cell>
            </table:table-row>
            <table:table-row>
              <table:table-cell office:value-type="string">
                <text:p>2023-02-03 21:08:19</text:p>
              </table:table-cell>
              <table:table-cell office:value-type="float" office:value="92.268176">
                <text:p>92.268176</text:p>
              </table:table-cell>
            </table:table-row>
            <table:table-row>
              <table:table-cell office:value-type="string">
                <text:p>2023-02-03 21:26:10</text:p>
              </table:table-cell>
              <table:table-cell office:value-type="float" office:value="91.530648">
                <text:p>91.530648</text:p>
              </table:table-cell>
            </table:table-row>
            <table:table-row>
              <table:table-cell office:value-type="string">
                <text:p>2023-02-03 21:43:58</text:p>
              </table:table-cell>
              <table:table-cell office:value-type="float" office:value="91.111176">
                <text:p>91.111176</text:p>
              </table:table-cell>
            </table:table-row>
            <table:table-row>
              <table:table-cell office:value-type="string">
                <text:p>2023-02-03 22:01:54</text:p>
              </table:table-cell>
              <table:table-cell office:value-type="float" office:value="92.419864">
                <text:p>92.419864</text:p>
              </table:table-cell>
            </table:table-row>
            <table:table-row>
              <table:table-cell office:value-type="string">
                <text:p>2023-02-03 22:19:47</text:p>
              </table:table-cell>
              <table:table-cell office:value-type="float" office:value="81.41032">
                <text:p>81.41032</text:p>
              </table:table-cell>
            </table:table-row>
            <table:table-row>
              <table:table-cell office:value-type="string">
                <text:p>2023-02-03 22:37:26</text:p>
              </table:table-cell>
              <table:table-cell office:value-type="float" office:value="90.74704">
                <text:p>90.74704</text:p>
              </table:table-cell>
            </table:table-row>
            <table:table-row>
              <table:table-cell office:value-type="string">
                <text:p>2023-02-03 22:55:08</text:p>
              </table:table-cell>
              <table:table-cell office:value-type="float" office:value="89.544416">
                <text:p>89.544416</text:p>
              </table:table-cell>
            </table:table-row>
            <table:table-row>
              <table:table-cell office:value-type="string">
                <text:p>2023-02-03 23:12:48</text:p>
              </table:table-cell>
              <table:table-cell office:value-type="float" office:value="91.652144">
                <text:p>91.652144</text:p>
              </table:table-cell>
            </table:table-row>
            <table:table-row>
              <table:table-cell office:value-type="string">
                <text:p>2023-02-03 23:30:32</text:p>
              </table:table-cell>
              <table:table-cell office:value-type="float" office:value="92.474904">
                <text:p>92.474904</text:p>
              </table:table-cell>
            </table:table-row>
            <table:table-row>
              <table:table-cell office:value-type="string">
                <text:p>2023-02-03 23:48:12</text:p>
              </table:table-cell>
              <table:table-cell office:value-type="float" office:value="92.610752">
                <text:p>92.610752</text:p>
              </table:table-cell>
            </table:table-row>
            <table:table-row>
              <table:table-cell office:value-type="string">
                <text:p>2023-02-04 00:05:52</text:p>
              </table:table-cell>
              <table:table-cell office:value-type="float" office:value="92.181456">
                <text:p>92.181456</text:p>
              </table:table-cell>
            </table:table-row>
            <table:table-row>
              <table:table-cell office:value-type="string">
                <text:p>2023-02-04 00:23:31</text:p>
              </table:table-cell>
              <table:table-cell office:value-type="float" office:value="92.035032">
                <text:p>92.035032</text:p>
              </table:table-cell>
            </table:table-row>
            <table:table-row>
              <table:table-cell office:value-type="string">
                <text:p>2023-02-04 00:41:16</text:p>
              </table:table-cell>
              <table:table-cell office:value-type="float" office:value="92.811544">
                <text:p>92.811544</text:p>
              </table:table-cell>
            </table:table-row>
            <table:table-row>
              <table:table-cell office:value-type="string">
                <text:p>2023-02-04 00:58:56</text:p>
              </table:table-cell>
              <table:table-cell office:value-type="float" office:value="92.150272">
                <text:p>92.150272</text:p>
              </table:table-cell>
            </table:table-row>
            <table:table-row>
              <table:table-cell office:value-type="string">
                <text:p>2023-02-04 01:16:35</text:p>
              </table:table-cell>
              <table:table-cell office:value-type="float" office:value="91.596192">
                <text:p>91.596192</text:p>
              </table:table-cell>
            </table:table-row>
            <table:table-row>
              <table:table-cell office:value-type="string">
                <text:p>2023-02-04 01:34:16</text:p>
              </table:table-cell>
              <table:table-cell office:value-type="float" office:value="92.188272">
                <text:p>92.188272</text:p>
              </table:table-cell>
            </table:table-row>
            <table:table-row>
              <table:table-cell office:value-type="string">
                <text:p>2023-02-04 01:51:56</text:p>
              </table:table-cell>
              <table:table-cell office:value-type="float" office:value="91.852672">
                <text:p>91.852672</text:p>
              </table:table-cell>
            </table:table-row>
            <table:table-row>
              <table:table-cell office:value-type="string">
                <text:p>2023-02-04 02:09:36</text:p>
              </table:table-cell>
              <table:table-cell office:value-type="float" office:value="91.640728">
                <text:p>91.640728</text:p>
              </table:table-cell>
            </table:table-row>
            <table:table-row>
              <table:table-cell office:value-type="string">
                <text:p>2023-02-04 02:27:17</text:p>
              </table:table-cell>
              <table:table-cell office:value-type="float" office:value="92.468224">
                <text:p>92.468224</text:p>
              </table:table-cell>
            </table:table-row>
            <table:table-row>
              <table:table-cell office:value-type="string">
                <text:p>2023-02-04 02:45:02</text:p>
              </table:table-cell>
              <table:table-cell office:value-type="float" office:value="92.123448">
                <text:p>92.123448</text:p>
              </table:table-cell>
            </table:table-row>
            <table:table-row>
              <table:table-cell office:value-type="string">
                <text:p>2023-02-04 03:02:46</text:p>
              </table:table-cell>
              <table:table-cell office:value-type="float" office:value="93.011768">
                <text:p>93.011768</text:p>
              </table:table-cell>
            </table:table-row>
            <table:table-row>
              <table:table-cell office:value-type="string">
                <text:p>2023-02-04 03:20:29</text:p>
              </table:table-cell>
              <table:table-cell office:value-type="float" office:value="92.750064">
                <text:p>92.750064</text:p>
              </table:table-cell>
            </table:table-row>
            <table:table-row>
              <table:table-cell office:value-type="string">
                <text:p>2023-02-04 03:38:12</text:p>
              </table:table-cell>
              <table:table-cell office:value-type="float" office:value="92.64344">
                <text:p>92.64344</text:p>
              </table:table-cell>
            </table:table-row>
            <table:table-row>
              <table:table-cell office:value-type="string">
                <text:p>2023-02-04 03:55:58</text:p>
              </table:table-cell>
              <table:table-cell office:value-type="float" office:value="92.518176">
                <text:p>92.518176</text:p>
              </table:table-cell>
            </table:table-row>
            <table:table-row>
              <table:table-cell office:value-type="string">
                <text:p>2023-02-04 04:13:47</text:p>
              </table:table-cell>
              <table:table-cell office:value-type="float" office:value="91.826096">
                <text:p>91.826096</text:p>
              </table:table-cell>
            </table:table-row>
            <table:table-row>
              <table:table-cell office:value-type="string">
                <text:p>2023-02-04 04:31:34</text:p>
              </table:table-cell>
              <table:table-cell office:value-type="float" office:value="92.124824">
                <text:p>92.124824</text:p>
              </table:table-cell>
            </table:table-row>
            <table:table-row>
              <table:table-cell office:value-type="string">
                <text:p>2023-02-04 04:49:12</text:p>
              </table:table-cell>
              <table:table-cell office:value-type="float" office:value="92.481992">
                <text:p>92.481992</text:p>
              </table:table-cell>
            </table:table-row>
            <table:table-row>
              <table:table-cell office:value-type="string">
                <text:p>2023-02-04 05:07:04</text:p>
              </table:table-cell>
              <table:table-cell office:value-type="float" office:value="92.48408">
                <text:p>92.48408</text:p>
              </table:table-cell>
            </table:table-row>
            <table:table-row>
              <table:table-cell office:value-type="string">
                <text:p>2023-02-04 05:24:51</text:p>
              </table:table-cell>
              <table:table-cell office:value-type="float" office:value="92.525408">
                <text:p>92.525408</text:p>
              </table:table-cell>
            </table:table-row>
            <table:table-row>
              <table:table-cell office:value-type="string">
                <text:p>2023-02-04 05:42:34</text:p>
              </table:table-cell>
              <table:table-cell office:value-type="float" office:value="93.078624">
                <text:p>93.078624</text:p>
              </table:table-cell>
            </table:table-row>
            <table:table-row>
              <table:table-cell office:value-type="string">
                <text:p>2023-02-04 06:00:18</text:p>
              </table:table-cell>
              <table:table-cell office:value-type="float" office:value="92.813672">
                <text:p>92.813672</text:p>
              </table:table-cell>
            </table:table-row>
            <table:table-row>
              <table:table-cell office:value-type="string">
                <text:p>2023-02-04 06:18:06</text:p>
              </table:table-cell>
              <table:table-cell office:value-type="float" office:value="92.698816">
                <text:p>92.698816</text:p>
              </table:table-cell>
            </table:table-row>
            <table:table-row>
              <table:table-cell office:value-type="string">
                <text:p>2023-02-04 06:35:53</text:p>
              </table:table-cell>
              <table:table-cell office:value-type="float" office:value="92.284808">
                <text:p>92.284808</text:p>
              </table:table-cell>
            </table:table-row>
            <table:table-row>
              <table:table-cell office:value-type="string">
                <text:p>2023-02-04 06:53:37</text:p>
              </table:table-cell>
              <table:table-cell office:value-type="float" office:value="91.733864">
                <text:p>91.733864</text:p>
              </table:table-cell>
            </table:table-row>
            <table:table-row>
              <table:table-cell office:value-type="string">
                <text:p>2023-02-04 07:11:21</text:p>
              </table:table-cell>
              <table:table-cell office:value-type="float" office:value="93.190528">
                <text:p>93.190528</text:p>
              </table:table-cell>
            </table:table-row>
            <table:table-row>
              <table:table-cell office:value-type="string">
                <text:p>2023-02-04 07:29:02</text:p>
              </table:table-cell>
              <table:table-cell office:value-type="float" office:value="92.416872">
                <text:p>92.416872</text:p>
              </table:table-cell>
            </table:table-row>
            <table:table-row>
              <table:table-cell office:value-type="string">
                <text:p>2023-02-04 07:46:47</text:p>
              </table:table-cell>
              <table:table-cell office:value-type="float" office:value="92.278768">
                <text:p>92.278768</text:p>
              </table:table-cell>
            </table:table-row>
            <table:table-row>
              <table:table-cell office:value-type="string">
                <text:p>2023-02-04 08:04:27</text:p>
              </table:table-cell>
              <table:table-cell office:value-type="float" office:value="92.307288">
                <text:p>92.307288</text:p>
              </table:table-cell>
            </table:table-row>
            <table:table-row>
              <table:table-cell office:value-type="string">
                <text:p>2023-02-04 08:22:10</text:p>
              </table:table-cell>
              <table:table-cell office:value-type="float" office:value="92.56632">
                <text:p>92.56632</text:p>
              </table:table-cell>
            </table:table-row>
            <table:table-row>
              <table:table-cell office:value-type="string">
                <text:p>2023-02-04 08:39:56</text:p>
              </table:table-cell>
              <table:table-cell office:value-type="float" office:value="93.09468">
                <text:p>93.09468</text:p>
              </table:table-cell>
            </table:table-row>
            <table:table-row>
              <table:table-cell office:value-type="string">
                <text:p>2023-02-04 08:57:44</text:p>
              </table:table-cell>
              <table:table-cell office:value-type="float" office:value="92.726608">
                <text:p>92.726608</text:p>
              </table:table-cell>
            </table:table-row>
            <table:table-row>
              <table:table-cell office:value-type="string">
                <text:p>2023-02-04 09:15:31</text:p>
              </table:table-cell>
              <table:table-cell office:value-type="float" office:value="92.95512">
                <text:p>92.95512</text:p>
              </table:table-cell>
            </table:table-row>
            <table:table-row>
              <table:table-cell office:value-type="string">
                <text:p>2023-02-04 09:33:18</text:p>
              </table:table-cell>
              <table:table-cell office:value-type="float" office:value="92.722688">
                <text:p>92.722688</text:p>
              </table:table-cell>
            </table:table-row>
            <table:table-row>
              <table:table-cell office:value-type="string">
                <text:p>2023-02-04 09:51:04</text:p>
              </table:table-cell>
              <table:table-cell office:value-type="float" office:value="93.096992">
                <text:p>93.096992</text:p>
              </table:table-cell>
            </table:table-row>
            <table:table-row>
              <table:table-cell office:value-type="string">
                <text:p>2023-02-04 10:08:45</text:p>
              </table:table-cell>
              <table:table-cell office:value-type="float" office:value="92.287056">
                <text:p>92.287056</text:p>
              </table:table-cell>
            </table:table-row>
            <table:table-row>
              <table:table-cell office:value-type="string">
                <text:p>2023-02-04 10:26:30</text:p>
              </table:table-cell>
              <table:table-cell office:value-type="float" office:value="92.634032">
                <text:p>92.634032</text:p>
              </table:table-cell>
            </table:table-row>
            <table:table-row>
              <table:table-cell office:value-type="string">
                <text:p>2023-02-04 10:44:10</text:p>
              </table:table-cell>
              <table:table-cell office:value-type="float" office:value="92.452448">
                <text:p>92.452448</text:p>
              </table:table-cell>
            </table:table-row>
            <table:table-row>
              <table:table-cell office:value-type="string">
                <text:p>2023-02-04 11:01:54</text:p>
              </table:table-cell>
              <table:table-cell office:value-type="float" office:value="92.186408">
                <text:p>92.186408</text:p>
              </table:table-cell>
            </table:table-row>
            <table:table-row>
              <table:table-cell office:value-type="string">
                <text:p>2023-02-04 11:19:35</text:p>
              </table:table-cell>
              <table:table-cell office:value-type="float" office:value="92.60116">
                <text:p>92.60116</text:p>
              </table:table-cell>
            </table:table-row>
            <table:table-row>
              <table:table-cell office:value-type="string">
                <text:p>2023-02-04 11:37:15</text:p>
              </table:table-cell>
              <table:table-cell office:value-type="float" office:value="92.66548">
                <text:p>92.66548</text:p>
              </table:table-cell>
            </table:table-row>
            <table:table-row>
              <table:table-cell office:value-type="string">
                <text:p>2023-02-04 11:54:55</text:p>
              </table:table-cell>
              <table:table-cell office:value-type="float" office:value="92.046144">
                <text:p>92.046144</text:p>
              </table:table-cell>
            </table:table-row>
            <table:table-row>
              <table:table-cell office:value-type="string">
                <text:p>2023-02-04 12:12:38</text:p>
              </table:table-cell>
              <table:table-cell office:value-type="float" office:value="92.69952">
                <text:p>92.69952</text:p>
              </table:table-cell>
            </table:table-row>
            <table:table-row>
              <table:table-cell office:value-type="string">
                <text:p>2023-02-04 12:30:24</text:p>
              </table:table-cell>
              <table:table-cell office:value-type="float" office:value="92.668352">
                <text:p>92.668352</text:p>
              </table:table-cell>
            </table:table-row>
            <table:table-row>
              <table:table-cell office:value-type="string">
                <text:p>2023-02-04 12:48:08</text:p>
              </table:table-cell>
              <table:table-cell office:value-type="float" office:value="92.7834">
                <text:p>92.7834</text:p>
              </table:table-cell>
            </table:table-row>
            <table:table-row>
              <table:table-cell office:value-type="string">
                <text:p>2023-02-04 13:05:52</text:p>
              </table:table-cell>
              <table:table-cell office:value-type="float" office:value="92.488224">
                <text:p>92.488224</text:p>
              </table:table-cell>
            </table:table-row>
            <table:table-row>
              <table:table-cell office:value-type="string">
                <text:p>2023-02-04 13:23:37</text:p>
              </table:table-cell>
              <table:table-cell office:value-type="float" office:value="91.110808">
                <text:p>91.110808</text:p>
              </table:table-cell>
            </table:table-row>
            <table:table-row>
              <table:table-cell office:value-type="string">
                <text:p>2023-02-04 13:41:17</text:p>
              </table:table-cell>
              <table:table-cell office:value-type="float" office:value="91.941112">
                <text:p>91.941112</text:p>
              </table:table-cell>
            </table:table-row>
            <table:table-row>
              <table:table-cell office:value-type="string">
                <text:p>2023-02-04 13:58:57</text:p>
              </table:table-cell>
              <table:table-cell office:value-type="float" office:value="91.065248">
                <text:p>91.065248</text:p>
              </table:table-cell>
            </table:table-row>
            <table:table-row>
              <table:table-cell office:value-type="string">
                <text:p>2023-02-04 14:16:38</text:p>
              </table:table-cell>
              <table:table-cell office:value-type="float" office:value="91.749336">
                <text:p>91.749336</text:p>
              </table:table-cell>
            </table:table-row>
            <table:table-row>
              <table:table-cell office:value-type="string">
                <text:p>2023-02-04 14:34:19</text:p>
              </table:table-cell>
              <table:table-cell office:value-type="float" office:value="89.725544">
                <text:p>89.725544</text:p>
              </table:table-cell>
            </table:table-row>
            <table:table-row>
              <table:table-cell office:value-type="string">
                <text:p>2023-02-04 14:52:03</text:p>
              </table:table-cell>
              <table:table-cell office:value-type="float" office:value="91.701688">
                <text:p>91.701688</text:p>
              </table:table-cell>
            </table:table-row>
            <table:table-row>
              <table:table-cell office:value-type="string">
                <text:p>2023-02-04 15:09:48</text:p>
              </table:table-cell>
              <table:table-cell office:value-type="float" office:value="88.55352">
                <text:p>88.55352</text:p>
              </table:table-cell>
            </table:table-row>
            <table:table-row>
              <table:table-cell office:value-type="string">
                <text:p>2023-02-04 15:27:28</text:p>
              </table:table-cell>
              <table:table-cell office:value-type="float" office:value="91.277432">
                <text:p>91.277432</text:p>
              </table:table-cell>
            </table:table-row>
            <table:table-row>
              <table:table-cell office:value-type="string">
                <text:p>2023-02-04 15:45:22</text:p>
              </table:table-cell>
              <table:table-cell office:value-type="float" office:value="92.245608">
                <text:p>92.245608</text:p>
              </table:table-cell>
            </table:table-row>
            <table:table-row>
              <table:table-cell office:value-type="string">
                <text:p>2023-02-04 16:04:32</text:p>
              </table:table-cell>
              <table:table-cell office:value-type="float" office:value="92.151504">
                <text:p>92.151504</text:p>
              </table:table-cell>
            </table:table-row>
            <table:table-row>
              <table:table-cell office:value-type="string">
                <text:p>2023-02-04 16:19:49</text:p>
              </table:table-cell>
              <table:table-cell office:value-type="float" office:value="90.41832">
                <text:p>90.41832</text:p>
              </table:table-cell>
            </table:table-row>
            <table:table-row>
              <table:table-cell office:value-type="string">
                <text:p>2023-02-04 16:37:28</text:p>
              </table:table-cell>
              <table:table-cell office:value-type="float" office:value="87.165424">
                <text:p>87.165424</text:p>
              </table:table-cell>
            </table:table-row>
            <table:table-row>
              <table:table-cell office:value-type="string">
                <text:p>2023-02-04 16:55:08</text:p>
              </table:table-cell>
              <table:table-cell office:value-type="float" office:value="87.133424">
                <text:p>87.133424</text:p>
              </table:table-cell>
            </table:table-row>
            <table:table-row>
              <table:table-cell office:value-type="string">
                <text:p>2023-02-04 17:12:51</text:p>
              </table:table-cell>
              <table:table-cell office:value-type="float" office:value="86.7028">
                <text:p>86.7028</text:p>
              </table:table-cell>
            </table:table-row>
            <table:table-row>
              <table:table-cell office:value-type="string">
                <text:p>2023-02-04 17:30:38</text:p>
              </table:table-cell>
              <table:table-cell office:value-type="float" office:value="89.800368">
                <text:p>89.800368</text:p>
              </table:table-cell>
            </table:table-row>
            <table:table-row>
              <table:table-cell office:value-type="string">
                <text:p>2023-02-04 17:48:20</text:p>
              </table:table-cell>
              <table:table-cell office:value-type="float" office:value="90.316296">
                <text:p>90.316296</text:p>
              </table:table-cell>
            </table:table-row>
            <table:table-row>
              <table:table-cell office:value-type="string">
                <text:p>2023-02-04 18:06:09</text:p>
              </table:table-cell>
              <table:table-cell office:value-type="float" office:value="90.801584">
                <text:p>90.801584</text:p>
              </table:table-cell>
            </table:table-row>
            <table:table-row>
              <table:table-cell office:value-type="string">
                <text:p>2023-02-04 18:24:33</text:p>
              </table:table-cell>
              <table:table-cell office:value-type="float" office:value="89.772784">
                <text:p>89.772784</text:p>
              </table:table-cell>
            </table:table-row>
            <table:table-row>
              <table:table-cell office:value-type="string">
                <text:p>2023-02-04 18:42:36</text:p>
              </table:table-cell>
              <table:table-cell office:value-type="float" office:value="87.623032">
                <text:p>87.623032</text:p>
              </table:table-cell>
            </table:table-row>
            <table:table-row>
              <table:table-cell office:value-type="string">
                <text:p>2023-02-04 19:00:18</text:p>
              </table:table-cell>
              <table:table-cell office:value-type="float" office:value="88.736424">
                <text:p>88.736424</text:p>
              </table:table-cell>
            </table:table-row>
            <table:table-row>
              <table:table-cell office:value-type="string">
                <text:p>2023-02-04 19:18:02</text:p>
              </table:table-cell>
              <table:table-cell office:value-type="float" office:value="89.598736">
                <text:p>89.598736</text:p>
              </table:table-cell>
            </table:table-row>
            <table:table-row>
              <table:table-cell office:value-type="string">
                <text:p>2023-02-04 19:35:51</text:p>
              </table:table-cell>
              <table:table-cell office:value-type="float" office:value="86.270856">
                <text:p>86.270856</text:p>
              </table:table-cell>
            </table:table-row>
            <table:table-row>
              <table:table-cell office:value-type="string">
                <text:p>2023-02-04 19:53:30</text:p>
              </table:table-cell>
              <table:table-cell office:value-type="float" office:value="86.656456">
                <text:p>86.656456</text:p>
              </table:table-cell>
            </table:table-row>
            <table:table-row>
              <table:table-cell office:value-type="string">
                <text:p>2023-02-04 20:11:24</text:p>
              </table:table-cell>
              <table:table-cell office:value-type="float" office:value="84.426696">
                <text:p>84.426696</text:p>
              </table:table-cell>
            </table:table-row>
            <table:table-row>
              <table:table-cell office:value-type="string">
                <text:p>2023-02-04 20:29:05</text:p>
              </table:table-cell>
              <table:table-cell office:value-type="float" office:value="92.30696">
                <text:p>92.30696</text:p>
              </table:table-cell>
            </table:table-row>
            <table:table-row>
              <table:table-cell office:value-type="string">
                <text:p>2023-02-04 20:46:54</text:p>
              </table:table-cell>
              <table:table-cell office:value-type="float" office:value="92.225712">
                <text:p>92.225712</text:p>
              </table:table-cell>
            </table:table-row>
            <table:table-row>
              <table:table-cell office:value-type="string">
                <text:p>2023-02-04 21:04:38</text:p>
              </table:table-cell>
              <table:table-cell office:value-type="float" office:value="92.45996">
                <text:p>92.45996</text:p>
              </table:table-cell>
            </table:table-row>
            <table:table-row>
              <table:table-cell office:value-type="string">
                <text:p>2023-02-04 21:22:22</text:p>
              </table:table-cell>
              <table:table-cell office:value-type="float" office:value="91.196096">
                <text:p>91.196096</text:p>
              </table:table-cell>
            </table:table-row>
            <table:table-row>
              <table:table-cell office:value-type="string">
                <text:p>2023-02-04 21:40:05</text:p>
              </table:table-cell>
              <table:table-cell office:value-type="float" office:value="93.047328">
                <text:p>93.047328</text:p>
              </table:table-cell>
            </table:table-row>
            <table:table-row>
              <table:table-cell office:value-type="string">
                <text:p>2023-02-04 21:57:52</text:p>
              </table:table-cell>
              <table:table-cell office:value-type="float" office:value="92.572928">
                <text:p>92.572928</text:p>
              </table:table-cell>
            </table:table-row>
            <table:table-row>
              <table:table-cell office:value-type="string">
                <text:p>2023-02-04 22:15:50</text:p>
              </table:table-cell>
              <table:table-cell office:value-type="float" office:value="73.743048">
                <text:p>73.743048</text:p>
              </table:table-cell>
            </table:table-row>
            <table:table-row>
              <table:table-cell office:value-type="string">
                <text:p>2023-02-04 22:33:37</text:p>
              </table:table-cell>
              <table:table-cell office:value-type="float" office:value="90.911">
                <text:p>90.911</text:p>
              </table:table-cell>
            </table:table-row>
            <table:table-row>
              <table:table-cell office:value-type="string">
                <text:p>2023-02-04 22:51:18</text:p>
              </table:table-cell>
              <table:table-cell office:value-type="float" office:value="92.685272">
                <text:p>92.685272</text:p>
              </table:table-cell>
            </table:table-row>
            <table:table-row>
              <table:table-cell office:value-type="string">
                <text:p>2023-02-04 23:09:09</text:p>
              </table:table-cell>
              <table:table-cell office:value-type="float" office:value="92.198264">
                <text:p>92.198264</text:p>
              </table:table-cell>
            </table:table-row>
            <table:table-row>
              <table:table-cell office:value-type="string">
                <text:p>2023-02-04 23:26:50</text:p>
              </table:table-cell>
              <table:table-cell office:value-type="float" office:value="92.18508">
                <text:p>92.18508</text:p>
              </table:table-cell>
            </table:table-row>
            <table:table-row>
              <table:table-cell office:value-type="string">
                <text:p>2023-02-04 23:44:34</text:p>
              </table:table-cell>
              <table:table-cell office:value-type="float" office:value="90.789752">
                <text:p>90.789752</text:p>
              </table:table-cell>
            </table:table-row>
            <table:table-row>
              <table:table-cell office:value-type="string">
                <text:p>2023-02-05 00:02:23</text:p>
              </table:table-cell>
              <table:table-cell office:value-type="float" office:value="90.107872">
                <text:p>90.107872</text:p>
              </table:table-cell>
            </table:table-row>
            <table:table-row>
              <table:table-cell office:value-type="string">
                <text:p>2023-02-05 00:20:04</text:p>
              </table:table-cell>
              <table:table-cell office:value-type="float" office:value="89.439976">
                <text:p>89.439976</text:p>
              </table:table-cell>
            </table:table-row>
            <table:table-row>
              <table:table-cell office:value-type="string">
                <text:p>2023-02-05 00:37:51</text:p>
              </table:table-cell>
              <table:table-cell office:value-type="float" office:value="91.67416">
                <text:p>91.67416</text:p>
              </table:table-cell>
            </table:table-row>
            <table:table-row>
              <table:table-cell office:value-type="string">
                <text:p>2023-02-05 00:55:32</text:p>
              </table:table-cell>
              <table:table-cell office:value-type="float" office:value="91.971032">
                <text:p>91.971032</text:p>
              </table:table-cell>
            </table:table-row>
            <table:table-row>
              <table:table-cell office:value-type="string">
                <text:p>2023-02-05 01:13:16</text:p>
              </table:table-cell>
              <table:table-cell office:value-type="float" office:value="91.98028">
                <text:p>91.98028</text:p>
              </table:table-cell>
            </table:table-row>
            <table:table-row>
              <table:table-cell office:value-type="string">
                <text:p>2023-02-05 01:30:55</text:p>
              </table:table-cell>
              <table:table-cell office:value-type="float" office:value="91.453032">
                <text:p>91.453032</text:p>
              </table:table-cell>
            </table:table-row>
            <table:table-row>
              <table:table-cell office:value-type="string">
                <text:p>2023-02-05 01:48:36</text:p>
              </table:table-cell>
              <table:table-cell office:value-type="float" office:value="92.682272">
                <text:p>92.682272</text:p>
              </table:table-cell>
            </table:table-row>
            <table:table-row>
              <table:table-cell office:value-type="string">
                <text:p>2023-02-05 02:06:15</text:p>
              </table:table-cell>
              <table:table-cell office:value-type="float" office:value="90.135376">
                <text:p>90.135376</text:p>
              </table:table-cell>
            </table:table-row>
            <table:table-row>
              <table:table-cell office:value-type="string">
                <text:p>2023-02-05 02:23:57</text:p>
              </table:table-cell>
              <table:table-cell office:value-type="float" office:value="92.204136">
                <text:p>92.204136</text:p>
              </table:table-cell>
            </table:table-row>
            <table:table-row>
              <table:table-cell office:value-type="string">
                <text:p>2023-02-05 02:41:39</text:p>
              </table:table-cell>
              <table:table-cell office:value-type="float" office:value="92.633904">
                <text:p>92.633904</text:p>
              </table:table-cell>
            </table:table-row>
            <table:table-row>
              <table:table-cell office:value-type="string">
                <text:p>2023-02-05 02:59:21</text:p>
              </table:table-cell>
              <table:table-cell office:value-type="float" office:value="93.131232">
                <text:p>93.131232</text:p>
              </table:table-cell>
            </table:table-row>
            <table:table-row>
              <table:table-cell office:value-type="string">
                <text:p>2023-02-05 03:17:02</text:p>
              </table:table-cell>
              <table:table-cell office:value-type="float" office:value="92.449104">
                <text:p>92.449104</text:p>
              </table:table-cell>
            </table:table-row>
            <table:table-row>
              <table:table-cell office:value-type="string">
                <text:p>2023-02-05 03:34:41</text:p>
              </table:table-cell>
              <table:table-cell office:value-type="float" office:value="92.106056">
                <text:p>92.106056</text:p>
              </table:table-cell>
            </table:table-row>
            <table:table-row>
              <table:table-cell office:value-type="string">
                <text:p>2023-02-05 03:52:23</text:p>
              </table:table-cell>
              <table:table-cell office:value-type="float" office:value="91.343032">
                <text:p>91.343032</text:p>
              </table:table-cell>
            </table:table-row>
            <table:table-row>
              <table:table-cell office:value-type="string">
                <text:p>2023-02-05 04:10:07</text:p>
              </table:table-cell>
              <table:table-cell office:value-type="float" office:value="90.3512">
                <text:p>90.3512</text:p>
              </table:table-cell>
            </table:table-row>
            <table:table-row>
              <table:table-cell office:value-type="string">
                <text:p>2023-02-05 04:27:54</text:p>
              </table:table-cell>
              <table:table-cell office:value-type="float" office:value="91.81384">
                <text:p>91.81384</text:p>
              </table:table-cell>
            </table:table-row>
            <table:table-row>
              <table:table-cell office:value-type="string">
                <text:p>2023-02-05 04:45:33</text:p>
              </table:table-cell>
              <table:table-cell office:value-type="float" office:value="91.55152">
                <text:p>91.55152</text:p>
              </table:table-cell>
            </table:table-row>
            <table:table-row>
              <table:table-cell office:value-type="string">
                <text:p>2023-02-05 05:03:16</text:p>
              </table:table-cell>
              <table:table-cell office:value-type="float" office:value="92.099328">
                <text:p>92.099328</text:p>
              </table:table-cell>
            </table:table-row>
            <table:table-row>
              <table:table-cell office:value-type="string">
                <text:p>2023-02-05 05:21:01</text:p>
              </table:table-cell>
              <table:table-cell office:value-type="float" office:value="92.391432">
                <text:p>92.391432</text:p>
              </table:table-cell>
            </table:table-row>
            <table:table-row>
              <table:table-cell office:value-type="string">
                <text:p>2023-02-05 05:38:42</text:p>
              </table:table-cell>
              <table:table-cell office:value-type="float" office:value="92.763824">
                <text:p>92.763824</text:p>
              </table:table-cell>
            </table:table-row>
            <table:table-row>
              <table:table-cell office:value-type="string">
                <text:p>2023-02-05 05:56:27</text:p>
              </table:table-cell>
              <table:table-cell office:value-type="float" office:value="92.503824">
                <text:p>92.503824</text:p>
              </table:table-cell>
            </table:table-row>
            <table:table-row>
              <table:table-cell office:value-type="string">
                <text:p>2023-02-05 06:14:14</text:p>
              </table:table-cell>
              <table:table-cell office:value-type="float" office:value="92.604136">
                <text:p>92.604136</text:p>
              </table:table-cell>
            </table:table-row>
            <table:table-row>
              <table:table-cell office:value-type="string">
                <text:p>2023-02-05 06:32:02</text:p>
              </table:table-cell>
              <table:table-cell office:value-type="float" office:value="93.042768">
                <text:p>93.042768</text:p>
              </table:table-cell>
            </table:table-row>
            <table:table-row>
              <table:table-cell office:value-type="string">
                <text:p>2023-02-05 06:49:47</text:p>
              </table:table-cell>
              <table:table-cell office:value-type="float" office:value="92.945232">
                <text:p>92.945232</text:p>
              </table:table-cell>
            </table:table-row>
            <table:table-row>
              <table:table-cell office:value-type="string">
                <text:p>2023-02-05 07:07:28</text:p>
              </table:table-cell>
              <table:table-cell office:value-type="float" office:value="93.089112">
                <text:p>93.089112</text:p>
              </table:table-cell>
            </table:table-row>
            <table:table-row>
              <table:table-cell office:value-type="string">
                <text:p>2023-02-05 07:25:09</text:p>
              </table:table-cell>
              <table:table-cell office:value-type="float" office:value="92.838496">
                <text:p>92.838496</text:p>
              </table:table-cell>
            </table:table-row>
            <table:table-row>
              <table:table-cell office:value-type="string">
                <text:p>2023-02-05 07:42:50</text:p>
              </table:table-cell>
              <table:table-cell office:value-type="float" office:value="93.025224">
                <text:p>93.025224</text:p>
              </table:table-cell>
            </table:table-row>
            <table:table-row>
              <table:table-cell office:value-type="string">
                <text:p>2023-02-05 08:00:30</text:p>
              </table:table-cell>
              <table:table-cell office:value-type="float" office:value="92.529984">
                <text:p>92.529984</text:p>
              </table:table-cell>
            </table:table-row>
            <table:table-row>
              <table:table-cell office:value-type="string">
                <text:p>2023-02-05 08:18:12</text:p>
              </table:table-cell>
              <table:table-cell office:value-type="float" office:value="92.987192">
                <text:p>92.987192</text:p>
              </table:table-cell>
            </table:table-row>
            <table:table-row>
              <table:table-cell office:value-type="string">
                <text:p>2023-02-05 08:35:52</text:p>
              </table:table-cell>
              <table:table-cell office:value-type="float" office:value="92.747272">
                <text:p>92.747272</text:p>
              </table:table-cell>
            </table:table-row>
            <table:table-row>
              <table:table-cell office:value-type="string">
                <text:p>2023-02-05 08:53:34</text:p>
              </table:table-cell>
              <table:table-cell office:value-type="float" office:value="92.92308">
                <text:p>92.92308</text:p>
              </table:table-cell>
            </table:table-row>
            <table:table-row>
              <table:table-cell office:value-type="string">
                <text:p>2023-02-05 09:11:13</text:p>
              </table:table-cell>
              <table:table-cell office:value-type="float" office:value="92.054592">
                <text:p>92.054592</text:p>
              </table:table-cell>
            </table:table-row>
            <table:table-row>
              <table:table-cell office:value-type="string">
                <text:p>2023-02-05 09:28:55</text:p>
              </table:table-cell>
              <table:table-cell office:value-type="float" office:value="92.676928">
                <text:p>92.676928</text:p>
              </table:table-cell>
            </table:table-row>
            <table:table-row>
              <table:table-cell office:value-type="string">
                <text:p>2023-02-05 09:46:35</text:p>
              </table:table-cell>
              <table:table-cell office:value-type="float" office:value="92.186104">
                <text:p>92.186104</text:p>
              </table:table-cell>
            </table:table-row>
            <table:table-row>
              <table:table-cell office:value-type="string">
                <text:p>2023-02-05 10:04:16</text:p>
              </table:table-cell>
              <table:table-cell office:value-type="float" office:value="93.153952">
                <text:p>93.153952</text:p>
              </table:table-cell>
            </table:table-row>
            <table:table-row>
              <table:table-cell office:value-type="string">
                <text:p>2023-02-05 10:21:55</text:p>
              </table:table-cell>
              <table:table-cell office:value-type="float" office:value="92.246344">
                <text:p>92.246344</text:p>
              </table:table-cell>
            </table:table-row>
            <table:table-row>
              <table:table-cell office:value-type="string">
                <text:p>2023-02-05 10:39:43</text:p>
              </table:table-cell>
              <table:table-cell office:value-type="float" office:value="92.62052">
                <text:p>92.62052</text:p>
              </table:table-cell>
            </table:table-row>
            <table:table-row>
              <table:table-cell office:value-type="string">
                <text:p>2023-02-05 10:57:25</text:p>
              </table:table-cell>
              <table:table-cell office:value-type="float" office:value="93.162896">
                <text:p>93.162896</text:p>
              </table:table-cell>
            </table:table-row>
            <table:table-row>
              <table:table-cell office:value-type="string">
                <text:p>2023-02-05 11:15:07</text:p>
              </table:table-cell>
              <table:table-cell office:value-type="float" office:value="93.071872">
                <text:p>93.071872</text:p>
              </table:table-cell>
            </table:table-row>
            <table:table-row>
              <table:table-cell office:value-type="string">
                <text:p>2023-02-05 11:32:55</text:p>
              </table:table-cell>
              <table:table-cell office:value-type="float" office:value="92.653344">
                <text:p>92.653344</text:p>
              </table:table-cell>
            </table:table-row>
            <table:table-row>
              <table:table-cell office:value-type="string">
                <text:p>2023-02-05 11:50:41</text:p>
              </table:table-cell>
              <table:table-cell office:value-type="float" office:value="92.772072">
                <text:p>92.772072</text:p>
              </table:table-cell>
            </table:table-row>
            <table:table-row>
              <table:table-cell office:value-type="string">
                <text:p>2023-02-05 12:08:28</text:p>
              </table:table-cell>
              <table:table-cell office:value-type="float" office:value="92.983072">
                <text:p>92.983072</text:p>
              </table:table-cell>
            </table:table-row>
            <table:table-row>
              <table:table-cell office:value-type="string">
                <text:p>2023-02-05 12:26:07</text:p>
              </table:table-cell>
              <table:table-cell office:value-type="float" office:value="92.366824">
                <text:p>92.366824</text:p>
              </table:table-cell>
            </table:table-row>
            <table:table-row>
              <table:table-cell office:value-type="string">
                <text:p>2023-02-05 12:43:51</text:p>
              </table:table-cell>
              <table:table-cell office:value-type="float" office:value="92.796272">
                <text:p>92.796272</text:p>
              </table:table-cell>
            </table:table-row>
            <table:table-row>
              <table:table-cell office:value-type="string">
                <text:p>2023-02-05 13:01:32</text:p>
              </table:table-cell>
              <table:table-cell office:value-type="float" office:value="93.04316">
                <text:p>93.04316</text:p>
              </table:table-cell>
            </table:table-row>
            <table:table-row>
              <table:table-cell office:value-type="string">
                <text:p>2023-02-05 13:19:11</text:p>
              </table:table-cell>
              <table:table-cell office:value-type="float" office:value="90.707744">
                <text:p>90.707744</text:p>
              </table:table-cell>
            </table:table-row>
            <table:table-row>
              <table:table-cell office:value-type="string">
                <text:p>2023-02-05 13:36:53</text:p>
              </table:table-cell>
              <table:table-cell office:value-type="float" office:value="92.90184">
                <text:p>92.90184</text:p>
              </table:table-cell>
            </table:table-row>
            <table:table-row>
              <table:table-cell office:value-type="string">
                <text:p>2023-02-05 13:54:37</text:p>
              </table:table-cell>
              <table:table-cell office:value-type="float" office:value="93.084608">
                <text:p>93.084608</text:p>
              </table:table-cell>
            </table:table-row>
            <table:table-row>
              <table:table-cell office:value-type="string">
                <text:p>2023-02-05 14:12:24</text:p>
              </table:table-cell>
              <table:table-cell office:value-type="float" office:value="92.602744">
                <text:p>92.602744</text:p>
              </table:table-cell>
            </table:table-row>
            <table:table-row>
              <table:table-cell office:value-type="string">
                <text:p>2023-02-05 14:30:10</text:p>
              </table:table-cell>
              <table:table-cell office:value-type="float" office:value="93.020592">
                <text:p>93.020592</text:p>
              </table:table-cell>
            </table:table-row>
            <table:table-row>
              <table:table-cell office:value-type="string">
                <text:p>2023-02-05 14:47:56</text:p>
              </table:table-cell>
              <table:table-cell office:value-type="float" office:value="92.715528">
                <text:p>92.715528</text:p>
              </table:table-cell>
            </table:table-row>
            <table:table-row>
              <table:table-cell office:value-type="string">
                <text:p>2023-02-05 15:05:45</text:p>
              </table:table-cell>
              <table:table-cell office:value-type="float" office:value="92.913056">
                <text:p>92.913056</text:p>
              </table:table-cell>
            </table:table-row>
            <table:table-row>
              <table:table-cell office:value-type="string">
                <text:p>2023-02-05 15:23:30</text:p>
              </table:table-cell>
              <table:table-cell office:value-type="float" office:value="92.457504">
                <text:p>92.457504</text:p>
              </table:table-cell>
            </table:table-row>
            <table:table-row>
              <table:table-cell office:value-type="string">
                <text:p>2023-02-05 15:41:38</text:p>
              </table:table-cell>
              <table:table-cell office:value-type="float" office:value="92.10428">
                <text:p>92.10428</text:p>
              </table:table-cell>
            </table:table-row>
            <table:table-row>
              <table:table-cell office:value-type="string">
                <text:p>2023-02-05 15:59:18</text:p>
              </table:table-cell>
              <table:table-cell office:value-type="float" office:value="91.124768">
                <text:p>91.124768</text:p>
              </table:table-cell>
            </table:table-row>
            <table:table-row>
              <table:table-cell office:value-type="string">
                <text:p>2023-02-05 16:16:59</text:p>
              </table:table-cell>
              <table:table-cell office:value-type="float" office:value="90.48764">
                <text:p>90.48764</text:p>
              </table:table-cell>
            </table:table-row>
            <table:table-row>
              <table:table-cell office:value-type="string">
                <text:p>2023-02-05 16:34:38</text:p>
              </table:table-cell>
              <table:table-cell office:value-type="float" office:value="89.682776">
                <text:p>89.682776</text:p>
              </table:table-cell>
            </table:table-row>
            <table:table-row>
              <table:table-cell office:value-type="string">
                <text:p>2023-02-05 16:52:19</text:p>
              </table:table-cell>
              <table:table-cell office:value-type="float" office:value="88.46208">
                <text:p>88.46208</text:p>
              </table:table-cell>
            </table:table-row>
            <table:table-row>
              <table:table-cell office:value-type="string">
                <text:p>2023-02-05 17:09:58</text:p>
              </table:table-cell>
              <table:table-cell office:value-type="float" office:value="91.679168">
                <text:p>91.679168</text:p>
              </table:table-cell>
            </table:table-row>
            <table:table-row>
              <table:table-cell office:value-type="string">
                <text:p>2023-02-05 17:27:48</text:p>
              </table:table-cell>
              <table:table-cell office:value-type="float" office:value="91.88412">
                <text:p>91.88412</text:p>
              </table:table-cell>
            </table:table-row>
            <table:table-row>
              <table:table-cell office:value-type="string">
                <text:p>2023-02-05 17:45:35</text:p>
              </table:table-cell>
              <table:table-cell office:value-type="float" office:value="90.146">
                <text:p>90.146</text:p>
              </table:table-cell>
            </table:table-row>
            <table:table-row>
              <table:table-cell office:value-type="string">
                <text:p>2023-02-05 18:03:15</text:p>
              </table:table-cell>
              <table:table-cell office:value-type="float" office:value="91.852208">
                <text:p>91.852208</text:p>
              </table:table-cell>
            </table:table-row>
            <table:table-row>
              <table:table-cell office:value-type="string">
                <text:p>2023-02-05 18:21:07</text:p>
              </table:table-cell>
              <table:table-cell office:value-type="float" office:value="93.023048">
                <text:p>93.023048</text:p>
              </table:table-cell>
            </table:table-row>
            <table:table-row>
              <table:table-cell office:value-type="string">
                <text:p>2023-02-05 18:38:53</text:p>
              </table:table-cell>
              <table:table-cell office:value-type="float" office:value="92.224632">
                <text:p>92.224632</text:p>
              </table:table-cell>
            </table:table-row>
            <table:table-row>
              <table:table-cell office:value-type="string">
                <text:p>2023-02-05 18:56:38</text:p>
              </table:table-cell>
              <table:table-cell office:value-type="float" office:value="92.74112">
                <text:p>92.74112</text:p>
              </table:table-cell>
            </table:table-row>
            <table:table-row>
              <table:table-cell office:value-type="string">
                <text:p>2023-02-05 19:14:17</text:p>
              </table:table-cell>
              <table:table-cell office:value-type="float" office:value="92.458728">
                <text:p>92.458728</text:p>
              </table:table-cell>
            </table:table-row>
            <table:table-row>
              <table:table-cell office:value-type="string">
                <text:p>2023-02-05 19:31:58</text:p>
              </table:table-cell>
              <table:table-cell office:value-type="float" office:value="90.961296">
                <text:p>90.961296</text:p>
              </table:table-cell>
            </table:table-row>
            <table:table-row>
              <table:table-cell office:value-type="string">
                <text:p>2023-02-05 19:49:42</text:p>
              </table:table-cell>
              <table:table-cell office:value-type="float" office:value="92.470416">
                <text:p>92.470416</text:p>
              </table:table-cell>
            </table:table-row>
            <table:table-row>
              <table:table-cell office:value-type="string">
                <text:p>2023-02-05 20:07:41</text:p>
              </table:table-cell>
              <table:table-cell office:value-type="float" office:value="92.676256">
                <text:p>92.676256</text:p>
              </table:table-cell>
            </table:table-row>
            <table:table-row>
              <table:table-cell office:value-type="string">
                <text:p>2023-02-05 20:25:21</text:p>
              </table:table-cell>
              <table:table-cell office:value-type="float" office:value="90.530136">
                <text:p>90.530136</text:p>
              </table:table-cell>
            </table:table-row>
            <table:table-row>
              <table:table-cell office:value-type="string">
                <text:p>2023-02-05 20:44:00</text:p>
              </table:table-cell>
              <table:table-cell office:value-type="float" office:value="86.040656">
                <text:p>86.040656</text:p>
              </table:table-cell>
            </table:table-row>
            <table:table-row>
              <table:table-cell office:value-type="string">
                <text:p>2023-02-05 21:01:47</text:p>
              </table:table-cell>
              <table:table-cell office:value-type="float" office:value="85.871248">
                <text:p>85.871248</text:p>
              </table:table-cell>
            </table:table-row>
            <table:table-row>
              <table:table-cell office:value-type="string">
                <text:p>2023-02-05 21:19:40</text:p>
              </table:table-cell>
              <table:table-cell office:value-type="float" office:value="87.211728">
                <text:p>87.211728</text:p>
              </table:table-cell>
            </table:table-row>
            <table:table-row>
              <table:table-cell office:value-type="string">
                <text:p>2023-02-05 21:37:22</text:p>
              </table:table-cell>
              <table:table-cell office:value-type="float" office:value="91.339872">
                <text:p>91.339872</text:p>
              </table:table-cell>
            </table:table-row>
            <table:table-row>
              <table:table-cell office:value-type="string">
                <text:p>2023-02-05 21:55:10</text:p>
              </table:table-cell>
              <table:table-cell office:value-type="float" office:value="92.642272">
                <text:p>92.642272</text:p>
              </table:table-cell>
            </table:table-row>
            <table:table-row>
              <table:table-cell office:value-type="string">
                <text:p>2023-02-05 22:12:50</text:p>
              </table:table-cell>
              <table:table-cell office:value-type="float" office:value="89.757488">
                <text:p>89.757488</text:p>
              </table:table-cell>
            </table:table-row>
            <table:table-row>
              <table:table-cell office:value-type="string">
                <text:p>2023-02-05 22:30:30</text:p>
              </table:table-cell>
              <table:table-cell office:value-type="float" office:value="90.753256">
                <text:p>90.753256</text:p>
              </table:table-cell>
            </table:table-row>
            <table:table-row>
              <table:table-cell office:value-type="string">
                <text:p>2023-02-05 22:48:13</text:p>
              </table:table-cell>
              <table:table-cell office:value-type="float" office:value="89.621968">
                <text:p>89.621968</text:p>
              </table:table-cell>
            </table:table-row>
            <table:table-row>
              <table:table-cell office:value-type="string">
                <text:p>2023-02-05 23:06:01</text:p>
              </table:table-cell>
              <table:table-cell office:value-type="float" office:value="89.1022">
                <text:p>89.1022</text:p>
              </table:table-cell>
            </table:table-row>
            <table:table-row>
              <table:table-cell office:value-type="string">
                <text:p>2023-02-05 23:23:42</text:p>
              </table:table-cell>
              <table:table-cell office:value-type="float" office:value="92.253208">
                <text:p>92.253208</text:p>
              </table:table-cell>
            </table:table-row>
            <table:table-row>
              <table:table-cell office:value-type="string">
                <text:p>2023-02-05 23:41:26</text:p>
              </table:table-cell>
              <table:table-cell office:value-type="float" office:value="90.936168">
                <text:p>90.936168</text:p>
              </table:table-cell>
            </table:table-row>
            <table:table-row>
              <table:table-cell office:value-type="string">
                <text:p>2023-02-05 23:59:16</text:p>
              </table:table-cell>
              <table:table-cell office:value-type="float" office:value="92.045048">
                <text:p>92.045048</text:p>
              </table:table-cell>
            </table:table-row>
            <table:table-row>
              <table:table-cell office:value-type="string">
                <text:p>2023-02-06 00:16:56</text:p>
              </table:table-cell>
              <table:table-cell office:value-type="float" office:value="91.485944">
                <text:p>91.485944</text:p>
              </table:table-cell>
            </table:table-row>
            <table:table-row>
              <table:table-cell office:value-type="string">
                <text:p>2023-02-06 00:34:39</text:p>
              </table:table-cell>
              <table:table-cell office:value-type="float" office:value="93.044968">
                <text:p>93.044968</text:p>
              </table:table-cell>
            </table:table-row>
            <table:table-row>
              <table:table-cell office:value-type="string">
                <text:p>2023-02-06 00:52:18</text:p>
              </table:table-cell>
              <table:table-cell office:value-type="float" office:value="92.42232">
                <text:p>92.42232</text:p>
              </table:table-cell>
            </table:table-row>
            <table:table-row>
              <table:table-cell office:value-type="string">
                <text:p>2023-02-06 01:10:07</text:p>
              </table:table-cell>
              <table:table-cell office:value-type="float" office:value="92.995632">
                <text:p>92.995632</text:p>
              </table:table-cell>
            </table:table-row>
            <table:table-row>
              <table:table-cell office:value-type="string">
                <text:p>2023-02-06 01:27:51</text:p>
              </table:table-cell>
              <table:table-cell office:value-type="float" office:value="92.697784">
                <text:p>92.697784</text:p>
              </table:table-cell>
            </table:table-row>
            <table:table-row>
              <table:table-cell office:value-type="string">
                <text:p>2023-02-06 01:45:31</text:p>
              </table:table-cell>
              <table:table-cell office:value-type="float" office:value="92.00576">
                <text:p>92.00576</text:p>
              </table:table-cell>
            </table:table-row>
            <table:table-row>
              <table:table-cell office:value-type="string">
                <text:p>2023-02-06 02:03:16</text:p>
              </table:table-cell>
              <table:table-cell office:value-type="float" office:value="91.67692">
                <text:p>91.67692</text:p>
              </table:table-cell>
            </table:table-row>
            <table:table-row>
              <table:table-cell office:value-type="string">
                <text:p>2023-02-06 02:21:05</text:p>
              </table:table-cell>
              <table:table-cell office:value-type="float" office:value="90.436376">
                <text:p>90.436376</text:p>
              </table:table-cell>
            </table:table-row>
            <table:table-row>
              <table:table-cell office:value-type="string">
                <text:p>2023-02-06 02:38:58</text:p>
              </table:table-cell>
              <table:table-cell office:value-type="float" office:value="92.081936">
                <text:p>92.081936</text:p>
              </table:table-cell>
            </table:table-row>
            <table:table-row>
              <table:table-cell office:value-type="string">
                <text:p>2023-02-06 02:56:40</text:p>
              </table:table-cell>
              <table:table-cell office:value-type="float" office:value="90.75532">
                <text:p>90.75532</text:p>
              </table:table-cell>
            </table:table-row>
            <table:table-row>
              <table:table-cell office:value-type="string">
                <text:p>2023-02-06 03:14:20</text:p>
              </table:table-cell>
              <table:table-cell office:value-type="float" office:value="92.292912">
                <text:p>92.292912</text:p>
              </table:table-cell>
            </table:table-row>
            <table:table-row>
              <table:table-cell office:value-type="string">
                <text:p>2023-02-06 03:31:59</text:p>
              </table:table-cell>
              <table:table-cell office:value-type="float" office:value="91.788904">
                <text:p>91.788904</text:p>
              </table:table-cell>
            </table:table-row>
            <table:table-row>
              <table:table-cell office:value-type="string">
                <text:p>2023-02-06 03:49:44</text:p>
              </table:table-cell>
              <table:table-cell office:value-type="float" office:value="91.890784">
                <text:p>91.890784</text:p>
              </table:table-cell>
            </table:table-row>
            <table:table-row>
              <table:table-cell office:value-type="string">
                <text:p>2023-02-06 04:07:32</text:p>
              </table:table-cell>
              <table:table-cell office:value-type="float" office:value="92.426424">
                <text:p>92.426424</text:p>
              </table:table-cell>
            </table:table-row>
            <table:table-row>
              <table:table-cell office:value-type="string">
                <text:p>2023-02-06 04:25:16</text:p>
              </table:table-cell>
              <table:table-cell office:value-type="float" office:value="92.052296">
                <text:p>92.052296</text:p>
              </table:table-cell>
            </table:table-row>
            <table:table-row>
              <table:table-cell office:value-type="string">
                <text:p>2023-02-06 04:42:56</text:p>
              </table:table-cell>
              <table:table-cell office:value-type="float" office:value="92.559056">
                <text:p>92.559056</text:p>
              </table:table-cell>
            </table:table-row>
            <table:table-row>
              <table:table-cell office:value-type="string">
                <text:p>2023-02-06 05:00:38</text:p>
              </table:table-cell>
              <table:table-cell office:value-type="float" office:value="92.739712">
                <text:p>92.739712</text:p>
              </table:table-cell>
            </table:table-row>
            <table:table-row>
              <table:table-cell office:value-type="string">
                <text:p>2023-02-06 05:18:24</text:p>
              </table:table-cell>
              <table:table-cell office:value-type="float" office:value="93.078688">
                <text:p>93.078688</text:p>
              </table:table-cell>
            </table:table-row>
            <table:table-row>
              <table:table-cell office:value-type="string">
                <text:p>2023-02-06 05:36:04</text:p>
              </table:table-cell>
              <table:table-cell office:value-type="float" office:value="91.989944">
                <text:p>91.989944</text:p>
              </table:table-cell>
            </table:table-row>
            <table:table-row>
              <table:table-cell office:value-type="string">
                <text:p>2023-02-06 05:53:51</text:p>
              </table:table-cell>
              <table:table-cell office:value-type="float" office:value="91.500768">
                <text:p>91.500768</text:p>
              </table:table-cell>
            </table:table-row>
            <table:table-row>
              <table:table-cell office:value-type="string">
                <text:p>2023-02-06 06:11:33</text:p>
              </table:table-cell>
              <table:table-cell office:value-type="float" office:value="92.51832">
                <text:p>92.51832</text:p>
              </table:table-cell>
            </table:table-row>
            <table:table-row>
              <table:table-cell office:value-type="string">
                <text:p>2023-02-06 06:29:19</text:p>
              </table:table-cell>
              <table:table-cell office:value-type="float" office:value="92.2638">
                <text:p>92.2638</text:p>
              </table:table-cell>
            </table:table-row>
            <table:table-row>
              <table:table-cell office:value-type="string">
                <text:p>2023-02-06 06:46:59</text:p>
              </table:table-cell>
              <table:table-cell office:value-type="float" office:value="92.4934">
                <text:p>92.4934</text:p>
              </table:table-cell>
            </table:table-row>
            <table:table-row>
              <table:table-cell office:value-type="string">
                <text:p>2023-02-06 07:04:44</text:p>
              </table:table-cell>
              <table:table-cell office:value-type="float" office:value="92.47504">
                <text:p>92.47504</text:p>
              </table:table-cell>
            </table:table-row>
            <table:table-row>
              <table:table-cell office:value-type="string">
                <text:p>2023-02-06 07:22:23</text:p>
              </table:table-cell>
              <table:table-cell office:value-type="float" office:value="92.811264">
                <text:p>92.811264</text:p>
              </table:table-cell>
            </table:table-row>
            <table:table-row>
              <table:table-cell office:value-type="string">
                <text:p>2023-02-06 07:40:06</text:p>
              </table:table-cell>
              <table:table-cell office:value-type="float" office:value="92.31388">
                <text:p>92.31388</text:p>
              </table:table-cell>
            </table:table-row>
            <table:table-row>
              <table:table-cell office:value-type="string">
                <text:p>2023-02-06 07:57:49</text:p>
              </table:table-cell>
              <table:table-cell office:value-type="float" office:value="91.701648">
                <text:p>91.701648</text:p>
              </table:table-cell>
            </table:table-row>
            <table:table-row>
              <table:table-cell office:value-type="string">
                <text:p>2023-02-06 08:15:28</text:p>
              </table:table-cell>
              <table:table-cell office:value-type="float" office:value="91.605488">
                <text:p>91.605488</text:p>
              </table:table-cell>
            </table:table-row>
            <table:table-row>
              <table:table-cell office:value-type="string">
                <text:p>2023-02-06 08:33:10</text:p>
              </table:table-cell>
              <table:table-cell office:value-type="float" office:value="92.66144">
                <text:p>92.66144</text:p>
              </table:table-cell>
            </table:table-row>
            <table:table-row>
              <table:table-cell office:value-type="string">
                <text:p>2023-02-06 08:50:54</text:p>
              </table:table-cell>
              <table:table-cell office:value-type="float" office:value="92.66304">
                <text:p>92.66304</text:p>
              </table:table-cell>
            </table:table-row>
            <table:table-row>
              <table:table-cell office:value-type="string">
                <text:p>2023-02-06 09:08:32</text:p>
              </table:table-cell>
              <table:table-cell office:value-type="float" office:value="91.53964">
                <text:p>91.53964</text:p>
              </table:table-cell>
            </table:table-row>
            <table:table-row>
              <table:table-cell office:value-type="string">
                <text:p>2023-02-06 09:26:13</text:p>
              </table:table-cell>
              <table:table-cell office:value-type="float" office:value="90.136">
                <text:p>90.136</text:p>
              </table:table-cell>
            </table:table-row>
            <table:table-row>
              <table:table-cell office:value-type="string">
                <text:p>2023-02-06 09:43:52</text:p>
              </table:table-cell>
              <table:table-cell office:value-type="float" office:value="92.934344">
                <text:p>92.934344</text:p>
              </table:table-cell>
            </table:table-row>
            <table:table-row>
              <table:table-cell office:value-type="string">
                <text:p>2023-02-06 10:01:37</text:p>
              </table:table-cell>
              <table:table-cell office:value-type="float" office:value="92.138264">
                <text:p>92.138264</text:p>
              </table:table-cell>
            </table:table-row>
            <table:table-row>
              <table:table-cell office:value-type="string">
                <text:p>2023-02-06 10:19:22</text:p>
              </table:table-cell>
              <table:table-cell office:value-type="float" office:value="92.44772">
                <text:p>92.44772</text:p>
              </table:table-cell>
            </table:table-row>
            <table:table-row>
              <table:table-cell office:value-type="string">
                <text:p>2023-02-06 10:37:06</text:p>
              </table:table-cell>
              <table:table-cell office:value-type="float" office:value="92.464664">
                <text:p>92.464664</text:p>
              </table:table-cell>
            </table:table-row>
            <table:table-row>
              <table:table-cell office:value-type="string">
                <text:p>2023-02-06 10:54:49</text:p>
              </table:table-cell>
              <table:table-cell office:value-type="float" office:value="92.050008">
                <text:p>92.050008</text:p>
              </table:table-cell>
            </table:table-row>
            <table:table-row>
              <table:table-cell office:value-type="string">
                <text:p>2023-02-06 11:12:29</text:p>
              </table:table-cell>
              <table:table-cell office:value-type="float" office:value="92.152128">
                <text:p>92.152128</text:p>
              </table:table-cell>
            </table:table-row>
            <table:table-row>
              <table:table-cell office:value-type="string">
                <text:p>2023-02-06 11:30:13</text:p>
              </table:table-cell>
              <table:table-cell office:value-type="float" office:value="91.538336">
                <text:p>91.538336</text:p>
              </table:table-cell>
            </table:table-row>
            <table:table-row>
              <table:table-cell office:value-type="string">
                <text:p>2023-02-06 11:48:00</text:p>
              </table:table-cell>
              <table:table-cell office:value-type="float" office:value="93.098368">
                <text:p>93.098368</text:p>
              </table:table-cell>
            </table:table-row>
            <table:table-row>
              <table:table-cell office:value-type="string">
                <text:p>2023-02-06 12:05:44</text:p>
              </table:table-cell>
              <table:table-cell office:value-type="float" office:value="92.607392">
                <text:p>92.607392</text:p>
              </table:table-cell>
            </table:table-row>
            <table:table-row>
              <table:table-cell office:value-type="string">
                <text:p>2023-02-06 12:23:24</text:p>
              </table:table-cell>
              <table:table-cell office:value-type="float" office:value="91.76796">
                <text:p>91.76796</text:p>
              </table:table-cell>
            </table:table-row>
            <table:table-row>
              <table:table-cell office:value-type="string">
                <text:p>2023-02-06 12:41:07</text:p>
              </table:table-cell>
              <table:table-cell office:value-type="float" office:value="92.78656">
                <text:p>92.78656</text:p>
              </table:table-cell>
            </table:table-row>
            <table:table-row>
              <table:table-cell office:value-type="string">
                <text:p>2023-02-06 12:58:51</text:p>
              </table:table-cell>
              <table:table-cell office:value-type="float" office:value="92.859184">
                <text:p>92.859184</text:p>
              </table:table-cell>
            </table:table-row>
            <table:table-row>
              <table:table-cell office:value-type="string">
                <text:p>2023-02-06 13:16:35</text:p>
              </table:table-cell>
              <table:table-cell office:value-type="float" office:value="92.790528">
                <text:p>92.790528</text:p>
              </table:table-cell>
            </table:table-row>
            <table:table-row>
              <table:table-cell office:value-type="string">
                <text:p>2023-02-06 13:34:23</text:p>
              </table:table-cell>
              <table:table-cell office:value-type="float" office:value="91.8192">
                <text:p>91.8192</text:p>
              </table:table-cell>
            </table:table-row>
            <table:table-row>
              <table:table-cell office:value-type="string">
                <text:p>2023-02-06 13:52:04</text:p>
              </table:table-cell>
              <table:table-cell office:value-type="float" office:value="91.853376">
                <text:p>91.853376</text:p>
              </table:table-cell>
            </table:table-row>
            <table:table-row>
              <table:table-cell office:value-type="string">
                <text:p>2023-02-06 14:09:50</text:p>
              </table:table-cell>
              <table:table-cell office:value-type="float" office:value="92.791816">
                <text:p>92.791816</text:p>
              </table:table-cell>
            </table:table-row>
            <table:table-row>
              <table:table-cell office:value-type="string">
                <text:p>2023-02-06 14:27:33</text:p>
              </table:table-cell>
              <table:table-cell office:value-type="float" office:value="92.206416">
                <text:p>92.206416</text:p>
              </table:table-cell>
            </table:table-row>
            <table:table-row>
              <table:table-cell office:value-type="string">
                <text:p>2023-02-06 14:45:15</text:p>
              </table:table-cell>
              <table:table-cell office:value-type="float" office:value="91.014424">
                <text:p>91.014424</text:p>
              </table:table-cell>
            </table:table-row>
            <table:table-row>
              <table:table-cell office:value-type="string">
                <text:p>2023-02-06 15:02:59</text:p>
              </table:table-cell>
              <table:table-cell office:value-type="float" office:value="86.054336">
                <text:p>86.054336</text:p>
              </table:table-cell>
            </table:table-row>
            <table:table-row>
              <table:table-cell office:value-type="string">
                <text:p>2023-02-06 15:20:40</text:p>
              </table:table-cell>
              <table:table-cell office:value-type="float" office:value="91.08928">
                <text:p>91.08928</text:p>
              </table:table-cell>
            </table:table-row>
            <table:table-row>
              <table:table-cell office:value-type="string">
                <text:p>2023-02-06 15:38:22</text:p>
              </table:table-cell>
              <table:table-cell office:value-type="float" office:value="92.533912">
                <text:p>92.533912</text:p>
              </table:table-cell>
            </table:table-row>
            <table:table-row>
              <table:table-cell office:value-type="string">
                <text:p>2023-02-06 15:56:03</text:p>
              </table:table-cell>
              <table:table-cell office:value-type="float" office:value="91.754416">
                <text:p>91.754416</text:p>
              </table:table-cell>
            </table:table-row>
            <table:table-row>
              <table:table-cell office:value-type="string">
                <text:p>2023-02-06 16:13:51</text:p>
              </table:table-cell>
              <table:table-cell office:value-type="float" office:value="85.93296">
                <text:p>85.93296</text:p>
              </table:table-cell>
            </table:table-row>
            <table:table-row>
              <table:table-cell office:value-type="string">
                <text:p>2023-02-06 16:31:40</text:p>
              </table:table-cell>
              <table:table-cell office:value-type="float" office:value="86.74212">
                <text:p>86.74212</text:p>
              </table:table-cell>
            </table:table-row>
            <table:table-row>
              <table:table-cell office:value-type="string">
                <text:p>2023-02-06 16:49:28</text:p>
              </table:table-cell>
              <table:table-cell office:value-type="float" office:value="83.471128">
                <text:p>83.471128</text:p>
              </table:table-cell>
            </table:table-row>
            <table:table-row>
              <table:table-cell office:value-type="string">
                <text:p>2023-02-06 17:07:19</text:p>
              </table:table-cell>
              <table:table-cell office:value-type="float" office:value="86.684656">
                <text:p>86.684656</text:p>
              </table:table-cell>
            </table:table-row>
            <table:table-row>
              <table:table-cell office:value-type="string">
                <text:p>2023-02-06 17:44:12</text:p>
              </table:table-cell>
              <table:table-cell office:value-type="float" office:value="91.164008">
                <text:p>91.164008</text:p>
              </table:table-cell>
            </table:table-row>
            <table:table-row>
              <table:table-cell office:value-type="string">
                <text:p>2023-02-06 18:01:52</text:p>
              </table:table-cell>
              <table:table-cell office:value-type="float" office:value="92.789456">
                <text:p>92.789456</text:p>
              </table:table-cell>
            </table:table-row>
            <table:table-row>
              <table:table-cell office:value-type="string">
                <text:p>2023-02-06 18:19:35</text:p>
              </table:table-cell>
              <table:table-cell office:value-type="float" office:value="92.706736">
                <text:p>92.706736</text:p>
              </table:table-cell>
            </table:table-row>
            <table:table-row>
              <table:table-cell office:value-type="string">
                <text:p>2023-02-06 18:37:20</text:p>
              </table:table-cell>
              <table:table-cell office:value-type="float" office:value="92.109384">
                <text:p>92.109384</text:p>
              </table:table-cell>
            </table:table-row>
            <table:table-row>
              <table:table-cell office:value-type="string">
                <text:p>2023-02-06 18:55:00</text:p>
              </table:table-cell>
              <table:table-cell office:value-type="float" office:value="92.375112">
                <text:p>92.375112</text:p>
              </table:table-cell>
            </table:table-row>
            <table:table-row>
              <table:table-cell office:value-type="string">
                <text:p>2023-02-06 19:13:03</text:p>
              </table:table-cell>
              <table:table-cell office:value-type="float" office:value="92.594632">
                <text:p>92.594632</text:p>
              </table:table-cell>
            </table:table-row>
            <table:table-row>
              <table:table-cell office:value-type="string">
                <text:p>2023-02-06 19:32:12</text:p>
              </table:table-cell>
              <table:table-cell office:value-type="float" office:value="92.692216">
                <text:p>92.692216</text:p>
              </table:table-cell>
            </table:table-row>
            <table:table-row>
              <table:table-cell office:value-type="string">
                <text:p>2023-02-06 19:49:56</text:p>
              </table:table-cell>
              <table:table-cell office:value-type="float" office:value="91.24044">
                <text:p>91.24044</text:p>
              </table:table-cell>
            </table:table-row>
            <table:table-row>
              <table:table-cell office:value-type="string">
                <text:p>2023-02-06 20:07:43</text:p>
              </table:table-cell>
              <table:table-cell office:value-type="float" office:value="92.845648">
                <text:p>92.845648</text:p>
              </table:table-cell>
            </table:table-row>
            <table:table-row>
              <table:table-cell office:value-type="string">
                <text:p>2023-02-06 20:25:35</text:p>
              </table:table-cell>
              <table:table-cell office:value-type="float" office:value="90.126472">
                <text:p>90.126472</text:p>
              </table:table-cell>
            </table:table-row>
            <table:table-row>
              <table:table-cell office:value-type="string">
                <text:p>2023-02-06 20:43:17</text:p>
              </table:table-cell>
              <table:table-cell office:value-type="float" office:value="89.500448">
                <text:p>89.500448</text:p>
              </table:table-cell>
            </table:table-row>
            <table:table-row>
              <table:table-cell office:value-type="string">
                <text:p>2023-02-06 21:01:04</text:p>
              </table:table-cell>
              <table:table-cell office:value-type="float" office:value="84.835048">
                <text:p>84.835048</text:p>
              </table:table-cell>
            </table:table-row>
            <table:table-row>
              <table:table-cell office:value-type="string">
                <text:p>2023-02-06 21:19:08</text:p>
              </table:table-cell>
              <table:table-cell office:value-type="float" office:value="90.000288">
                <text:p>90.000288</text:p>
              </table:table-cell>
            </table:table-row>
            <table:table-row>
              <table:table-cell office:value-type="string">
                <text:p>2023-02-06 21:37:34</text:p>
              </table:table-cell>
              <table:table-cell office:value-type="float" office:value="91.253832">
                <text:p>91.253832</text:p>
              </table:table-cell>
            </table:table-row>
            <table:table-row>
              <table:table-cell office:value-type="string">
                <text:p>2023-02-06 21:55:17</text:p>
              </table:table-cell>
              <table:table-cell office:value-type="float" office:value="88.944304">
                <text:p>88.944304</text:p>
              </table:table-cell>
            </table:table-row>
            <table:table-row>
              <table:table-cell office:value-type="string">
                <text:p>2023-02-07 01:19:42</text:p>
              </table:table-cell>
              <table:table-cell office:value-type="float" office:value="92.33964">
                <text:p>92.33964</text:p>
              </table:table-cell>
            </table:table-row>
            <table:table-row>
              <table:table-cell office:value-type="string">
                <text:p>2023-02-07 01:37:29</text:p>
              </table:table-cell>
              <table:table-cell office:value-type="float" office:value="92.127792">
                <text:p>92.127792</text:p>
              </table:table-cell>
            </table:table-row>
            <table:table-row>
              <table:table-cell office:value-type="string">
                <text:p>2023-02-07 01:55:14</text:p>
              </table:table-cell>
              <table:table-cell office:value-type="float" office:value="92.734912">
                <text:p>92.734912</text:p>
              </table:table-cell>
            </table:table-row>
            <table:table-row>
              <table:table-cell office:value-type="string">
                <text:p>2023-02-07 02:12:58</text:p>
              </table:table-cell>
              <table:table-cell office:value-type="float" office:value="92.783456">
                <text:p>92.783456</text:p>
              </table:table-cell>
            </table:table-row>
            <table:table-row>
              <table:table-cell office:value-type="string">
                <text:p>2023-02-07 02:30:37</text:p>
              </table:table-cell>
              <table:table-cell office:value-type="float" office:value="92.456312">
                <text:p>92.456312</text:p>
              </table:table-cell>
            </table:table-row>
            <table:table-row>
              <table:table-cell office:value-type="string">
                <text:p>2023-02-07 02:48:20</text:p>
              </table:table-cell>
              <table:table-cell office:value-type="float" office:value="93.048312">
                <text:p>93.048312</text:p>
              </table:table-cell>
            </table:table-row>
            <table:table-row>
              <table:table-cell office:value-type="string">
                <text:p>2023-02-07 03:06:02</text:p>
              </table:table-cell>
              <table:table-cell office:value-type="float" office:value="92.904232">
                <text:p>92.904232</text:p>
              </table:table-cell>
            </table:table-row>
            <table:table-row>
              <table:table-cell office:value-type="string">
                <text:p>2023-02-07 03:23:42</text:p>
              </table:table-cell>
              <table:table-cell office:value-type="float" office:value="92.251352">
                <text:p>92.251352</text:p>
              </table:table-cell>
            </table:table-row>
            <table:table-row>
              <table:table-cell office:value-type="string">
                <text:p>2023-02-07 03:41:20</text:p>
              </table:table-cell>
              <table:table-cell office:value-type="float" office:value="92.659136">
                <text:p>92.659136</text:p>
              </table:table-cell>
            </table:table-row>
            <table:table-row>
              <table:table-cell office:value-type="string">
                <text:p>2023-02-07 03:59:01</text:p>
              </table:table-cell>
              <table:table-cell office:value-type="float" office:value="91.276688">
                <text:p>91.276688</text:p>
              </table:table-cell>
            </table:table-row>
            <table:table-row>
              <table:table-cell office:value-type="string">
                <text:p>2023-02-07 04:16:45</text:p>
              </table:table-cell>
              <table:table-cell office:value-type="float" office:value="91.991528">
                <text:p>91.991528</text:p>
              </table:table-cell>
            </table:table-row>
            <table:table-row>
              <table:table-cell office:value-type="string">
                <text:p>2023-02-07 04:34:27</text:p>
              </table:table-cell>
              <table:table-cell office:value-type="float" office:value="92.688464">
                <text:p>92.688464</text:p>
              </table:table-cell>
            </table:table-row>
            <table:table-row>
              <table:table-cell office:value-type="string">
                <text:p>2023-02-07 04:52:12</text:p>
              </table:table-cell>
              <table:table-cell office:value-type="float" office:value="91.958512">
                <text:p>91.958512</text:p>
              </table:table-cell>
            </table:table-row>
            <table:table-row>
              <table:table-cell office:value-type="string">
                <text:p>2023-02-07 05:09:56</text:p>
              </table:table-cell>
              <table:table-cell office:value-type="float" office:value="92.468144">
                <text:p>92.468144</text:p>
              </table:table-cell>
            </table:table-row>
            <table:table-row>
              <table:table-cell office:value-type="string">
                <text:p>2023-02-07 05:27:35</text:p>
              </table:table-cell>
              <table:table-cell office:value-type="float" office:value="92.00132">
                <text:p>92.00132</text:p>
              </table:table-cell>
            </table:table-row>
            <table:table-row>
              <table:table-cell office:value-type="string">
                <text:p>2023-02-07 05:45:16</text:p>
              </table:table-cell>
              <table:table-cell office:value-type="float" office:value="91.601664">
                <text:p>91.601664</text:p>
              </table:table-cell>
            </table:table-row>
            <table:table-row>
              <table:table-cell office:value-type="string">
                <text:p>2023-02-07 06:02:59</text:p>
              </table:table-cell>
              <table:table-cell office:value-type="float" office:value="91.805032">
                <text:p>91.805032</text:p>
              </table:table-cell>
            </table:table-row>
            <table:table-row>
              <table:table-cell office:value-type="string">
                <text:p>2023-02-07 06:20:42</text:p>
              </table:table-cell>
              <table:table-cell office:value-type="float" office:value="93.30992">
                <text:p>93.30992</text:p>
              </table:table-cell>
            </table:table-row>
            <table:table-row>
              <table:table-cell office:value-type="string">
                <text:p>2023-02-07 06:38:26</text:p>
              </table:table-cell>
              <table:table-cell office:value-type="float" office:value="93.458752">
                <text:p>93.458752</text:p>
              </table:table-cell>
            </table:table-row>
            <table:table-row>
              <table:table-cell office:value-type="string">
                <text:p>2023-02-07 06:56:07</text:p>
              </table:table-cell>
              <table:table-cell office:value-type="float" office:value="93.093712">
                <text:p>93.093712</text:p>
              </table:table-cell>
            </table:table-row>
            <table:table-row>
              <table:table-cell office:value-type="string">
                <text:p>2023-02-07 07:13:49</text:p>
              </table:table-cell>
              <table:table-cell office:value-type="float" office:value="92.432424">
                <text:p>92.432424</text:p>
              </table:table-cell>
            </table:table-row>
            <table:table-row>
              <table:table-cell office:value-type="string">
                <text:p>2023-02-07 07:31:28</text:p>
              </table:table-cell>
              <table:table-cell office:value-type="float" office:value="92.12708">
                <text:p>92.12708</text:p>
              </table:table-cell>
            </table:table-row>
            <table:table-row>
              <table:table-cell office:value-type="string">
                <text:p>2023-02-07 07:49:08</text:p>
              </table:table-cell>
              <table:table-cell office:value-type="float" office:value="92.613864">
                <text:p>92.613864</text:p>
              </table:table-cell>
            </table:table-row>
            <table:table-row>
              <table:table-cell office:value-type="string">
                <text:p>2023-02-07 08:06:48</text:p>
              </table:table-cell>
              <table:table-cell office:value-type="float" office:value="92.82804">
                <text:p>92.82804</text:p>
              </table:table-cell>
            </table:table-row>
            <table:table-row>
              <table:table-cell office:value-type="string">
                <text:p>2023-02-07 08:24:28</text:p>
              </table:table-cell>
              <table:table-cell office:value-type="float" office:value="92.407952">
                <text:p>92.407952</text:p>
              </table:table-cell>
            </table:table-row>
            <table:table-row>
              <table:table-cell office:value-type="string">
                <text:p>2023-02-07 08:42:10</text:p>
              </table:table-cell>
              <table:table-cell office:value-type="float" office:value="92.35148">
                <text:p>92.35148</text:p>
              </table:table-cell>
            </table:table-row>
            <table:table-row>
              <table:table-cell office:value-type="string">
                <text:p>2023-02-07 08:59:51</text:p>
              </table:table-cell>
              <table:table-cell office:value-type="float" office:value="93.141632">
                <text:p>93.141632</text:p>
              </table:table-cell>
            </table:table-row>
            <table:table-row>
              <table:table-cell office:value-type="string">
                <text:p>2023-02-07 09:17:32</text:p>
              </table:table-cell>
              <table:table-cell office:value-type="float" office:value="91.903656">
                <text:p>91.903656</text:p>
              </table:table-cell>
            </table:table-row>
            <table:table-row>
              <table:table-cell office:value-type="string">
                <text:p>2023-02-07 09:35:11</text:p>
              </table:table-cell>
              <table:table-cell office:value-type="float" office:value="92.583136">
                <text:p>92.583136</text:p>
              </table:table-cell>
            </table:table-row>
            <table:table-row>
              <table:table-cell office:value-type="string">
                <text:p>2023-02-07 09:52:51</text:p>
              </table:table-cell>
              <table:table-cell office:value-type="float" office:value="92.509312">
                <text:p>92.509312</text:p>
              </table:table-cell>
            </table:table-row>
            <table:table-row>
              <table:table-cell office:value-type="string">
                <text:p>2023-02-07 10:10:32</text:p>
              </table:table-cell>
              <table:table-cell office:value-type="float" office:value="93.153488">
                <text:p>93.153488</text:p>
              </table:table-cell>
            </table:table-row>
            <table:table-row>
              <table:table-cell office:value-type="string">
                <text:p>2023-02-07 10:28:17</text:p>
              </table:table-cell>
              <table:table-cell office:value-type="float" office:value="92.713848">
                <text:p>92.713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Jitter Speedtest (RPI)</text:p>
        </chart:title>
        <chart:subtitle svg:x="6.289cm" svg:y="1.275cm" chart:style-name="ch3">
          <text:p>Servidor Map Fibra</text:p>
        </chart:subtitle>
        <chart:legend chart:legend-position="end" svg:x="14.584cm" svg:y="4.201cm" style:legend-expansion="high" chart:style-name="ch4"/>
        <chart:plot-area chart:style-name="ch5" table:cell-range-address="results_speedtest.A1:results_speedtest.A289 results_speedtest.I1:results_speedtest.I289" chart:data-source-has-labels="both" svg:x="1.331cm" svg:y="2.138cm" svg:width="12.933cm" svg:height="6.682cm">
          <chartooo:coordinate-region svg:x="2.885cm" svg:y="2.138cm" svg:width="10.6cm" svg:height="3.745cm"/>
          <chart:axis chart:dimension="x" chart:name="primary-x" chart:style-name="ch6" chartooo:axis-type="auto">
            <chartooo:date-scale/>
            <chart:categories table:cell-range-address="results_speedtest.A1:results_speedtest.A289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I1:results_speedtest.I289" loext:label-string="jitter" chart:class="chart:bar">
            <chart:data-point chart:repeated="2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</table:table-cell>
            </table:table-row>
          </table:table-header-rows>
          <table:table-rows>
            <table:table-row>
              <table:table-cell office:value-type="string">
                <text:p>2023-01-29 11:08:08</text:p>
                <draw:g>
                  <svg:desc>results_speedtest.A1:results_speedtest.A289</svg:desc>
                </draw:g>
              </table:table-cell>
              <table:table-cell office:value-type="float" office:value="1.624">
                <text:p>1.624</text:p>
                <draw:g>
                  <svg:desc>results_speedtest.I1:results_speedtest.I289</svg:desc>
                </draw:g>
              </table:table-cell>
            </table:table-row>
            <table:table-row>
              <table:table-cell office:value-type="string">
                <text:p>2023-01-29 11:25:5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023-01-29 11:43:3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23-01-29 12:20:5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2023-01-29 12:38:31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2023-01-29 12:56:0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2023-01-29 13:14:28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2023-01-29 13:33:50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2023-01-29 19:25:12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>2023-02-03 20:32:52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2023-02-03 20:50:3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2-03 21:08:1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2-03 21:26:1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023-02-03 21:43:58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2023-02-03 22:01:54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2023-02-03 22:19:47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2023-02-03 22:37:2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023-02-03 22:55:08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023-02-03 23:12:48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2023-02-03 23:30:32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23-02-03 23:48:1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23-02-04 00:05: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023-02-04 00:23:31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2023-02-04 00:41:16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023-02-04 00:58: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23-02-04 01:16:35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023-02-04 01:34:1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2-04 01:51:5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023-02-04 02:09:36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2023-02-04 02:27:1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023-02-04 02:45:02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2023-02-04 03:02:46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023-02-04 03:20:2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2023-02-04 03:38:12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2023-02-04 03:55:58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2023-02-04 04:13:4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023-02-04 04:31:3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2023-02-04 04:49:1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2023-02-04 05:07:04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2023-02-04 05:24:51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2023-02-04 05:42:34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023-02-04 06:00:1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2023-02-04 06:18:0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023-02-04 06:35: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023-02-04 06:53:37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023-02-04 07:11:21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023-02-04 07:29:0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023-02-04 07:46:4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023-02-04 08:04:27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2023-02-04 08:22:1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2023-02-04 08:39:5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2023-02-04 08:57:44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023-02-04 09:15:3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2023-02-04 09:33:1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023-02-04 09:51:04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2023-02-04 10:08:45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2023-02-04 10:26:3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2-04 10:44:1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2023-02-04 11:01:54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2023-02-04 11:19:35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2023-02-04 11:37:15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2-04 11:54:5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023-02-04 12:12:3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2023-02-04 12:30:2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023-02-04 12:48:0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023-02-04 13:05:52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2023-02-04 13:23:37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2023-02-04 13:41:17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2023-02-04 13:58:5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023-02-04 14:16:3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2-04 14:34:1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2023-02-04 14:52:03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2023-02-04 15:09:48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2023-02-04 15:27:2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2-04 15:45:22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023-02-04 16:04:32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2023-02-04 16:19:49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2023-02-04 16:37:2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023-02-04 16:55:08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2023-02-04 17:12:5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2023-02-04 17:30:3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2023-02-04 17:48:20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2023-02-04 18:06: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23-02-04 18:24: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23-02-04 18:42:36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2023-02-04 19:00:1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2023-02-04 19:18:0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023-02-04 19:35:5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023-02-04 19:53:3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3-02-04 20:11:24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2023-02-04 20:29:0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023-02-04 20:46:5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23-02-04 21:04:38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2023-02-04 21:22:2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023-02-04 21:40:05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2023-02-04 21:57:52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string">
                <text:p>2023-02-04 22:15:5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023-02-04 22:33:3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2023-02-04 22:51:1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2023-02-04 23:09:09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2023-02-04 23:26:50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2023-02-04 23:44:3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2023-02-05 00:02: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23-02-05 00:20:0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23-02-05 00:37:5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023-02-05 00:55:32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023-02-05 01:13:16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2023-02-05 01:30:55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2023-02-05 01:48:36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2023-02-05 02:06:1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23-02-05 02:23:57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2023-02-05 02:41:39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023-02-05 02:59:2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023-02-05 03:17: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23-02-05 03:34: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23-02-05 03:52:2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023-02-05 04:10:0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2-05 04:27:5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2-05 04:45:3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23-02-05 05:03: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23-02-05 05:21:01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2023-02-05 05:38:42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2023-02-05 05:56:2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2023-02-05 06:14:14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2023-02-05 06:32:0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2023-02-05 06:49:4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023-02-05 07:07:28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023-02-05 07:25:09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023-02-05 07:42:50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023-02-05 08:00:30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023-02-05 08:18:12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23-02-05 08:35:52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2023-02-05 08:53:3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023-02-05 09:11:13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2023-02-05 09:28:5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23-02-05 09:46:35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023-02-05 10:04:1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23-02-05 10:21:5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023-02-05 10:39:4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2023-02-05 10:57:25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2023-02-05 11:15:07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2023-02-05 11:32:5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23-02-05 11:50:41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023-02-05 12:08:2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023-02-05 12:26:07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2023-02-05 12:43:51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2023-02-05 13:01:3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023-02-05 13:19:11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23-02-05 13:36:5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023-02-05 13:54:37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023-02-05 14:12:2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23-02-05 14:30:1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023-02-05 14:47:5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2023-02-05 15:05: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23-02-05 15:23:30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2023-02-05 15:41:38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2-05 15:59:1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023-02-05 16:16:5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2023-02-05 16:34:3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23-02-05 16:52:19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2023-02-05 17:09:5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2023-02-05 17:27:48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023-02-05 17:45:35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2023-02-05 18:03:15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2023-02-05 18:21:07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2023-02-05 18:38:5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023-02-05 18:56:3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23-02-05 19:14:17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2023-02-05 19:31:58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2023-02-05 19:49:42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2023-02-05 20:07:41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2023-02-05 20:25: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023-02-05 20:44:0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2023-02-05 21:01:4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2023-02-05 21:19:40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>2023-02-05 21:37:22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2023-02-05 21:55:1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023-02-05 22:12:50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2023-02-05 22:30:3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023-02-05 22:48:1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23-02-05 23:06:01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023-02-05 23:23:42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023-02-05 23:41:2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023-02-05 23:59: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23-02-06 00:16:56</text:p>
              </table:table-cell>
              <table:table-cell office:value-type="float" office:value="1.642">
                <text:p>1.642</text:p>
              </table:table-cell>
            </table:table-row>
            <table:table-row>
              <table:table-cell office:value-type="string">
                <text:p>2023-02-06 00:34:3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2023-02-06 00:52:18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2023-02-06 01:10:0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023-02-06 01:27:51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2023-02-06 01:45:31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2023-02-06 02:03:16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2023-02-06 02:21:05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2023-02-06 02:38:5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2023-02-06 02:56:4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023-02-06 03:14:2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2023-02-06 03:31:5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23-02-06 03:49:44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2023-02-06 04:07:3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23-02-06 04:25:16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2023-02-06 04:42:56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23-02-06 05:00:3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23-02-06 05:18:24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2023-02-06 05:36:04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023-02-06 05:53:5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2023-02-06 06:11:33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023-02-06 06:29:1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023-02-06 06:46:59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2-06 07:04:44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2023-02-06 07:22:23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2023-02-06 07:40:0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2-06 07:57:49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2023-02-06 08:15:28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2023-02-06 08:33:1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2-06 08:50:54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23-02-06 09:08:32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2023-02-06 09:26:13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023-02-06 09:43:5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2023-02-06 10:01:3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23-02-06 10:19:2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23-02-06 10:37:06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023-02-06 10:54:4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2023-02-06 11:12:2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23-02-06 11:30:13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023-02-06 11:48:00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023-02-06 12:05: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3-02-06 12:23:24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2023-02-06 12:41:0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023-02-06 12:58:51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2023-02-06 13:16:35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023-02-06 13:34:2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2023-02-06 13:52:04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2023-02-06 14:09:5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2023-02-06 14:27:33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023-02-06 14:45:15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2023-02-06 15:02:5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2-06 15:20:40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023-02-06 15:38:22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2-06 15:56:0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023-02-06 16:13:5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2-06 16:31:4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2023-02-06 16:49:28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2023-02-06 17:07:19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2-06 17:44:12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2023-02-06 18:01:52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023-02-06 18:19:35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2023-02-06 18:37:20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2023-02-06 18:55: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23-02-06 19:13:03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2023-02-06 19:32:12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23-02-06 19:49:5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2023-02-06 20:07:43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2023-02-06 20:25:35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2-06 20:43:1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23-02-06 21:01: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23-02-06 21:19:0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23-02-06 21:37:3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2023-02-06 21:55:1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2-07 01:19: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2023-02-07 01:37:29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2023-02-07 01:55:1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023-02-07 02:12:5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023-02-07 02:30:37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2023-02-07 02:48:20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2023-02-07 03:06:02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2023-02-07 03:23:4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2023-02-07 03:41:20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2023-02-07 03:59:0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023-02-07 04:16:4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23-02-07 04:34:27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2023-02-07 04:52:1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023-02-07 05:09:5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23-02-07 05:27:3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23-02-07 05:45:1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023-02-07 06:02:59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023-02-07 06:20:4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23-02-07 06:38:2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023-02-07 06:56:0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023-02-07 07:13:4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023-02-07 07:31: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23-02-07 07:49:0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023-02-07 08:06:48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2023-02-07 08:24:2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2023-02-07 08:42:10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2023-02-07 08:59:5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023-02-07 09:17:32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2023-02-07 09:35:11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023-02-07 09:52:5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2023-02-07 10:10:3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023-02-07 10:28:17</text:p>
              </table:table-cell>
              <table:table-cell office:value-type="float" office:value="0.459">
                <text:p>0.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961cm" xlink:href=".." xlink:type="simple" chart:class="chart:bar" chart:style-name="ch1">
        <chart:title svg:x="4.509cm" svg:y="0.335cm" chart:style-name="ch2">
          <text:p>Perda de Pacotes Speedtest (RPI)</text:p>
        </chart:title>
        <chart:subtitle svg:x="6.294cm" svg:y="1.313cm" chart:style-name="ch3">
          <text:p>Servidor Map Fibra</text:p>
        </chart:subtitle>
        <chart:legend chart:legend-position="end" svg:x="14.408cm" svg:y="4.681cm" style:legend-expansion="high" chart:style-name="ch4"/>
        <chart:plot-area chart:style-name="ch5" table:cell-range-address="results_speedtest.A1:results_speedtest.A289 results_speedtest.L1:results_speedtest.L289" chart:data-source-has-labels="both" svg:x="1.331cm" svg:y="2.195cm" svg:width="12.757cm" svg:height="7.567cm">
          <chartooo:coordinate-region svg:x="2.885cm" svg:y="2.195cm" svg:width="10.422cm" svg:height="4.63cm"/>
          <chart:axis chart:dimension="x" chart:name="primary-x" chart:style-name="ch6" chartooo:axis-type="auto">
            <chartooo:date-scale/>
            <chart:categories table:cell-range-address="results_speedtest.A1:results_speedtest.A289"/>
          </chart:axis>
          <chart:axis chart:dimension="y" chart:name="primary-y" chart:style-name="ch7">
            <chart:title svg:x="0.451cm" svg:y="6.869cm" chart:style-name="ch8">
              <text:p>% de perda</text:p>
            </chart:title>
            <chart:grid chart:style-name="ch9" chart:class="major"/>
          </chart:axis>
          <chart:series chart:style-name="ch10" chart:values-cell-range-address="results_speedtest.L1:results_speedtest.L289" loext:label-string="perda" chart:class="chart:bar">
            <chart:data-point chart:repeated="2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</text:p>
              </table:table-cell>
            </table:table-row>
          </table:table-header-rows>
          <table:table-rows>
            <table:table-row>
              <table:table-cell office:value-type="string">
                <text:p>2023-01-29 11:08:08</text:p>
                <draw:g>
                  <svg:desc>results_speedtest.A1:results_speedtest.A289</svg:desc>
                </draw:g>
              </table:table-cell>
              <table:table-cell office:value-type="float" office:value="0">
                <text:p>0</text:p>
                <draw:g>
                  <svg:desc>results_speedtest.L1:results_speedtest.L289</svg:desc>
                </draw:g>
              </table:table-cell>
            </table:table-row>
            <table:table-row>
              <table:table-cell office:value-type="string">
                <text:p>2023-01-29 11:25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1:43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2:20:58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023-01-29 12:38:31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023-01-29 12:56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14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33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25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0:32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0:50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1:08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1:26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1:43:58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3 22:01:54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3 22:19:47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2023-02-03 22:37:26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2023-02-03 22:55:08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023-02-03 23:12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3:30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23:48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0:05:52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4 00:23:31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4 00:41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0:58:5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4 01:16:35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4 01:34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1:51:56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2023-02-04 02:09:36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02:27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2:45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3:02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3:20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3:38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3:55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4:13:47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4 04:31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4:49:12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05:07:04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4 05:24:51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023-02-04 05:42:34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2023-02-04 06:00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6:18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6:35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6:53:37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4 07:11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7:29:02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07:46:47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08:04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8:22:10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2023-02-04 08:39:56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4 08:57:44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2023-02-04 09:15:31</text:p>
              </table:table-cell>
              <table:table-cell office:value-type="float" office:value="1.32450331125828">
                <text:p>1.32450331125828</text:p>
              </table:table-cell>
            </table:table-row>
            <table:table-row>
              <table:table-cell office:value-type="string">
                <text:p>2023-02-04 09:33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09:51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0:08:45</text:p>
              </table:table-cell>
              <table:table-cell office:value-type="float" office:value="1.98675496688742">
                <text:p>1.98675496688742</text:p>
              </table:table-cell>
            </table:table-row>
            <table:table-row>
              <table:table-cell office:value-type="string">
                <text:p>2023-02-04 10:26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0:44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1:01:54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2023-02-04 11:19:35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2023-02-04 11:37:15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11:54:55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4 12:12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2:30:24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4 12:48:08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4 13:05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3:23:37</text:p>
              </table:table-cell>
              <table:table-cell office:value-type="float" office:value="2.72108843537415">
                <text:p>2.72108843537415</text:p>
              </table:table-cell>
            </table:table-row>
            <table:table-row>
              <table:table-cell office:value-type="string">
                <text:p>2023-02-04 13:41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3:58:57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2023-02-04 14:16:38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023-02-04 14:34:19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2023-02-04 14:52:03</text:p>
              </table:table-cell>
              <table:table-cell office:value-type="float" office:value="2.06896551724138">
                <text:p>2.06896551724138</text:p>
              </table:table-cell>
            </table:table-row>
            <table:table-row>
              <table:table-cell office:value-type="string">
                <text:p>2023-02-04 15:09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5:27:28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4 15:45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6:04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6:19:49</text:p>
              </table:table-cell>
              <table:table-cell office:value-type="float" office:value="0.636942675159236">
                <text:p>0.636942675159236</text:p>
              </table:table-cell>
            </table:table-row>
            <table:table-row>
              <table:table-cell office:value-type="string">
                <text:p>2023-02-04 16:37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6:55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7:12:51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4 17:30:38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2023-02-04 17:48:20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2023-02-04 18:06:09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023-02-04 18:24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8:42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9:00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9:18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19:35:5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3-02-04 19:53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0:11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0:29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0:46:54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4 21:04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1:22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1:40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1:57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2:15:50</text:p>
              </table:table-cell>
              <table:table-cell office:value-type="float" office:value="2.01342281879195">
                <text:p>2.01342281879195</text:p>
              </table:table-cell>
            </table:table-row>
            <table:table-row>
              <table:table-cell office:value-type="string">
                <text:p>2023-02-04 22:33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2:51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4 23:09:09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4 23:26:50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4 23:44:34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5 00:02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0:20:04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00:37:51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00:55:32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023-02-05 01:13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1:30:55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01:48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2:06:15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5 02:23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2:41:3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02:59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3:17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3:34:41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2023-02-05 03:52:23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5 04:10:07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04:27:54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023-02-05 04:45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5:03:1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023-02-05 05:21:01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5 05:38:42</text:p>
              </table:table-cell>
              <table:table-cell office:value-type="float" office:value="1.98675496688742">
                <text:p>1.98675496688742</text:p>
              </table:table-cell>
            </table:table-row>
            <table:table-row>
              <table:table-cell office:value-type="string">
                <text:p>2023-02-05 05:56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6:14:14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5 06:32:02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5 06:49:47</text:p>
              </table:table-cell>
              <table:table-cell office:value-type="float" office:value="2.06896551724138">
                <text:p>2.06896551724138</text:p>
              </table:table-cell>
            </table:table-row>
            <table:table-row>
              <table:table-cell office:value-type="string">
                <text:p>2023-02-05 07:07:28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07:25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7:42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8:0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8:18:12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08:35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8:53:34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5 09:11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09:28:55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5 09:46:35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5 10:04:16</text:p>
              </table:table-cell>
              <table:table-cell office:value-type="float" office:value="0.704225352112676">
                <text:p>0.704225352112676</text:p>
              </table:table-cell>
            </table:table-row>
            <table:table-row>
              <table:table-cell office:value-type="string">
                <text:p>2023-02-05 10:21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0:39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0:57:2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11:15:07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2023-02-05 11:32:55</text:p>
              </table:table-cell>
              <table:table-cell office:value-type="float" office:value="1.41843971631206">
                <text:p>1.41843971631206</text:p>
              </table:table-cell>
            </table:table-row>
            <table:table-row>
              <table:table-cell office:value-type="string">
                <text:p>2023-02-05 11:50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2:08:28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5 12:26:07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2023-02-05 12:43:51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2023-02-05 13:01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3:19:11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2023-02-05 13:36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3:54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4:12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4:30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4:47:5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15:05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5:23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5:41:38</text:p>
              </table:table-cell>
              <table:table-cell office:value-type="float" office:value="1.43884892086331">
                <text:p>1.43884892086331</text:p>
              </table:table-cell>
            </table:table-row>
            <table:table-row>
              <table:table-cell office:value-type="string">
                <text:p>2023-02-05 15:59:18</text:p>
              </table:table-cell>
              <table:table-cell office:value-type="float" office:value="0.72463768115942">
                <text:p>0.72463768115942</text:p>
              </table:table-cell>
            </table:table-row>
            <table:table-row>
              <table:table-cell office:value-type="string">
                <text:p>2023-02-05 16:16:5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16:34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6:52:19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2023-02-05 17:09:58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17:27:48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2023-02-05 17:45:35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5 18:03:15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5 18:21:07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string">
                <text:p>2023-02-05 18:38:53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023-02-05 18:56:38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023-02-05 19:14: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23-02-05 19:31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19:49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0:07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0:25:21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20:44:00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21:01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1:19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1:37:22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5 21:55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2:12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5 22:30:30</text:p>
              </table:table-cell>
              <table:table-cell office:value-type="float" office:value="2.15827338129496">
                <text:p>2.15827338129496</text:p>
              </table:table-cell>
            </table:table-row>
            <table:table-row>
              <table:table-cell office:value-type="string">
                <text:p>2023-02-05 22:48:13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5 23:06:01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5 23:23:42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023-02-05 23:41:26</text:p>
              </table:table-cell>
              <table:table-cell office:value-type="float" office:value="1.41843971631206">
                <text:p>1.41843971631206</text:p>
              </table:table-cell>
            </table:table-row>
            <table:table-row>
              <table:table-cell office:value-type="string">
                <text:p>2023-02-05 23:59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0:16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0:34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0:52:18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6 01:10:07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6 01:27:51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2023-02-06 01:45:31</text:p>
              </table:table-cell>
              <table:table-cell office:value-type="float" office:value="0.649350649350649">
                <text:p>0.649350649350649</text:p>
              </table:table-cell>
            </table:table-row>
            <table:table-row>
              <table:table-cell office:value-type="string">
                <text:p>2023-02-06 02:03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2:21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2:38:58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6 02:56:40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023-02-06 03:14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3:31:59</text:p>
              </table:table-cell>
              <table:table-cell office:value-type="float" office:value="0.649350649350649">
                <text:p>0.649350649350649</text:p>
              </table:table-cell>
            </table:table-row>
            <table:table-row>
              <table:table-cell office:value-type="string">
                <text:p>2023-02-06 03:49:44</text:p>
              </table:table-cell>
              <table:table-cell office:value-type="float" office:value="1.34228187919463">
                <text:p>1.34228187919463</text:p>
              </table:table-cell>
            </table:table-row>
            <table:table-row>
              <table:table-cell office:value-type="string">
                <text:p>2023-02-06 04:07:32</text:p>
              </table:table-cell>
              <table:table-cell office:value-type="float" office:value="1.15606936416185">
                <text:p>1.15606936416185</text:p>
              </table:table-cell>
            </table:table-row>
            <table:table-row>
              <table:table-cell office:value-type="string">
                <text:p>2023-02-06 04:25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4:42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5:00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5:18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5:36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5:53:51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6 06:11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6:29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6:46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7:04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7:22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7:40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7:57:49</text:p>
              </table:table-cell>
              <table:table-cell office:value-type="float" office:value="1.32450331125828">
                <text:p>1.32450331125828</text:p>
              </table:table-cell>
            </table:table-row>
            <table:table-row>
              <table:table-cell office:value-type="string">
                <text:p>2023-02-06 08:15:28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6 08:33:10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6 08:50:54</text:p>
              </table:table-cell>
              <table:table-cell office:value-type="float" office:value="2.18978102189781">
                <text:p>2.18978102189781</text:p>
              </table:table-cell>
            </table:table-row>
            <table:table-row>
              <table:table-cell office:value-type="string">
                <text:p>2023-02-06 09:08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09:26:13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2023-02-06 09:43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0:01:37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6 10:19:22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2023-02-06 10:37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0:54:4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6 11:12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1:30:13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2023-02-06 11:48:00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2023-02-06 12:05:44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2023-02-06 12:23:24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6 12:41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2:58:51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6 13:16:35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6 13:34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3:52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4:09:50</text:p>
              </table:table-cell>
              <table:table-cell office:value-type="float" office:value="0.704225352112676">
                <text:p>0.704225352112676</text:p>
              </table:table-cell>
            </table:table-row>
            <table:table-row>
              <table:table-cell office:value-type="string">
                <text:p>2023-02-06 14:27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4:45:15</text:p>
              </table:table-cell>
              <table:table-cell office:value-type="float" office:value="1.43884892086331">
                <text:p>1.43884892086331</text:p>
              </table:table-cell>
            </table:table-row>
            <table:table-row>
              <table:table-cell office:value-type="string">
                <text:p>2023-02-06 15:02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5:20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5:38:22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6 15:56:03</text:p>
              </table:table-cell>
              <table:table-cell office:value-type="float" office:value="2.75862068965517">
                <text:p>2.75862068965517</text:p>
              </table:table-cell>
            </table:table-row>
            <table:table-row>
              <table:table-cell office:value-type="string">
                <text:p>2023-02-06 16:13:51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6 16:31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6:49:28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6 17:07:19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6 17:44:12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2023-02-06 18:01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8:19:3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6 18:37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8:55:00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6 19:13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9:32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19:49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20:07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20:25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20:43:17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2023-02-06 21:01:04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2023-02-06 21:19:08</text:p>
              </table:table-cell>
              <table:table-cell office:value-type="float" office:value="1.30718954248366">
                <text:p>1.30718954248366</text:p>
              </table:table-cell>
            </table:table-row>
            <table:table-row>
              <table:table-cell office:value-type="string">
                <text:p>2023-02-06 21:37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6 21:55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1:19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1:37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1:55:14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7 02:12:58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7 02:30:37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7 02:48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3:06:02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2023-02-07 03:23:42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7 03:41:2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3-02-07 03:59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4:16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4:34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4:52:12</text:p>
              </table:table-cell>
              <table:table-cell office:value-type="float" office:value="1.36054421768707">
                <text:p>1.36054421768707</text:p>
              </table:table-cell>
            </table:table-row>
            <table:table-row>
              <table:table-cell office:value-type="string">
                <text:p>2023-02-07 05:09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5:27:35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7 05:45:16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023-02-07 06:02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6:20:42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2023-02-07 06:38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6:56:07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2023-02-07 07:13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7:31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7:49:08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023-02-07 08:06:48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023-02-07 08:24:28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7 08:42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8:59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9:17:32</text:p>
              </table:table-cell>
              <table:table-cell office:value-type="float" office:value="1.3986013986014">
                <text:p>1.3986013986014</text:p>
              </table:table-cell>
            </table:table-row>
            <table:table-row>
              <table:table-cell office:value-type="string">
                <text:p>2023-02-07 09:35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09:52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7 10:10:32</text:p>
              </table:table-cell>
              <table:table-cell office:value-type="float" office:value="1.37931034482759">
                <text:p>1.37931034482759</text:p>
              </table:table-cell>
            </table:table-row>
            <table:table-row>
              <table:table-cell office:value-type="string">
                <text:p>2023-02-07 10:28: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8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Latencia Speedtest (RPI)</text:p>
        </chart:title>
        <chart:subtitle svg:x="6.289cm" svg:y="1.275cm" chart:style-name="ch3">
          <text:p>Servidor Map Fibra</text:p>
        </chart:subtitle>
        <chart:legend chart:legend-position="end" svg:x="14.054cm" svg:y="4.201cm" style:legend-expansion="high" chart:style-name="ch4"/>
        <chart:plot-area chart:style-name="ch5" table:cell-range-address="results_speedtest.A1:results_speedtest.A289 results_speedtest.O1:results_speedtest.O289" chart:data-source-has-labels="both" svg:x="1.331cm" svg:y="2.138cm" svg:width="12.403cm" svg:height="6.682cm">
          <chartooo:coordinate-region svg:x="2.885cm" svg:y="2.138cm" svg:width="10.063cm" svg:height="3.745cm"/>
          <chart:axis chart:dimension="x" chart:name="primary-x" chart:style-name="ch6" chartooo:axis-type="auto">
            <chartooo:date-scale/>
            <chart:categories table:cell-range-address="results_speedtest.A1:results_speedtest.A289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O1:results_speedtest.O289" loext:label-string="latencia" chart:class="chart:bar">
            <chart:data-point chart:repeated="2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ia</text:p>
              </table:table-cell>
            </table:table-row>
          </table:table-header-rows>
          <table:table-rows>
            <table:table-row>
              <table:table-cell office:value-type="string">
                <text:p>2023-01-29 11:08:08</text:p>
                <draw:g>
                  <svg:desc>results_speedtest.A1:results_speedtest.A289</svg:desc>
                </draw:g>
              </table:table-cell>
              <table:table-cell office:value-type="float" office:value="19.302">
                <text:p>19.302</text:p>
                <draw:g>
                  <svg:desc>results_speedtest.O1:results_speedtest.O289</svg:desc>
                </draw:g>
              </table:table-cell>
            </table:table-row>
            <table:table-row>
              <table:table-cell office:value-type="string">
                <text:p>2023-01-29 11:25:51</text:p>
              </table:table-cell>
              <table:table-cell office:value-type="float" office:value="19.903">
                <text:p>19.903</text:p>
              </table:table-cell>
            </table:table-row>
            <table:table-row>
              <table:table-cell office:value-type="string">
                <text:p>2023-01-29 11:43:3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023-01-29 12:20:5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023-01-29 12:38:31</text:p>
              </table:table-cell>
              <table:table-cell office:value-type="float" office:value="8.479">
                <text:p>8.479</text:p>
              </table:table-cell>
            </table:table-row>
            <table:table-row>
              <table:table-cell office:value-type="string">
                <text:p>2023-01-29 12:56:08</text:p>
              </table:table-cell>
              <table:table-cell office:value-type="float" office:value="14.182">
                <text:p>14.182</text:p>
              </table:table-cell>
            </table:table-row>
            <table:table-row>
              <table:table-cell office:value-type="string">
                <text:p>2023-01-29 13:14:28</text:p>
              </table:table-cell>
              <table:table-cell office:value-type="float" office:value="19.801">
                <text:p>19.801</text:p>
              </table:table-cell>
            </table:table-row>
            <table:table-row>
              <table:table-cell office:value-type="string">
                <text:p>2023-01-29 13:33:50</text:p>
              </table:table-cell>
              <table:table-cell office:value-type="float" office:value="18.723">
                <text:p>18.723</text:p>
              </table:table-cell>
            </table:table-row>
            <table:table-row>
              <table:table-cell office:value-type="string">
                <text:p>2023-01-29 19:25:12</text:p>
              </table:table-cell>
              <table:table-cell office:value-type="float" office:value="18.441">
                <text:p>18.441</text:p>
              </table:table-cell>
            </table:table-row>
            <table:table-row>
              <table:table-cell office:value-type="string">
                <text:p>2023-02-03 20:32:52</text:p>
              </table:table-cell>
              <table:table-cell office:value-type="float" office:value="18.835">
                <text:p>18.835</text:p>
              </table:table-cell>
            </table:table-row>
            <table:table-row>
              <table:table-cell office:value-type="string">
                <text:p>2023-02-03 20:50:33</text:p>
              </table:table-cell>
              <table:table-cell office:value-type="float" office:value="16.907">
                <text:p>16.907</text:p>
              </table:table-cell>
            </table:table-row>
            <table:table-row>
              <table:table-cell office:value-type="string">
                <text:p>2023-02-03 21:08:19</text:p>
              </table:table-cell>
              <table:table-cell office:value-type="float" office:value="16.913">
                <text:p>16.913</text:p>
              </table:table-cell>
            </table:table-row>
            <table:table-row>
              <table:table-cell office:value-type="string">
                <text:p>2023-02-03 21:26:10</text:p>
              </table:table-cell>
              <table:table-cell office:value-type="float" office:value="18.929">
                <text:p>18.929</text:p>
              </table:table-cell>
            </table:table-row>
            <table:table-row>
              <table:table-cell office:value-type="string">
                <text:p>2023-02-03 21:43:58</text:p>
              </table:table-cell>
              <table:table-cell office:value-type="float" office:value="18.516">
                <text:p>18.516</text:p>
              </table:table-cell>
            </table:table-row>
            <table:table-row>
              <table:table-cell office:value-type="string">
                <text:p>2023-02-03 22:01:54</text:p>
              </table:table-cell>
              <table:table-cell office:value-type="float" office:value="17.566">
                <text:p>17.566</text:p>
              </table:table-cell>
            </table:table-row>
            <table:table-row>
              <table:table-cell office:value-type="string">
                <text:p>2023-02-03 22:19:47</text:p>
              </table:table-cell>
              <table:table-cell office:value-type="float" office:value="19.789">
                <text:p>19.789</text:p>
              </table:table-cell>
            </table:table-row>
            <table:table-row>
              <table:table-cell office:value-type="string">
                <text:p>2023-02-03 22:37:26</text:p>
              </table:table-cell>
              <table:table-cell office:value-type="float" office:value="18.726">
                <text:p>18.726</text:p>
              </table:table-cell>
            </table:table-row>
            <table:table-row>
              <table:table-cell office:value-type="string">
                <text:p>2023-02-03 22:55:0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023-02-03 23:12:48</text:p>
              </table:table-cell>
              <table:table-cell office:value-type="float" office:value="17.365">
                <text:p>17.365</text:p>
              </table:table-cell>
            </table:table-row>
            <table:table-row>
              <table:table-cell office:value-type="string">
                <text:p>2023-02-03 23:30:32</text:p>
              </table:table-cell>
              <table:table-cell office:value-type="float" office:value="18.732">
                <text:p>18.732</text:p>
              </table:table-cell>
            </table:table-row>
            <table:table-row>
              <table:table-cell office:value-type="string">
                <text:p>2023-02-03 23:48:12</text:p>
              </table:table-cell>
              <table:table-cell office:value-type="float" office:value="18.884">
                <text:p>18.884</text:p>
              </table:table-cell>
            </table:table-row>
            <table:table-row>
              <table:table-cell office:value-type="string">
                <text:p>2023-02-04 00:05:52</text:p>
              </table:table-cell>
              <table:table-cell office:value-type="float" office:value="18.929">
                <text:p>18.929</text:p>
              </table:table-cell>
            </table:table-row>
            <table:table-row>
              <table:table-cell office:value-type="string">
                <text:p>2023-02-04 00:23:31</text:p>
              </table:table-cell>
              <table:table-cell office:value-type="float" office:value="18.882">
                <text:p>18.882</text:p>
              </table:table-cell>
            </table:table-row>
            <table:table-row>
              <table:table-cell office:value-type="string">
                <text:p>2023-02-04 00:41:16</text:p>
              </table:table-cell>
              <table:table-cell office:value-type="float" office:value="17.505">
                <text:p>17.505</text:p>
              </table:table-cell>
            </table:table-row>
            <table:table-row>
              <table:table-cell office:value-type="string">
                <text:p>2023-02-04 00:58:56</text:p>
              </table:table-cell>
              <table:table-cell office:value-type="float" office:value="18.962">
                <text:p>18.962</text:p>
              </table:table-cell>
            </table:table-row>
            <table:table-row>
              <table:table-cell office:value-type="string">
                <text:p>2023-02-04 01:16:35</text:p>
              </table:table-cell>
              <table:table-cell office:value-type="float" office:value="18.348">
                <text:p>18.348</text:p>
              </table:table-cell>
            </table:table-row>
            <table:table-row>
              <table:table-cell office:value-type="string">
                <text:p>2023-02-04 01:34:16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2023-02-04 01:51:56</text:p>
              </table:table-cell>
              <table:table-cell office:value-type="float" office:value="18.928">
                <text:p>18.928</text:p>
              </table:table-cell>
            </table:table-row>
            <table:table-row>
              <table:table-cell office:value-type="string">
                <text:p>2023-02-04 02:09:36</text:p>
              </table:table-cell>
              <table:table-cell office:value-type="float" office:value="18.431">
                <text:p>18.431</text:p>
              </table:table-cell>
            </table:table-row>
            <table:table-row>
              <table:table-cell office:value-type="string">
                <text:p>2023-02-04 02:27:17</text:p>
              </table:table-cell>
              <table:table-cell office:value-type="float" office:value="18.642">
                <text:p>18.642</text:p>
              </table:table-cell>
            </table:table-row>
            <table:table-row>
              <table:table-cell office:value-type="string">
                <text:p>2023-02-04 02:45:02</text:p>
              </table:table-cell>
              <table:table-cell office:value-type="float" office:value="18.257">
                <text:p>18.257</text:p>
              </table:table-cell>
            </table:table-row>
            <table:table-row>
              <table:table-cell office:value-type="string">
                <text:p>2023-02-04 03:02:46</text:p>
              </table:table-cell>
              <table:table-cell office:value-type="float" office:value="18.605">
                <text:p>18.605</text:p>
              </table:table-cell>
            </table:table-row>
            <table:table-row>
              <table:table-cell office:value-type="string">
                <text:p>2023-02-04 03:20:29</text:p>
              </table:table-cell>
              <table:table-cell office:value-type="float" office:value="17.997">
                <text:p>17.997</text:p>
              </table:table-cell>
            </table:table-row>
            <table:table-row>
              <table:table-cell office:value-type="string">
                <text:p>2023-02-04 03:38:12</text:p>
              </table:table-cell>
              <table:table-cell office:value-type="float" office:value="18.005">
                <text:p>18.005</text:p>
              </table:table-cell>
            </table:table-row>
            <table:table-row>
              <table:table-cell office:value-type="string">
                <text:p>2023-02-04 03:55:58</text:p>
              </table:table-cell>
              <table:table-cell office:value-type="float" office:value="18.862">
                <text:p>18.862</text:p>
              </table:table-cell>
            </table:table-row>
            <table:table-row>
              <table:table-cell office:value-type="string">
                <text:p>2023-02-04 04:13:47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2023-02-04 04:31:34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string">
                <text:p>2023-02-04 04:49:12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2023-02-04 05:07:04</text:p>
              </table:table-cell>
              <table:table-cell office:value-type="float" office:value="18.791">
                <text:p>18.791</text:p>
              </table:table-cell>
            </table:table-row>
            <table:table-row>
              <table:table-cell office:value-type="string">
                <text:p>2023-02-04 05:24:51</text:p>
              </table:table-cell>
              <table:table-cell office:value-type="float" office:value="17.577">
                <text:p>17.577</text:p>
              </table:table-cell>
            </table:table-row>
            <table:table-row>
              <table:table-cell office:value-type="string">
                <text:p>2023-02-04 05:42:34</text:p>
              </table:table-cell>
              <table:table-cell office:value-type="float" office:value="18.576">
                <text:p>18.576</text:p>
              </table:table-cell>
            </table:table-row>
            <table:table-row>
              <table:table-cell office:value-type="string">
                <text:p>2023-02-04 06:00:18</text:p>
              </table:table-cell>
              <table:table-cell office:value-type="float" office:value="18.305">
                <text:p>18.305</text:p>
              </table:table-cell>
            </table:table-row>
            <table:table-row>
              <table:table-cell office:value-type="string">
                <text:p>2023-02-04 06:18:06</text:p>
              </table:table-cell>
              <table:table-cell office:value-type="float" office:value="18.922">
                <text:p>18.922</text:p>
              </table:table-cell>
            </table:table-row>
            <table:table-row>
              <table:table-cell office:value-type="string">
                <text:p>2023-02-04 06:35:53</text:p>
              </table:table-cell>
              <table:table-cell office:value-type="float" office:value="17.451">
                <text:p>17.451</text:p>
              </table:table-cell>
            </table:table-row>
            <table:table-row>
              <table:table-cell office:value-type="string">
                <text:p>2023-02-04 06:53:37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string">
                <text:p>2023-02-04 07:11:21</text:p>
              </table:table-cell>
              <table:table-cell office:value-type="float" office:value="18.766">
                <text:p>18.766</text:p>
              </table:table-cell>
            </table:table-row>
            <table:table-row>
              <table:table-cell office:value-type="string">
                <text:p>2023-02-04 07:29:02</text:p>
              </table:table-cell>
              <table:table-cell office:value-type="float" office:value="18.576">
                <text:p>18.576</text:p>
              </table:table-cell>
            </table:table-row>
            <table:table-row>
              <table:table-cell office:value-type="string">
                <text:p>2023-02-04 07:46:47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2023-02-04 08:04:27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2023-02-04 08:22:10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2023-02-04 08:39:56</text:p>
              </table:table-cell>
              <table:table-cell office:value-type="float" office:value="18.785">
                <text:p>18.785</text:p>
              </table:table-cell>
            </table:table-row>
            <table:table-row>
              <table:table-cell office:value-type="string">
                <text:p>2023-02-04 08:57:44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2023-02-04 09:15:31</text:p>
              </table:table-cell>
              <table:table-cell office:value-type="float" office:value="18.178">
                <text:p>18.178</text:p>
              </table:table-cell>
            </table:table-row>
            <table:table-row>
              <table:table-cell office:value-type="string">
                <text:p>2023-02-04 09:33:18</text:p>
              </table:table-cell>
              <table:table-cell office:value-type="float" office:value="18.886">
                <text:p>18.886</text:p>
              </table:table-cell>
            </table:table-row>
            <table:table-row>
              <table:table-cell office:value-type="string">
                <text:p>2023-02-04 09:51:04</text:p>
              </table:table-cell>
              <table:table-cell office:value-type="float" office:value="19.056">
                <text:p>19.056</text:p>
              </table:table-cell>
            </table:table-row>
            <table:table-row>
              <table:table-cell office:value-type="string">
                <text:p>2023-02-04 10:08:45</text:p>
              </table:table-cell>
              <table:table-cell office:value-type="float" office:value="18.887">
                <text:p>18.887</text:p>
              </table:table-cell>
            </table:table-row>
            <table:table-row>
              <table:table-cell office:value-type="string">
                <text:p>2023-02-04 10:26:30</text:p>
              </table:table-cell>
              <table:table-cell office:value-type="float" office:value="18.995">
                <text:p>18.995</text:p>
              </table:table-cell>
            </table:table-row>
            <table:table-row>
              <table:table-cell office:value-type="string">
                <text:p>2023-02-04 10:44:10</text:p>
              </table:table-cell>
              <table:table-cell office:value-type="float" office:value="18.921">
                <text:p>18.921</text:p>
              </table:table-cell>
            </table:table-row>
            <table:table-row>
              <table:table-cell office:value-type="string">
                <text:p>2023-02-04 11:01:54</text:p>
              </table:table-cell>
              <table:table-cell office:value-type="float" office:value="17.803">
                <text:p>17.803</text:p>
              </table:table-cell>
            </table:table-row>
            <table:table-row>
              <table:table-cell office:value-type="string">
                <text:p>2023-02-04 11:19:35</text:p>
              </table:table-cell>
              <table:table-cell office:value-type="float" office:value="18.832">
                <text:p>18.832</text:p>
              </table:table-cell>
            </table:table-row>
            <table:table-row>
              <table:table-cell office:value-type="string">
                <text:p>2023-02-04 11:37:15</text:p>
              </table:table-cell>
              <table:table-cell office:value-type="float" office:value="18.914">
                <text:p>18.914</text:p>
              </table:table-cell>
            </table:table-row>
            <table:table-row>
              <table:table-cell office:value-type="string">
                <text:p>2023-02-04 11:54:55</text:p>
              </table:table-cell>
              <table:table-cell office:value-type="float" office:value="18.936">
                <text:p>18.936</text:p>
              </table:table-cell>
            </table:table-row>
            <table:table-row>
              <table:table-cell office:value-type="string">
                <text:p>2023-02-04 12:12:38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023-02-04 12:30:24</text:p>
              </table:table-cell>
              <table:table-cell office:value-type="float" office:value="18.862">
                <text:p>18.862</text:p>
              </table:table-cell>
            </table:table-row>
            <table:table-row>
              <table:table-cell office:value-type="string">
                <text:p>2023-02-04 12:48:08</text:p>
              </table:table-cell>
              <table:table-cell office:value-type="float" office:value="18.233">
                <text:p>18.233</text:p>
              </table:table-cell>
            </table:table-row>
            <table:table-row>
              <table:table-cell office:value-type="string">
                <text:p>2023-02-04 13:05:52</text:p>
              </table:table-cell>
              <table:table-cell office:value-type="float" office:value="18.935">
                <text:p>18.935</text:p>
              </table:table-cell>
            </table:table-row>
            <table:table-row>
              <table:table-cell office:value-type="string">
                <text:p>2023-02-04 13:23:37</text:p>
              </table:table-cell>
              <table:table-cell office:value-type="float" office:value="18.834">
                <text:p>18.834</text:p>
              </table:table-cell>
            </table:table-row>
            <table:table-row>
              <table:table-cell office:value-type="string">
                <text:p>2023-02-04 13:41:17</text:p>
              </table:table-cell>
              <table:table-cell office:value-type="float" office:value="19.077">
                <text:p>19.077</text:p>
              </table:table-cell>
            </table:table-row>
            <table:table-row>
              <table:table-cell office:value-type="string">
                <text:p>2023-02-04 13:58:57</text:p>
              </table:table-cell>
              <table:table-cell office:value-type="float" office:value="16.916">
                <text:p>16.916</text:p>
              </table:table-cell>
            </table:table-row>
            <table:table-row>
              <table:table-cell office:value-type="string">
                <text:p>2023-02-04 14:16:38</text:p>
              </table:table-cell>
              <table:table-cell office:value-type="float" office:value="18.914">
                <text:p>18.914</text:p>
              </table:table-cell>
            </table:table-row>
            <table:table-row>
              <table:table-cell office:value-type="string">
                <text:p>2023-02-04 14:34:19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2023-02-04 14:52:03</text:p>
              </table:table-cell>
              <table:table-cell office:value-type="float" office:value="19.057">
                <text:p>19.057</text:p>
              </table:table-cell>
            </table:table-row>
            <table:table-row>
              <table:table-cell office:value-type="string">
                <text:p>2023-02-04 15:09:48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2023-02-04 15:27:28</text:p>
              </table:table-cell>
              <table:table-cell office:value-type="float" office:value="18.884">
                <text:p>18.884</text:p>
              </table:table-cell>
            </table:table-row>
            <table:table-row>
              <table:table-cell office:value-type="string">
                <text:p>2023-02-04 15:45:22</text:p>
              </table:table-cell>
              <table:table-cell office:value-type="float" office:value="16.911">
                <text:p>16.911</text:p>
              </table:table-cell>
            </table:table-row>
            <table:table-row>
              <table:table-cell office:value-type="string">
                <text:p>2023-02-04 16:04:32</text:p>
              </table:table-cell>
              <table:table-cell office:value-type="float" office:value="18.173">
                <text:p>18.173</text:p>
              </table:table-cell>
            </table:table-row>
            <table:table-row>
              <table:table-cell office:value-type="string">
                <text:p>2023-02-04 16:19:49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2023-02-04 16:37:28</text:p>
              </table:table-cell>
              <table:table-cell office:value-type="float" office:value="17.907">
                <text:p>17.907</text:p>
              </table:table-cell>
            </table:table-row>
            <table:table-row>
              <table:table-cell office:value-type="string">
                <text:p>2023-02-04 16:55:08</text:p>
              </table:table-cell>
              <table:table-cell office:value-type="float" office:value="18.841">
                <text:p>18.841</text:p>
              </table:table-cell>
            </table:table-row>
            <table:table-row>
              <table:table-cell office:value-type="string">
                <text:p>2023-02-04 17:12:51</text:p>
              </table:table-cell>
              <table:table-cell office:value-type="float" office:value="18.237">
                <text:p>18.237</text:p>
              </table:table-cell>
            </table:table-row>
            <table:table-row>
              <table:table-cell office:value-type="string">
                <text:p>2023-02-04 17:30:38</text:p>
              </table:table-cell>
              <table:table-cell office:value-type="float" office:value="17.285">
                <text:p>17.285</text:p>
              </table:table-cell>
            </table:table-row>
            <table:table-row>
              <table:table-cell office:value-type="string">
                <text:p>2023-02-04 17:48:20</text:p>
              </table:table-cell>
              <table:table-cell office:value-type="float" office:value="19.103">
                <text:p>19.103</text:p>
              </table:table-cell>
            </table:table-row>
            <table:table-row>
              <table:table-cell office:value-type="string">
                <text:p>2023-02-04 18:06:09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2023-02-04 18:24:33</text:p>
              </table:table-cell>
              <table:table-cell office:value-type="float" office:value="17.149">
                <text:p>17.149</text:p>
              </table:table-cell>
            </table:table-row>
            <table:table-row>
              <table:table-cell office:value-type="string">
                <text:p>2023-02-04 18:42:36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2023-02-04 19:00:1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023-02-04 19:18:02</text:p>
              </table:table-cell>
              <table:table-cell office:value-type="float" office:value="17.183">
                <text:p>17.183</text:p>
              </table:table-cell>
            </table:table-row>
            <table:table-row>
              <table:table-cell office:value-type="string">
                <text:p>2023-02-04 19:35:51</text:p>
              </table:table-cell>
              <table:table-cell office:value-type="float" office:value="18.143">
                <text:p>18.143</text:p>
              </table:table-cell>
            </table:table-row>
            <table:table-row>
              <table:table-cell office:value-type="string">
                <text:p>2023-02-04 19:53:30</text:p>
              </table:table-cell>
              <table:table-cell office:value-type="float" office:value="19.545">
                <text:p>19.545</text:p>
              </table:table-cell>
            </table:table-row>
            <table:table-row>
              <table:table-cell office:value-type="string">
                <text:p>2023-02-04 20:11:24</text:p>
              </table:table-cell>
              <table:table-cell office:value-type="float" office:value="18.584">
                <text:p>18.584</text:p>
              </table:table-cell>
            </table:table-row>
            <table:table-row>
              <table:table-cell office:value-type="string">
                <text:p>2023-02-04 20:29:05</text:p>
              </table:table-cell>
              <table:table-cell office:value-type="float" office:value="18.864">
                <text:p>18.864</text:p>
              </table:table-cell>
            </table:table-row>
            <table:table-row>
              <table:table-cell office:value-type="string">
                <text:p>2023-02-04 20:46:54</text:p>
              </table:table-cell>
              <table:table-cell office:value-type="float" office:value="18.919">
                <text:p>18.919</text:p>
              </table:table-cell>
            </table:table-row>
            <table:table-row>
              <table:table-cell office:value-type="string">
                <text:p>2023-02-04 21:04:38</text:p>
              </table:table-cell>
              <table:table-cell office:value-type="float" office:value="18.852">
                <text:p>18.852</text:p>
              </table:table-cell>
            </table:table-row>
            <table:table-row>
              <table:table-cell office:value-type="string">
                <text:p>2023-02-04 21:22:22</text:p>
              </table:table-cell>
              <table:table-cell office:value-type="float" office:value="18.955">
                <text:p>18.955</text:p>
              </table:table-cell>
            </table:table-row>
            <table:table-row>
              <table:table-cell office:value-type="string">
                <text:p>2023-02-04 21:40:05</text:p>
              </table:table-cell>
              <table:table-cell office:value-type="float" office:value="18.779">
                <text:p>18.779</text:p>
              </table:table-cell>
            </table:table-row>
            <table:table-row>
              <table:table-cell office:value-type="string">
                <text:p>2023-02-04 21:57:5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023-02-04 22:15:50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string">
                <text:p>2023-02-04 22:33:37</text:p>
              </table:table-cell>
              <table:table-cell office:value-type="float" office:value="18.799">
                <text:p>18.799</text:p>
              </table:table-cell>
            </table:table-row>
            <table:table-row>
              <table:table-cell office:value-type="string">
                <text:p>2023-02-04 22:51:1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023-02-04 23:09:09</text:p>
              </table:table-cell>
              <table:table-cell office:value-type="float" office:value="17.655">
                <text:p>17.655</text:p>
              </table:table-cell>
            </table:table-row>
            <table:table-row>
              <table:table-cell office:value-type="string">
                <text:p>2023-02-04 23:26:50</text:p>
              </table:table-cell>
              <table:table-cell office:value-type="float" office:value="18.309">
                <text:p>18.309</text:p>
              </table:table-cell>
            </table:table-row>
            <table:table-row>
              <table:table-cell office:value-type="string">
                <text:p>2023-02-04 23:44:34</text:p>
              </table:table-cell>
              <table:table-cell office:value-type="float" office:value="18.937">
                <text:p>18.937</text:p>
              </table:table-cell>
            </table:table-row>
            <table:table-row>
              <table:table-cell office:value-type="string">
                <text:p>2023-02-05 00:02:23</text:p>
              </table:table-cell>
              <table:table-cell office:value-type="float" office:value="17.435">
                <text:p>17.435</text:p>
              </table:table-cell>
            </table:table-row>
            <table:table-row>
              <table:table-cell office:value-type="string">
                <text:p>2023-02-05 00:20:04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2023-02-05 00:37:51</text:p>
              </table:table-cell>
              <table:table-cell office:value-type="float" office:value="17.078">
                <text:p>17.078</text:p>
              </table:table-cell>
            </table:table-row>
            <table:table-row>
              <table:table-cell office:value-type="string">
                <text:p>2023-02-05 00:55:32</text:p>
              </table:table-cell>
              <table:table-cell office:value-type="float" office:value="18.923">
                <text:p>18.923</text:p>
              </table:table-cell>
            </table:table-row>
            <table:table-row>
              <table:table-cell office:value-type="string">
                <text:p>2023-02-05 01:13:16</text:p>
              </table:table-cell>
              <table:table-cell office:value-type="float" office:value="17.267">
                <text:p>17.267</text:p>
              </table:table-cell>
            </table:table-row>
            <table:table-row>
              <table:table-cell office:value-type="string">
                <text:p>2023-02-05 01:30:55</text:p>
              </table:table-cell>
              <table:table-cell office:value-type="float" office:value="18.847">
                <text:p>18.847</text:p>
              </table:table-cell>
            </table:table-row>
            <table:table-row>
              <table:table-cell office:value-type="string">
                <text:p>2023-02-05 01:48:36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2023-02-05 02:06:15</text:p>
              </table:table-cell>
              <table:table-cell office:value-type="float" office:value="18.212">
                <text:p>18.212</text:p>
              </table:table-cell>
            </table:table-row>
            <table:table-row>
              <table:table-cell office:value-type="string">
                <text:p>2023-02-05 02:23:57</text:p>
              </table:table-cell>
              <table:table-cell office:value-type="float" office:value="18.759">
                <text:p>18.759</text:p>
              </table:table-cell>
            </table:table-row>
            <table:table-row>
              <table:table-cell office:value-type="string">
                <text:p>2023-02-05 02:41:39</text:p>
              </table:table-cell>
              <table:table-cell office:value-type="float" office:value="18.112">
                <text:p>18.112</text:p>
              </table:table-cell>
            </table:table-row>
            <table:table-row>
              <table:table-cell office:value-type="string">
                <text:p>2023-02-05 02:59:21</text:p>
              </table:table-cell>
              <table:table-cell office:value-type="float" office:value="17.124">
                <text:p>17.124</text:p>
              </table:table-cell>
            </table:table-row>
            <table:table-row>
              <table:table-cell office:value-type="string">
                <text:p>2023-02-05 03:17:02</text:p>
              </table:table-cell>
              <table:table-cell office:value-type="float" office:value="18.849">
                <text:p>18.849</text:p>
              </table:table-cell>
            </table:table-row>
            <table:table-row>
              <table:table-cell office:value-type="string">
                <text:p>2023-02-05 03:34:41</text:p>
              </table:table-cell>
              <table:table-cell office:value-type="float" office:value="18.555">
                <text:p>18.555</text:p>
              </table:table-cell>
            </table:table-row>
            <table:table-row>
              <table:table-cell office:value-type="string">
                <text:p>2023-02-05 03:52:23</text:p>
              </table:table-cell>
              <table:table-cell office:value-type="float" office:value="19.074">
                <text:p>19.074</text:p>
              </table:table-cell>
            </table:table-row>
            <table:table-row>
              <table:table-cell office:value-type="string">
                <text:p>2023-02-05 04:10:07</text:p>
              </table:table-cell>
              <table:table-cell office:value-type="float" office:value="18.948">
                <text:p>18.948</text:p>
              </table:table-cell>
            </table:table-row>
            <table:table-row>
              <table:table-cell office:value-type="string">
                <text:p>2023-02-05 04:27:54</text:p>
              </table:table-cell>
              <table:table-cell office:value-type="float" office:value="18.919">
                <text:p>18.919</text:p>
              </table:table-cell>
            </table:table-row>
            <table:table-row>
              <table:table-cell office:value-type="string">
                <text:p>2023-02-05 04:45:33</text:p>
              </table:table-cell>
              <table:table-cell office:value-type="float" office:value="18.885">
                <text:p>18.885</text:p>
              </table:table-cell>
            </table:table-row>
            <table:table-row>
              <table:table-cell office:value-type="string">
                <text:p>2023-02-05 05:03:16</text:p>
              </table:table-cell>
              <table:table-cell office:value-type="float" office:value="18.902">
                <text:p>18.902</text:p>
              </table:table-cell>
            </table:table-row>
            <table:table-row>
              <table:table-cell office:value-type="string">
                <text:p>2023-02-05 05:21:01</text:p>
              </table:table-cell>
              <table:table-cell office:value-type="float" office:value="17.997">
                <text:p>17.997</text:p>
              </table:table-cell>
            </table:table-row>
            <table:table-row>
              <table:table-cell office:value-type="string">
                <text:p>2023-02-05 05:38:42</text:p>
              </table:table-cell>
              <table:table-cell office:value-type="float" office:value="18.485">
                <text:p>18.485</text:p>
              </table:table-cell>
            </table:table-row>
            <table:table-row>
              <table:table-cell office:value-type="string">
                <text:p>2023-02-05 05:56:27</text:p>
              </table:table-cell>
              <table:table-cell office:value-type="float" office:value="18.936">
                <text:p>18.936</text:p>
              </table:table-cell>
            </table:table-row>
            <table:table-row>
              <table:table-cell office:value-type="string">
                <text:p>2023-02-05 06:14:14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string">
                <text:p>2023-02-05 06:32:02</text:p>
              </table:table-cell>
              <table:table-cell office:value-type="float" office:value="17.306">
                <text:p>17.306</text:p>
              </table:table-cell>
            </table:table-row>
            <table:table-row>
              <table:table-cell office:value-type="string">
                <text:p>2023-02-05 06:49:47</text:p>
              </table:table-cell>
              <table:table-cell office:value-type="float" office:value="18.935">
                <text:p>18.935</text:p>
              </table:table-cell>
            </table:table-row>
            <table:table-row>
              <table:table-cell office:value-type="string">
                <text:p>2023-02-05 07:07:28</text:p>
              </table:table-cell>
              <table:table-cell office:value-type="float" office:value="18.795">
                <text:p>18.795</text:p>
              </table:table-cell>
            </table:table-row>
            <table:table-row>
              <table:table-cell office:value-type="string">
                <text:p>2023-02-05 07:25:09</text:p>
              </table:table-cell>
              <table:table-cell office:value-type="float" office:value="18.912">
                <text:p>18.912</text:p>
              </table:table-cell>
            </table:table-row>
            <table:table-row>
              <table:table-cell office:value-type="string">
                <text:p>2023-02-05 07:42:50</text:p>
              </table:table-cell>
              <table:table-cell office:value-type="float" office:value="18.236">
                <text:p>18.236</text:p>
              </table:table-cell>
            </table:table-row>
            <table:table-row>
              <table:table-cell office:value-type="string">
                <text:p>2023-02-05 08:00:30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2023-02-05 08:18:12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2023-02-05 08:35:5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2023-02-05 08:53:34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2023-02-05 09:11:13</text:p>
              </table:table-cell>
              <table:table-cell office:value-type="float" office:value="18.841">
                <text:p>18.841</text:p>
              </table:table-cell>
            </table:table-row>
            <table:table-row>
              <table:table-cell office:value-type="string">
                <text:p>2023-02-05 09:28:55</text:p>
              </table:table-cell>
              <table:table-cell office:value-type="float" office:value="18.893">
                <text:p>18.893</text:p>
              </table:table-cell>
            </table:table-row>
            <table:table-row>
              <table:table-cell office:value-type="string">
                <text:p>2023-02-05 09:46:35</text:p>
              </table:table-cell>
              <table:table-cell office:value-type="float" office:value="18.805">
                <text:p>18.805</text:p>
              </table:table-cell>
            </table:table-row>
            <table:table-row>
              <table:table-cell office:value-type="string">
                <text:p>2023-02-05 10:04:16</text:p>
              </table:table-cell>
              <table:table-cell office:value-type="float" office:value="18.919">
                <text:p>18.919</text:p>
              </table:table-cell>
            </table:table-row>
            <table:table-row>
              <table:table-cell office:value-type="string">
                <text:p>2023-02-05 10:21:55</text:p>
              </table:table-cell>
              <table:table-cell office:value-type="float" office:value="18.932">
                <text:p>18.932</text:p>
              </table:table-cell>
            </table:table-row>
            <table:table-row>
              <table:table-cell office:value-type="string">
                <text:p>2023-02-05 10:39:43</text:p>
              </table:table-cell>
              <table:table-cell office:value-type="float" office:value="18.829">
                <text:p>18.829</text:p>
              </table:table-cell>
            </table:table-row>
            <table:table-row>
              <table:table-cell office:value-type="string">
                <text:p>2023-02-05 10:57:25</text:p>
              </table:table-cell>
              <table:table-cell office:value-type="float" office:value="17.532">
                <text:p>17.532</text:p>
              </table:table-cell>
            </table:table-row>
            <table:table-row>
              <table:table-cell office:value-type="string">
                <text:p>2023-02-05 11:15:07</text:p>
              </table:table-cell>
              <table:table-cell office:value-type="float" office:value="19.038">
                <text:p>19.038</text:p>
              </table:table-cell>
            </table:table-row>
            <table:table-row>
              <table:table-cell office:value-type="string">
                <text:p>2023-02-05 11:32:55</text:p>
              </table:table-cell>
              <table:table-cell office:value-type="float" office:value="18.947">
                <text:p>18.947</text:p>
              </table:table-cell>
            </table:table-row>
            <table:table-row>
              <table:table-cell office:value-type="string">
                <text:p>2023-02-05 11:50:41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2023-02-05 12:08:28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2023-02-05 12:26:07</text:p>
              </table:table-cell>
              <table:table-cell office:value-type="float" office:value="18.757">
                <text:p>18.757</text:p>
              </table:table-cell>
            </table:table-row>
            <table:table-row>
              <table:table-cell office:value-type="string">
                <text:p>2023-02-05 12:43:51</text:p>
              </table:table-cell>
              <table:table-cell office:value-type="float" office:value="17.602">
                <text:p>17.602</text:p>
              </table:table-cell>
            </table:table-row>
            <table:table-row>
              <table:table-cell office:value-type="string">
                <text:p>2023-02-05 13:01:32</text:p>
              </table:table-cell>
              <table:table-cell office:value-type="float" office:value="18.943">
                <text:p>18.943</text:p>
              </table:table-cell>
            </table:table-row>
            <table:table-row>
              <table:table-cell office:value-type="string">
                <text:p>2023-02-05 13:19:11</text:p>
              </table:table-cell>
              <table:table-cell office:value-type="float" office:value="18.929">
                <text:p>18.929</text:p>
              </table:table-cell>
            </table:table-row>
            <table:table-row>
              <table:table-cell office:value-type="string">
                <text:p>2023-02-05 13:36:53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>2023-02-05 13:54:37</text:p>
              </table:table-cell>
              <table:table-cell office:value-type="float" office:value="18.947">
                <text:p>18.947</text:p>
              </table:table-cell>
            </table:table-row>
            <table:table-row>
              <table:table-cell office:value-type="string">
                <text:p>2023-02-05 14:12:24</text:p>
              </table:table-cell>
              <table:table-cell office:value-type="float" office:value="18.576">
                <text:p>18.576</text:p>
              </table:table-cell>
            </table:table-row>
            <table:table-row>
              <table:table-cell office:value-type="string">
                <text:p>2023-02-05 14:30:10</text:p>
              </table:table-cell>
              <table:table-cell office:value-type="float" office:value="18.926">
                <text:p>18.926</text:p>
              </table:table-cell>
            </table:table-row>
            <table:table-row>
              <table:table-cell office:value-type="string">
                <text:p>2023-02-05 14:47:56</text:p>
              </table:table-cell>
              <table:table-cell office:value-type="float" office:value="18.933">
                <text:p>18.933</text:p>
              </table:table-cell>
            </table:table-row>
            <table:table-row>
              <table:table-cell office:value-type="string">
                <text:p>2023-02-05 15:05:45</text:p>
              </table:table-cell>
              <table:table-cell office:value-type="float" office:value="18.854">
                <text:p>18.854</text:p>
              </table:table-cell>
            </table:table-row>
            <table:table-row>
              <table:table-cell office:value-type="string">
                <text:p>2023-02-05 15:23:30</text:p>
              </table:table-cell>
              <table:table-cell office:value-type="float" office:value="18.852">
                <text:p>18.852</text:p>
              </table:table-cell>
            </table:table-row>
            <table:table-row>
              <table:table-cell office:value-type="string">
                <text:p>2023-02-05 15:41:38</text:p>
              </table:table-cell>
              <table:table-cell office:value-type="float" office:value="16.843">
                <text:p>16.843</text:p>
              </table:table-cell>
            </table:table-row>
            <table:table-row>
              <table:table-cell office:value-type="string">
                <text:p>2023-02-05 15:59:18</text:p>
              </table:table-cell>
              <table:table-cell office:value-type="float" office:value="17.347">
                <text:p>17.347</text:p>
              </table:table-cell>
            </table:table-row>
            <table:table-row>
              <table:table-cell office:value-type="string">
                <text:p>2023-02-05 16:16:59</text:p>
              </table:table-cell>
              <table:table-cell office:value-type="float" office:value="17.428">
                <text:p>17.428</text:p>
              </table:table-cell>
            </table:table-row>
            <table:table-row>
              <table:table-cell office:value-type="string">
                <text:p>2023-02-05 16:34:38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string">
                <text:p>2023-02-05 16:52:19</text:p>
              </table:table-cell>
              <table:table-cell office:value-type="float" office:value="18.314">
                <text:p>18.314</text:p>
              </table:table-cell>
            </table:table-row>
            <table:table-row>
              <table:table-cell office:value-type="string">
                <text:p>2023-02-05 17:09:58</text:p>
              </table:table-cell>
              <table:table-cell office:value-type="float" office:value="18.857">
                <text:p>18.857</text:p>
              </table:table-cell>
            </table:table-row>
            <table:table-row>
              <table:table-cell office:value-type="string">
                <text:p>2023-02-05 17:27:48</text:p>
              </table:table-cell>
              <table:table-cell office:value-type="float" office:value="17.936">
                <text:p>17.936</text:p>
              </table:table-cell>
            </table:table-row>
            <table:table-row>
              <table:table-cell office:value-type="string">
                <text:p>2023-02-05 17:45:35</text:p>
              </table:table-cell>
              <table:table-cell office:value-type="float" office:value="18.164">
                <text:p>18.164</text:p>
              </table:table-cell>
            </table:table-row>
            <table:table-row>
              <table:table-cell office:value-type="string">
                <text:p>2023-02-05 18:03:15</text:p>
              </table:table-cell>
              <table:table-cell office:value-type="float" office:value="17.965">
                <text:p>17.965</text:p>
              </table:table-cell>
            </table:table-row>
            <table:table-row>
              <table:table-cell office:value-type="string">
                <text:p>2023-02-05 18:21:07</text:p>
              </table:table-cell>
              <table:table-cell office:value-type="float" office:value="18.371">
                <text:p>18.371</text:p>
              </table:table-cell>
            </table:table-row>
            <table:table-row>
              <table:table-cell office:value-type="string">
                <text:p>2023-02-05 18:38:53</text:p>
              </table:table-cell>
              <table:table-cell office:value-type="float" office:value="18.164">
                <text:p>18.164</text:p>
              </table:table-cell>
            </table:table-row>
            <table:table-row>
              <table:table-cell office:value-type="string">
                <text:p>2023-02-05 18:56:38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string">
                <text:p>2023-02-05 19:14:17</text:p>
              </table:table-cell>
              <table:table-cell office:value-type="float" office:value="17.825">
                <text:p>17.825</text:p>
              </table:table-cell>
            </table:table-row>
            <table:table-row>
              <table:table-cell office:value-type="string">
                <text:p>2023-02-05 19:31:58</text:p>
              </table:table-cell>
              <table:table-cell office:value-type="float" office:value="17.804">
                <text:p>17.804</text:p>
              </table:table-cell>
            </table:table-row>
            <table:table-row>
              <table:table-cell office:value-type="string">
                <text:p>2023-02-05 19:49:42</text:p>
              </table:table-cell>
              <table:table-cell office:value-type="float" office:value="17.288">
                <text:p>17.288</text:p>
              </table:table-cell>
            </table:table-row>
            <table:table-row>
              <table:table-cell office:value-type="string">
                <text:p>2023-02-05 20:07:41</text:p>
              </table:table-cell>
              <table:table-cell office:value-type="float" office:value="18.835">
                <text:p>18.835</text:p>
              </table:table-cell>
            </table:table-row>
            <table:table-row>
              <table:table-cell office:value-type="string">
                <text:p>2023-02-05 20:25:21</text:p>
              </table:table-cell>
              <table:table-cell office:value-type="float" office:value="16.897">
                <text:p>16.897</text:p>
              </table:table-cell>
            </table:table-row>
            <table:table-row>
              <table:table-cell office:value-type="string">
                <text:p>2023-02-05 20:44:00</text:p>
              </table:table-cell>
              <table:table-cell office:value-type="float" office:value="18.873">
                <text:p>18.873</text:p>
              </table:table-cell>
            </table:table-row>
            <table:table-row>
              <table:table-cell office:value-type="string">
                <text:p>2023-02-05 21:01:47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023-02-05 21:19:40</text:p>
              </table:table-cell>
              <table:table-cell office:value-type="float" office:value="18.369">
                <text:p>18.369</text:p>
              </table:table-cell>
            </table:table-row>
            <table:table-row>
              <table:table-cell office:value-type="string">
                <text:p>2023-02-05 21:37:22</text:p>
              </table:table-cell>
              <table:table-cell office:value-type="float" office:value="17.857">
                <text:p>17.857</text:p>
              </table:table-cell>
            </table:table-row>
            <table:table-row>
              <table:table-cell office:value-type="string">
                <text:p>2023-02-05 21:55:10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2023-02-05 22:12:50</text:p>
              </table:table-cell>
              <table:table-cell office:value-type="float" office:value="18.852">
                <text:p>18.852</text:p>
              </table:table-cell>
            </table:table-row>
            <table:table-row>
              <table:table-cell office:value-type="string">
                <text:p>2023-02-05 22:30:30</text:p>
              </table:table-cell>
              <table:table-cell office:value-type="float" office:value="17.277">
                <text:p>17.277</text:p>
              </table:table-cell>
            </table:table-row>
            <table:table-row>
              <table:table-cell office:value-type="string">
                <text:p>2023-02-05 22:48:13</text:p>
              </table:table-cell>
              <table:table-cell office:value-type="float" office:value="16.797">
                <text:p>16.797</text:p>
              </table:table-cell>
            </table:table-row>
            <table:table-row>
              <table:table-cell office:value-type="string">
                <text:p>2023-02-05 23:06:01</text:p>
              </table:table-cell>
              <table:table-cell office:value-type="float" office:value="17.855">
                <text:p>17.855</text:p>
              </table:table-cell>
            </table:table-row>
            <table:table-row>
              <table:table-cell office:value-type="string">
                <text:p>2023-02-05 23:23:42</text:p>
              </table:table-cell>
              <table:table-cell office:value-type="float" office:value="18.818">
                <text:p>18.818</text:p>
              </table:table-cell>
            </table:table-row>
            <table:table-row>
              <table:table-cell office:value-type="string">
                <text:p>2023-02-05 23:41:26</text:p>
              </table:table-cell>
              <table:table-cell office:value-type="float" office:value="18.921">
                <text:p>18.921</text:p>
              </table:table-cell>
            </table:table-row>
            <table:table-row>
              <table:table-cell office:value-type="string">
                <text:p>2023-02-05 23:59:16</text:p>
              </table:table-cell>
              <table:table-cell office:value-type="float" office:value="18.271">
                <text:p>18.271</text:p>
              </table:table-cell>
            </table:table-row>
            <table:table-row>
              <table:table-cell office:value-type="string">
                <text:p>2023-02-06 00:16:56</text:p>
              </table:table-cell>
              <table:table-cell office:value-type="float" office:value="18.429">
                <text:p>18.429</text:p>
              </table:table-cell>
            </table:table-row>
            <table:table-row>
              <table:table-cell office:value-type="string">
                <text:p>2023-02-06 00:34:39</text:p>
              </table:table-cell>
              <table:table-cell office:value-type="float" office:value="18.859">
                <text:p>18.859</text:p>
              </table:table-cell>
            </table:table-row>
            <table:table-row>
              <table:table-cell office:value-type="string">
                <text:p>2023-02-06 00:52:18</text:p>
              </table:table-cell>
              <table:table-cell office:value-type="float" office:value="17.072">
                <text:p>17.072</text:p>
              </table:table-cell>
            </table:table-row>
            <table:table-row>
              <table:table-cell office:value-type="string">
                <text:p>2023-02-06 01:10:07</text:p>
              </table:table-cell>
              <table:table-cell office:value-type="float" office:value="18.592">
                <text:p>18.592</text:p>
              </table:table-cell>
            </table:table-row>
            <table:table-row>
              <table:table-cell office:value-type="string">
                <text:p>2023-02-06 01:27:51</text:p>
              </table:table-cell>
              <table:table-cell office:value-type="float" office:value="18.851">
                <text:p>18.851</text:p>
              </table:table-cell>
            </table:table-row>
            <table:table-row>
              <table:table-cell office:value-type="string">
                <text:p>2023-02-06 01:45:31</text:p>
              </table:table-cell>
              <table:table-cell office:value-type="float" office:value="18.796">
                <text:p>18.796</text:p>
              </table:table-cell>
            </table:table-row>
            <table:table-row>
              <table:table-cell office:value-type="string">
                <text:p>2023-02-06 02:03:16</text:p>
              </table:table-cell>
              <table:table-cell office:value-type="float" office:value="18.924">
                <text:p>18.924</text:p>
              </table:table-cell>
            </table:table-row>
            <table:table-row>
              <table:table-cell office:value-type="string">
                <text:p>2023-02-06 02:21:05</text:p>
              </table:table-cell>
              <table:table-cell office:value-type="float" office:value="17.208">
                <text:p>17.208</text:p>
              </table:table-cell>
            </table:table-row>
            <table:table-row>
              <table:table-cell office:value-type="string">
                <text:p>2023-02-06 02:38:58</text:p>
              </table:table-cell>
              <table:table-cell office:value-type="float" office:value="18.527">
                <text:p>18.527</text:p>
              </table:table-cell>
            </table:table-row>
            <table:table-row>
              <table:table-cell office:value-type="string">
                <text:p>2023-02-06 02:56:40</text:p>
              </table:table-cell>
              <table:table-cell office:value-type="float" office:value="18.846">
                <text:p>18.846</text:p>
              </table:table-cell>
            </table:table-row>
            <table:table-row>
              <table:table-cell office:value-type="string">
                <text:p>2023-02-06 03:14:20</text:p>
              </table:table-cell>
              <table:table-cell office:value-type="float" office:value="18.599">
                <text:p>18.599</text:p>
              </table:table-cell>
            </table:table-row>
            <table:table-row>
              <table:table-cell office:value-type="string">
                <text:p>2023-02-06 03:31:59</text:p>
              </table:table-cell>
              <table:table-cell office:value-type="float" office:value="18.813">
                <text:p>18.813</text:p>
              </table:table-cell>
            </table:table-row>
            <table:table-row>
              <table:table-cell office:value-type="string">
                <text:p>2023-02-06 03:49:44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2023-02-06 04:07:32</text:p>
              </table:table-cell>
              <table:table-cell office:value-type="float" office:value="17.868">
                <text:p>17.868</text:p>
              </table:table-cell>
            </table:table-row>
            <table:table-row>
              <table:table-cell office:value-type="string">
                <text:p>2023-02-06 04:25:16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023-02-06 04:42:56</text:p>
              </table:table-cell>
              <table:table-cell office:value-type="float" office:value="18.351">
                <text:p>18.351</text:p>
              </table:table-cell>
            </table:table-row>
            <table:table-row>
              <table:table-cell office:value-type="string">
                <text:p>2023-02-06 05:00:38</text:p>
              </table:table-cell>
              <table:table-cell office:value-type="float" office:value="18.539">
                <text:p>18.539</text:p>
              </table:table-cell>
            </table:table-row>
            <table:table-row>
              <table:table-cell office:value-type="string">
                <text:p>2023-02-06 05:18:24</text:p>
              </table:table-cell>
              <table:table-cell office:value-type="float" office:value="18.885">
                <text:p>18.885</text:p>
              </table:table-cell>
            </table:table-row>
            <table:table-row>
              <table:table-cell office:value-type="string">
                <text:p>2023-02-06 05:36:04</text:p>
              </table:table-cell>
              <table:table-cell office:value-type="float" office:value="18.675">
                <text:p>18.675</text:p>
              </table:table-cell>
            </table:table-row>
            <table:table-row>
              <table:table-cell office:value-type="string">
                <text:p>2023-02-06 05:53:51</text:p>
              </table:table-cell>
              <table:table-cell office:value-type="float" office:value="18.746">
                <text:p>18.746</text:p>
              </table:table-cell>
            </table:table-row>
            <table:table-row>
              <table:table-cell office:value-type="string">
                <text:p>2023-02-06 06:11:33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2023-02-06 06:29:19</text:p>
              </table:table-cell>
              <table:table-cell office:value-type="float" office:value="18.868">
                <text:p>18.868</text:p>
              </table:table-cell>
            </table:table-row>
            <table:table-row>
              <table:table-cell office:value-type="string">
                <text:p>2023-02-06 06:46:59</text:p>
              </table:table-cell>
              <table:table-cell office:value-type="float" office:value="16.913">
                <text:p>16.913</text:p>
              </table:table-cell>
            </table:table-row>
            <table:table-row>
              <table:table-cell office:value-type="string">
                <text:p>2023-02-06 07:04:44</text:p>
              </table:table-cell>
              <table:table-cell office:value-type="float" office:value="18.493">
                <text:p>18.493</text:p>
              </table:table-cell>
            </table:table-row>
            <table:table-row>
              <table:table-cell office:value-type="string">
                <text:p>2023-02-06 07:22:23</text:p>
              </table:table-cell>
              <table:table-cell office:value-type="float" office:value="17.762">
                <text:p>17.762</text:p>
              </table:table-cell>
            </table:table-row>
            <table:table-row>
              <table:table-cell office:value-type="string">
                <text:p>2023-02-06 07:40:06</text:p>
              </table:table-cell>
              <table:table-cell office:value-type="float" office:value="18.941">
                <text:p>18.941</text:p>
              </table:table-cell>
            </table:table-row>
            <table:table-row>
              <table:table-cell office:value-type="string">
                <text:p>2023-02-06 07:57:49</text:p>
              </table:table-cell>
              <table:table-cell office:value-type="float" office:value="18.885">
                <text:p>18.885</text:p>
              </table:table-cell>
            </table:table-row>
            <table:table-row>
              <table:table-cell office:value-type="string">
                <text:p>2023-02-06 08:15:28</text:p>
              </table:table-cell>
              <table:table-cell office:value-type="float" office:value="18.896">
                <text:p>18.896</text:p>
              </table:table-cell>
            </table:table-row>
            <table:table-row>
              <table:table-cell office:value-type="string">
                <text:p>2023-02-06 08:33:10</text:p>
              </table:table-cell>
              <table:table-cell office:value-type="float" office:value="18.932">
                <text:p>18.932</text:p>
              </table:table-cell>
            </table:table-row>
            <table:table-row>
              <table:table-cell office:value-type="string">
                <text:p>2023-02-06 08:50:54</text:p>
              </table:table-cell>
              <table:table-cell office:value-type="float" office:value="18.916">
                <text:p>18.916</text:p>
              </table:table-cell>
            </table:table-row>
            <table:table-row>
              <table:table-cell office:value-type="string">
                <text:p>2023-02-06 09:08:32</text:p>
              </table:table-cell>
              <table:table-cell office:value-type="float" office:value="18.547">
                <text:p>18.547</text:p>
              </table:table-cell>
            </table:table-row>
            <table:table-row>
              <table:table-cell office:value-type="string">
                <text:p>2023-02-06 09:26:13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string">
                <text:p>2023-02-06 09:43:52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2023-02-06 10:01:37</text:p>
              </table:table-cell>
              <table:table-cell office:value-type="float" office:value="17.737">
                <text:p>17.737</text:p>
              </table:table-cell>
            </table:table-row>
            <table:table-row>
              <table:table-cell office:value-type="string">
                <text:p>2023-02-06 10:19:22</text:p>
              </table:table-cell>
              <table:table-cell office:value-type="float" office:value="18.786">
                <text:p>18.786</text:p>
              </table:table-cell>
            </table:table-row>
            <table:table-row>
              <table:table-cell office:value-type="string">
                <text:p>2023-02-06 10:37:06</text:p>
              </table:table-cell>
              <table:table-cell office:value-type="float" office:value="17.895">
                <text:p>17.895</text:p>
              </table:table-cell>
            </table:table-row>
            <table:table-row>
              <table:table-cell office:value-type="string">
                <text:p>2023-02-06 10:54:49</text:p>
              </table:table-cell>
              <table:table-cell office:value-type="float" office:value="18.144">
                <text:p>18.144</text:p>
              </table:table-cell>
            </table:table-row>
            <table:table-row>
              <table:table-cell office:value-type="string">
                <text:p>2023-02-06 11:12:29</text:p>
              </table:table-cell>
              <table:table-cell office:value-type="float" office:value="18.892">
                <text:p>18.892</text:p>
              </table:table-cell>
            </table:table-row>
            <table:table-row>
              <table:table-cell office:value-type="string">
                <text:p>2023-02-06 11:30:13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023-02-06 11:48:00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2023-02-06 12:05:44</text:p>
              </table:table-cell>
              <table:table-cell office:value-type="float" office:value="17.524">
                <text:p>17.524</text:p>
              </table:table-cell>
            </table:table-row>
            <table:table-row>
              <table:table-cell office:value-type="string">
                <text:p>2023-02-06 12:23:24</text:p>
              </table:table-cell>
              <table:table-cell office:value-type="float" office:value="18.316">
                <text:p>18.316</text:p>
              </table:table-cell>
            </table:table-row>
            <table:table-row>
              <table:table-cell office:value-type="string">
                <text:p>2023-02-06 12:41:07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2023-02-06 12:58:51</text:p>
              </table:table-cell>
              <table:table-cell office:value-type="float" office:value="17.816">
                <text:p>17.816</text:p>
              </table:table-cell>
            </table:table-row>
            <table:table-row>
              <table:table-cell office:value-type="string">
                <text:p>2023-02-06 13:16:35</text:p>
              </table:table-cell>
              <table:table-cell office:value-type="float" office:value="18.863">
                <text:p>18.863</text:p>
              </table:table-cell>
            </table:table-row>
            <table:table-row>
              <table:table-cell office:value-type="string">
                <text:p>2023-02-06 13:34:23</text:p>
              </table:table-cell>
              <table:table-cell office:value-type="float" office:value="17.404">
                <text:p>17.404</text:p>
              </table:table-cell>
            </table:table-row>
            <table:table-row>
              <table:table-cell office:value-type="string">
                <text:p>2023-02-06 13:52:04</text:p>
              </table:table-cell>
              <table:table-cell office:value-type="float" office:value="18.503">
                <text:p>18.503</text:p>
              </table:table-cell>
            </table:table-row>
            <table:table-row>
              <table:table-cell office:value-type="string">
                <text:p>2023-02-06 14:09:50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2023-02-06 14:27:33</text:p>
              </table:table-cell>
              <table:table-cell office:value-type="float" office:value="18.915">
                <text:p>18.915</text:p>
              </table:table-cell>
            </table:table-row>
            <table:table-row>
              <table:table-cell office:value-type="string">
                <text:p>2023-02-06 14:45:15</text:p>
              </table:table-cell>
              <table:table-cell office:value-type="float" office:value="18.812">
                <text:p>18.812</text:p>
              </table:table-cell>
            </table:table-row>
            <table:table-row>
              <table:table-cell office:value-type="string">
                <text:p>2023-02-06 15:02:59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2023-02-06 15:20:40</text:p>
              </table:table-cell>
              <table:table-cell office:value-type="float" office:value="18.919">
                <text:p>18.919</text:p>
              </table:table-cell>
            </table:table-row>
            <table:table-row>
              <table:table-cell office:value-type="string">
                <text:p>2023-02-06 15:38:22</text:p>
              </table:table-cell>
              <table:table-cell office:value-type="float" office:value="18.857">
                <text:p>18.857</text:p>
              </table:table-cell>
            </table:table-row>
            <table:table-row>
              <table:table-cell office:value-type="string">
                <text:p>2023-02-06 15:56:03</text:p>
              </table:table-cell>
              <table:table-cell office:value-type="float" office:value="18.952">
                <text:p>18.952</text:p>
              </table:table-cell>
            </table:table-row>
            <table:table-row>
              <table:table-cell office:value-type="string">
                <text:p>2023-02-06 16:13:51</text:p>
              </table:table-cell>
              <table:table-cell office:value-type="float" office:value="18.855">
                <text:p>18.855</text:p>
              </table:table-cell>
            </table:table-row>
            <table:table-row>
              <table:table-cell office:value-type="string">
                <text:p>2023-02-06 16:31:40</text:p>
              </table:table-cell>
              <table:table-cell office:value-type="float" office:value="18.821">
                <text:p>18.821</text:p>
              </table:table-cell>
            </table:table-row>
            <table:table-row>
              <table:table-cell office:value-type="string">
                <text:p>2023-02-06 16:49:28</text:p>
              </table:table-cell>
              <table:table-cell office:value-type="float" office:value="18.998">
                <text:p>18.998</text:p>
              </table:table-cell>
            </table:table-row>
            <table:table-row>
              <table:table-cell office:value-type="string">
                <text:p>2023-02-06 17:07:19</text:p>
              </table:table-cell>
              <table:table-cell office:value-type="float" office:value="18.965">
                <text:p>18.965</text:p>
              </table:table-cell>
            </table:table-row>
            <table:table-row>
              <table:table-cell office:value-type="string">
                <text:p>2023-02-06 17:44:12</text:p>
              </table:table-cell>
              <table:table-cell office:value-type="float" office:value="18.736">
                <text:p>18.736</text:p>
              </table:table-cell>
            </table:table-row>
            <table:table-row>
              <table:table-cell office:value-type="string">
                <text:p>2023-02-06 18:01:52</text:p>
              </table:table-cell>
              <table:table-cell office:value-type="float" office:value="18.857">
                <text:p>18.857</text:p>
              </table:table-cell>
            </table:table-row>
            <table:table-row>
              <table:table-cell office:value-type="string">
                <text:p>2023-02-06 18:19:35</text:p>
              </table:table-cell>
              <table:table-cell office:value-type="float" office:value="18.675">
                <text:p>18.675</text:p>
              </table:table-cell>
            </table:table-row>
            <table:table-row>
              <table:table-cell office:value-type="string">
                <text:p>2023-02-06 18:37:20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2023-02-06 18:55: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string">
                <text:p>2023-02-06 19:13:03</text:p>
              </table:table-cell>
              <table:table-cell office:value-type="float" office:value="17.652">
                <text:p>17.652</text:p>
              </table:table-cell>
            </table:table-row>
            <table:table-row>
              <table:table-cell office:value-type="string">
                <text:p>2023-02-06 19:32:12</text:p>
              </table:table-cell>
              <table:table-cell office:value-type="float" office:value="18.303">
                <text:p>18.303</text:p>
              </table:table-cell>
            </table:table-row>
            <table:table-row>
              <table:table-cell office:value-type="string">
                <text:p>2023-02-06 19:49:56</text:p>
              </table:table-cell>
              <table:table-cell office:value-type="float" office:value="17.891">
                <text:p>17.891</text:p>
              </table:table-cell>
            </table:table-row>
            <table:table-row>
              <table:table-cell office:value-type="string">
                <text:p>2023-02-06 20:07:43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023-02-06 20:25:35</text:p>
              </table:table-cell>
              <table:table-cell office:value-type="float" office:value="16.968">
                <text:p>16.968</text:p>
              </table:table-cell>
            </table:table-row>
            <table:table-row>
              <table:table-cell office:value-type="string">
                <text:p>2023-02-06 20:43:17</text:p>
              </table:table-cell>
              <table:table-cell office:value-type="float" office:value="17.317">
                <text:p>17.317</text:p>
              </table:table-cell>
            </table:table-row>
            <table:table-row>
              <table:table-cell office:value-type="string">
                <text:p>2023-02-06 21:01:04</text:p>
              </table:table-cell>
              <table:table-cell office:value-type="float" office:value="18.773">
                <text:p>18.773</text:p>
              </table:table-cell>
            </table:table-row>
            <table:table-row>
              <table:table-cell office:value-type="string">
                <text:p>2023-02-06 21:19:08</text:p>
              </table:table-cell>
              <table:table-cell office:value-type="float" office:value="18.938">
                <text:p>18.938</text:p>
              </table:table-cell>
            </table:table-row>
            <table:table-row>
              <table:table-cell office:value-type="string">
                <text:p>2023-02-06 21:37:34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2023-02-06 21:55:17</text:p>
              </table:table-cell>
              <table:table-cell office:value-type="float" office:value="17.127">
                <text:p>17.127</text:p>
              </table:table-cell>
            </table:table-row>
            <table:table-row>
              <table:table-cell office:value-type="string">
                <text:p>2023-02-07 01:19:4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2023-02-07 01:37:29</text:p>
              </table:table-cell>
              <table:table-cell office:value-type="float" office:value="18.797">
                <text:p>18.797</text:p>
              </table:table-cell>
            </table:table-row>
            <table:table-row>
              <table:table-cell office:value-type="string">
                <text:p>2023-02-07 01:55:14</text:p>
              </table:table-cell>
              <table:table-cell office:value-type="float" office:value="17.179">
                <text:p>17.179</text:p>
              </table:table-cell>
            </table:table-row>
            <table:table-row>
              <table:table-cell office:value-type="string">
                <text:p>2023-02-07 02:12:58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2023-02-07 02:30:37</text:p>
              </table:table-cell>
              <table:table-cell office:value-type="float" office:value="18.918">
                <text:p>18.918</text:p>
              </table:table-cell>
            </table:table-row>
            <table:table-row>
              <table:table-cell office:value-type="string">
                <text:p>2023-02-07 02:48:20</text:p>
              </table:table-cell>
              <table:table-cell office:value-type="float" office:value="18.267">
                <text:p>18.267</text:p>
              </table:table-cell>
            </table:table-row>
            <table:table-row>
              <table:table-cell office:value-type="string">
                <text:p>2023-02-07 03:06:02</text:p>
              </table:table-cell>
              <table:table-cell office:value-type="float" office:value="17.945">
                <text:p>17.945</text:p>
              </table:table-cell>
            </table:table-row>
            <table:table-row>
              <table:table-cell office:value-type="string">
                <text:p>2023-02-07 03:23:42</text:p>
              </table:table-cell>
              <table:table-cell office:value-type="float" office:value="18.899">
                <text:p>18.899</text:p>
              </table:table-cell>
            </table:table-row>
            <table:table-row>
              <table:table-cell office:value-type="string">
                <text:p>2023-02-07 03:41:20</text:p>
              </table:table-cell>
              <table:table-cell office:value-type="float" office:value="17.536">
                <text:p>17.536</text:p>
              </table:table-cell>
            </table:table-row>
            <table:table-row>
              <table:table-cell office:value-type="string">
                <text:p>2023-02-07 03:59:01</text:p>
              </table:table-cell>
              <table:table-cell office:value-type="float" office:value="18.975">
                <text:p>18.975</text:p>
              </table:table-cell>
            </table:table-row>
            <table:table-row>
              <table:table-cell office:value-type="string">
                <text:p>2023-02-07 04:16:45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2023-02-07 04:34:2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023-02-07 04:52:12</text:p>
              </table:table-cell>
              <table:table-cell office:value-type="float" office:value="18.935">
                <text:p>18.935</text:p>
              </table:table-cell>
            </table:table-row>
            <table:table-row>
              <table:table-cell office:value-type="string">
                <text:p>2023-02-07 05:09:56</text:p>
              </table:table-cell>
              <table:table-cell office:value-type="float" office:value="18.913">
                <text:p>18.913</text:p>
              </table:table-cell>
            </table:table-row>
            <table:table-row>
              <table:table-cell office:value-type="string">
                <text:p>2023-02-07 05:27:35</text:p>
              </table:table-cell>
              <table:table-cell office:value-type="float" office:value="18.906">
                <text:p>18.906</text:p>
              </table:table-cell>
            </table:table-row>
            <table:table-row>
              <table:table-cell office:value-type="string">
                <text:p>2023-02-07 05:45:16</text:p>
              </table:table-cell>
              <table:table-cell office:value-type="float" office:value="18.944">
                <text:p>18.944</text:p>
              </table:table-cell>
            </table:table-row>
            <table:table-row>
              <table:table-cell office:value-type="string">
                <text:p>2023-02-07 06:02:59</text:p>
              </table:table-cell>
              <table:table-cell office:value-type="float" office:value="18.612">
                <text:p>18.612</text:p>
              </table:table-cell>
            </table:table-row>
            <table:table-row>
              <table:table-cell office:value-type="string">
                <text:p>2023-02-07 06:20:4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2023-02-07 06:38:26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2023-02-07 06:56:07</text:p>
              </table:table-cell>
              <table:table-cell office:value-type="float" office:value="18.954">
                <text:p>18.954</text:p>
              </table:table-cell>
            </table:table-row>
            <table:table-row>
              <table:table-cell office:value-type="string">
                <text:p>2023-02-07 07:13:49</text:p>
              </table:table-cell>
              <table:table-cell office:value-type="float" office:value="18.838">
                <text:p>18.838</text:p>
              </table:table-cell>
            </table:table-row>
            <table:table-row>
              <table:table-cell office:value-type="string">
                <text:p>2023-02-07 07:31:2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23-02-07 07:49:08</text:p>
              </table:table-cell>
              <table:table-cell office:value-type="float" office:value="18.886">
                <text:p>18.886</text:p>
              </table:table-cell>
            </table:table-row>
            <table:table-row>
              <table:table-cell office:value-type="string">
                <text:p>2023-02-07 08:06:48</text:p>
              </table:table-cell>
              <table:table-cell office:value-type="float" office:value="18.338">
                <text:p>18.338</text:p>
              </table:table-cell>
            </table:table-row>
            <table:table-row>
              <table:table-cell office:value-type="string">
                <text:p>2023-02-07 08:24:28</text:p>
              </table:table-cell>
              <table:table-cell office:value-type="float" office:value="18.925">
                <text:p>18.925</text:p>
              </table:table-cell>
            </table:table-row>
            <table:table-row>
              <table:table-cell office:value-type="string">
                <text:p>2023-02-07 08:42:10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2023-02-07 08:59:51</text:p>
              </table:table-cell>
              <table:table-cell office:value-type="float" office:value="18.975">
                <text:p>18.975</text:p>
              </table:table-cell>
            </table:table-row>
            <table:table-row>
              <table:table-cell office:value-type="string">
                <text:p>2023-02-07 09:17:3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023-02-07 09:35:11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string">
                <text:p>2023-02-07 09:52:5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2023-02-07 10:10:32</text:p>
              </table:table-cell>
              <table:table-cell office:value-type="float" office:value="18.877">
                <text:p>18.877</text:p>
              </table:table-cell>
            </table:table-row>
            <table:table-row>
              <table:table-cell office:value-type="string">
                <text:p>2023-02-07 10:28:17</text:p>
              </table:table-cell>
              <table:table-cell office:value-type="float" office:value="18.881">
                <text:p>18.8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